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78.67mm" svg:y="22.15mm">
            <loext:p draw:notify-on-update-of-ranges="Foglio1.F1:Foglio1.F1 Foglio1.F2:Foglio1.F78 Foglio1.G1:Foglio1.G1 Foglio1.G2:Foglio1.G78 Foglio1.D1:Foglio1.D1 Foglio1.D2:Foglio1.D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ultimate slow</text:p>
          </table:table-cell>
          <table:table-cell office:value-type="string" calcext:value-type="string">
            <text:p>ultimate fast</text:p>
          </table:table-cell>
          <table:table-cell office:value-type="string" calcext:value-type="string">
            <text:p>ultosc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prezzo true</text:p>
          </table:table-cell>
          <table:table-cell office:value-type="string" calcext:value-type="string">
            <text:p>ultimate slow</text:p>
          </table:table-cell>
          <table:table-cell office:value-type="string" calcext:value-type="string">
            <text:p>obv</text:p>
          </table:table-cell>
          <table:table-cell table:style-name="Default"/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ultosc</text:p>
          </table:table-cell>
        </table:table-row>
        <table:table-row table:style-name="ro1">
          <table:table-cell office:value-type="float" office:value="8831.72082934" calcext:value-type="float">
            <text:p>8831,7208</text:p>
          </table:table-cell>
          <table:table-cell office:value-type="float" office:value="54.5908043507625" calcext:value-type="float">
            <text:p>54,5908</text:p>
          </table:table-cell>
          <table:table-cell office:value-type="float" office:value="-2204.02302038" calcext:value-type="float">
            <text:p>-2204,0230</text:p>
          </table:table-cell>
          <table:table-cell table:formula="of:=IF([.B2]&lt;[.$N$2];0;IF([.B2]&gt;[.$N$3];1;0.5))" office:value-type="float" office:value="0.5" calcext:value-type="float">
            <text:p>0,5</text:p>
          </table:table-cell>
          <table:table-cell office:value-type="float" office:value="0" calcext:value-type="float">
            <text:p>0,0</text:p>
          </table:table-cell>
          <table:table-cell table:formula="of:=([.A2]-[.$K$2])/([.$K$3]-[.$K$2])" office:value-type="float" office:value="0.480915598516163" calcext:value-type="float">
            <text:p>0,48092</text:p>
          </table:table-cell>
          <table:table-cell table:formula="of:=([.B2]-[.$L$2])/([.$L$3]-[.$L$2])" office:value-type="float" office:value="0.516792155146438" calcext:value-type="float">
            <text:p>0,51679</text:p>
          </table:table-cell>
          <table:table-cell table:formula="of:=([.C2]-[.$M$2])/([.$M$3]-[.$M$2])" office:value-type="float" office:value="0.507915813011933" calcext:value-type="float">
            <text:p>0,50792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177])" office:value-type="float" office:value="8244.08085009" calcext:value-type="float">
            <text:p>8244,081</text:p>
          </table:table-cell>
          <table:table-cell table:style-name="ce4" table:formula="of:=MIN([.B2:.B177])" office:value-type="float" office:value="38.1417193525416" calcext:value-type="float">
            <text:p>38,142</text:p>
          </table:table-cell>
          <table:table-cell table:style-name="ce4" table:formula="of:=MIN([.C2:.C177])" office:value-type="float" office:value="-2449.08032351" calcext:value-type="float">
            <text:p>-2449,080</text:p>
          </table:table-cell>
          <table:table-cell table:style-name="ce3" office:value-type="float" office:value="45" calcext:value-type="float">
            <text:p>45,00000</text:p>
          </table:table-cell>
        </table:table-row>
        <table:table-row table:style-name="ro1">
          <table:table-cell office:value-type="float" office:value="8870.00000002" calcext:value-type="float">
            <text:p>8870,0000</text:p>
          </table:table-cell>
          <table:table-cell office:value-type="float" office:value="51.2415681089607" calcext:value-type="float">
            <text:p>51,2416</text:p>
          </table:table-cell>
          <table:table-cell office:value-type="float" office:value="-2153.14469024" calcext:value-type="float">
            <text:p>-2153,1447</text:p>
          </table:table-cell>
          <table:table-cell table:formula="of:=IF([.B3]&lt;[.$N$2];0;IF([.B3]&gt;[.$N$3];1;0.5))" office:value-type="float" office:value="0.5" calcext:value-type="float">
            <text:p>0,5</text:p>
          </table:table-cell>
          <table:table-cell office:value-type="float" office:value="0" calcext:value-type="float">
            <text:p>0,0</text:p>
          </table:table-cell>
          <table:table-cell table:formula="of:=([.A3]-[.$K$2])/([.$K$3]-[.$K$2])" office:value-type="float" office:value="0.51224268810896" calcext:value-type="float">
            <text:p>0,51224</text:p>
          </table:table-cell>
          <table:table-cell table:formula="of:=([.B3]-[.$L$2])/([.$L$3]-[.$L$2])" office:value-type="float" office:value="0.411566909141417" calcext:value-type="float">
            <text:p>0,41157</text:p>
          </table:table-cell>
          <table:table-cell table:formula="of:=([.C3]-[.$M$2])/([.$M$3]-[.$M$2])" office:value-type="float" office:value="0.613368325904555" calcext:value-type="float">
            <text:p>0,61337</text:p>
          </table:table-cell>
          <table:table-cell/>
          <table:table-cell office:value-type="string" calcext:value-type="string">
            <text:p>max</text:p>
          </table:table-cell>
          <table:table-cell table:formula="of:=MAX([.A2:.A177])" office:value-type="float" office:value="9465.99999986" calcext:value-type="float">
            <text:p>9465,99999986</text:p>
          </table:table-cell>
          <table:table-cell table:formula="of:=MAX([.B2:.B177])" office:value-type="float" office:value="69.9709273511807" calcext:value-type="float">
            <text:p>69,9709273512</text:p>
          </table:table-cell>
          <table:table-cell table:formula="of:=MAX([.C2:.C177])" office:value-type="float" office:value="-1966.60410038" calcext:value-type="float">
            <text:p>-1966,60410038</text:p>
          </table:table-cell>
          <table:table-cell table:style-name="ce3" office:value-type="float" office:value="55" calcext:value-type="float">
            <text:p>55,00000</text:p>
          </table:table-cell>
        </table:table-row>
        <table:table-row table:style-name="ro1">
          <table:table-cell office:value-type="float" office:value="8914.00000329" calcext:value-type="float">
            <text:p>8914,0000</text:p>
          </table:table-cell>
          <table:table-cell office:value-type="float" office:value="50.11342250151" calcext:value-type="float">
            <text:p>50,1134</text:p>
          </table:table-cell>
          <table:table-cell office:value-type="float" office:value="-2041.37645633" calcext:value-type="float">
            <text:p>-2041,3765</text:p>
          </table:table-cell>
          <table:table-cell table:formula="of:=IF([.B4]&lt;[.$N$2];0;IF([.B4]&gt;[.$N$3];1;0.5))" office:value-type="float" office:value="0.5" calcext:value-type="float">
            <text:p>0,5</text:p>
          </table:table-cell>
          <table:table-cell office:value-type="float" office:value="0" calcext:value-type="float">
            <text:p>0,0</text:p>
          </table:table-cell>
          <table:table-cell table:formula="of:=([.A4]-[.$K$2])/([.$K$3]-[.$K$2])" office:value-type="float" office:value="0.548251619860527" calcext:value-type="float">
            <text:p>0,54825</text:p>
          </table:table-cell>
          <table:table-cell table:formula="of:=([.B4]-[.$L$2])/([.$L$3]-[.$L$2])" office:value-type="float" office:value="0.376123186900544" calcext:value-type="float">
            <text:p>0,37612</text:p>
          </table:table-cell>
          <table:table-cell table:formula="of:=([.C4]-[.$M$2])/([.$M$3]-[.$M$2])" office:value-type="float" office:value="0.845023749636979" calcext:value-type="float">
            <text:p>0,84502</text:p>
          </table:table-cell>
          <table:table-cell/>
          <table:table-cell office:value-type="string" calcext:value-type="string">
            <text:p>med</text:p>
          </table:table-cell>
          <table:table-cell table:formula="of:=AVERAGE([.A2:.A177])" office:value-type="float" office:value="8861.15232979974" calcext:value-type="float">
            <text:p>8861,1523297997</text:p>
          </table:table-cell>
          <table:table-cell table:formula="of:=AVERAGE([.B2:.B177])" office:value-type="float" office:value="51.262930256713" calcext:value-type="float">
            <text:p>51,2629302567</text:p>
          </table:table-cell>
          <table:table-cell table:formula="of:=AVERAGE([.C2:.C177])" office:value-type="float" office:value="-2169.00072380597" calcext:value-type="float">
            <text:p>-2169,000723806</text:p>
          </table:table-cell>
          <table:table-cell/>
        </table:table-row>
        <table:table-row table:style-name="ro1">
          <table:table-cell office:value-type="float" office:value="8816.50669741" calcext:value-type="float">
            <text:p>8816,5067</text:p>
          </table:table-cell>
          <table:table-cell office:value-type="float" office:value="46.8903777293231" calcext:value-type="float">
            <text:p>46,8904</text:p>
          </table:table-cell>
          <table:table-cell office:value-type="float" office:value="-2097.56861655" calcext:value-type="float">
            <text:p>-2097,5686</text:p>
          </table:table-cell>
          <table:table-cell table:formula="of:=IF([.B5]&lt;[.$N$2];0;IF([.B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]-[.$K$2])/([.$K$3]-[.$K$2])" office:value-type="float" office:value="0.468464584934074" calcext:value-type="float">
            <text:p>0,46846</text:p>
          </table:table-cell>
          <table:table-cell table:formula="of:=([.B5]-[.$L$2])/([.$L$3]-[.$L$2])" office:value-type="float" office:value="0.274862584615853" calcext:value-type="float">
            <text:p>0,27486</text:p>
          </table:table-cell>
          <table:table-cell table:formula="of:=([.C5]-[.$M$2])/([.$M$3]-[.$M$2])" office:value-type="float" office:value="0.728557574670965" calcext:value-type="float">
            <text:p>0,72856</text:p>
          </table:table-cell>
          <table:table-cell table:number-columns-repeated="6"/>
        </table:table-row>
        <table:table-row table:style-name="ro1">
          <table:table-cell office:value-type="float" office:value="8901.70669743" calcext:value-type="float">
            <text:p>8901,7067</text:p>
          </table:table-cell>
          <table:table-cell office:value-type="float" office:value="48.7024570527042" calcext:value-type="float">
            <text:p>48,7025</text:p>
          </table:table-cell>
          <table:table-cell office:value-type="float" office:value="-2079.38173447" calcext:value-type="float">
            <text:p>-2079,3817</text:p>
          </table:table-cell>
          <table:table-cell table:formula="of:=IF([.B6]&lt;[.$N$2];0;IF([.B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]-[.$K$2])/([.$K$3]-[.$K$2])" office:value-type="float" office:value="0.538190965796537" calcext:value-type="float">
            <text:p>0,53819</text:p>
          </table:table-cell>
          <table:table-cell table:formula="of:=([.B6]-[.$L$2])/([.$L$3]-[.$L$2])" office:value-type="float" office:value="0.331793920245021" calcext:value-type="float">
            <text:p>0,33179</text:p>
          </table:table-cell>
          <table:table-cell table:formula="of:=([.C6]-[.$M$2])/([.$M$3]-[.$M$2])" office:value-type="float" office:value="0.766252452072416" calcext:value-type="float">
            <text:p>0,76625</text:p>
          </table:table-cell>
          <table:table-cell table:number-columns-repeated="6"/>
        </table:table-row>
        <table:table-row table:style-name="ro1">
          <table:table-cell office:value-type="float" office:value="8788.42999999" calcext:value-type="float">
            <text:p>8788,4300</text:p>
          </table:table-cell>
          <table:table-cell office:value-type="float" office:value="43.0136699332839" calcext:value-type="float">
            <text:p>43,0137</text:p>
          </table:table-cell>
          <table:table-cell office:value-type="float" office:value="-2103.32944297" calcext:value-type="float">
            <text:p>-2103,3294</text:p>
          </table:table-cell>
          <table:table-cell table:formula="of:=IF([.B7]&lt;[.$N$2];0;IF([.B7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]-[.$K$2])/([.$K$3]-[.$K$2])" office:value-type="float" office:value="0.445487043887037" calcext:value-type="float">
            <text:p>0,44549</text:p>
          </table:table-cell>
          <table:table-cell table:formula="of:=([.B7]-[.$L$2])/([.$L$3]-[.$L$2])" office:value-type="float" office:value="0.153065403982109" calcext:value-type="float">
            <text:p>0,15307</text:p>
          </table:table-cell>
          <table:table-cell table:formula="of:=([.C7]-[.$M$2])/([.$M$3]-[.$M$2])" office:value-type="float" office:value="0.716617449657908" calcext:value-type="float">
            <text:p>0,71662</text:p>
          </table:table-cell>
          <table:table-cell table:number-columns-repeated="6"/>
        </table:table-row>
        <table:table-row table:style-name="ro1">
          <table:table-cell office:value-type="float" office:value="8834.23150165" calcext:value-type="float">
            <text:p>8834,2315</text:p>
          </table:table-cell>
          <table:table-cell office:value-type="float" office:value="49.4912069136493" calcext:value-type="float">
            <text:p>49,4912</text:p>
          </table:table-cell>
          <table:table-cell office:value-type="float" office:value="-2070.06026295" calcext:value-type="float">
            <text:p>-2070,0603</text:p>
          </table:table-cell>
          <table:table-cell table:formula="of:=IF([.B8]&lt;[.$N$2];0;IF([.B8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8]-[.$K$2])/([.$K$3]-[.$K$2])" office:value-type="float" office:value="0.482970294451219" calcext:value-type="float">
            <text:p>0,48297</text:p>
          </table:table-cell>
          <table:table-cell table:formula="of:=([.B8]-[.$L$2])/([.$L$3]-[.$L$2])" office:value-type="float" office:value="0.356574614159202" calcext:value-type="float">
            <text:p>0,35657</text:p>
          </table:table-cell>
          <table:table-cell table:formula="of:=([.C8]-[.$M$2])/([.$M$3]-[.$M$2])" office:value-type="float" office:value="0.78557251609449" calcext:value-type="float">
            <text:p>0,78557</text:p>
          </table:table-cell>
          <table:table-cell table:number-columns-repeated="6"/>
        </table:table-row>
        <table:table-row table:style-name="ro1">
          <table:table-cell office:value-type="float" office:value="8818.43141562" calcext:value-type="float">
            <text:p>8818,4314</text:p>
          </table:table-cell>
          <table:table-cell office:value-type="float" office:value="44.5380550885894" calcext:value-type="float">
            <text:p>44,5381</text:p>
          </table:table-cell>
          <table:table-cell office:value-type="float" office:value="-2077.75734219" calcext:value-type="float">
            <text:p>-2077,7573</text:p>
          </table:table-cell>
          <table:table-cell table:formula="of:=IF([.B9]&lt;[.$N$2];0;IF([.B9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9]-[.$K$2])/([.$K$3]-[.$K$2])" office:value-type="float" office:value="0.470039744968486" calcext:value-type="float">
            <text:p>0,47004</text:p>
          </table:table-cell>
          <table:table-cell table:formula="of:=([.B9]-[.$L$2])/([.$L$3]-[.$L$2])" office:value-type="float" office:value="0.200958055139837" calcext:value-type="float">
            <text:p>0,20096</text:p>
          </table:table-cell>
          <table:table-cell table:formula="of:=([.C9]-[.$M$2])/([.$M$3]-[.$M$2])" office:value-type="float" office:value="0.769619234106693" calcext:value-type="float">
            <text:p>0,76962</text:p>
          </table:table-cell>
          <table:table-cell table:number-columns-repeated="6"/>
        </table:table-row>
        <table:table-row table:style-name="ro1">
          <table:table-cell office:value-type="float" office:value="8771.21999975" calcext:value-type="float">
            <text:p>8771,2200</text:p>
          </table:table-cell>
          <table:table-cell office:value-type="float" office:value="44.9730476080503" calcext:value-type="float">
            <text:p>44,9730</text:p>
          </table:table-cell>
          <table:table-cell office:value-type="float" office:value="-2100.18057526" calcext:value-type="float">
            <text:p>-2100,1806</text:p>
          </table:table-cell>
          <table:table-cell table:formula="of:=IF([.B10]&lt;[.$N$2];0;IF([.B10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10]-[.$K$2])/([.$K$3]-[.$K$2])" office:value-type="float" office:value="0.431402642113614" calcext:value-type="float">
            <text:p>0,43140</text:p>
          </table:table-cell>
          <table:table-cell table:formula="of:=([.B10]-[.$L$2])/([.$L$3]-[.$L$2])" office:value-type="float" office:value="0.214624512674045" calcext:value-type="float">
            <text:p>0,21462</text:p>
          </table:table-cell>
          <table:table-cell table:formula="of:=([.C10]-[.$M$2])/([.$M$3]-[.$M$2])" office:value-type="float" office:value="0.723143921966889" calcext:value-type="float">
            <text:p>0,72314</text:p>
          </table:table-cell>
          <table:table-cell table:number-columns-repeated="6"/>
        </table:table-row>
        <table:table-row table:style-name="ro1">
          <table:table-cell office:value-type="float" office:value="8668.02633365" calcext:value-type="float">
            <text:p>8668,0263</text:p>
          </table:table-cell>
          <table:table-cell office:value-type="float" office:value="42.7677290658136" calcext:value-type="float">
            <text:p>42,7677</text:p>
          </table:table-cell>
          <table:table-cell office:value-type="float" office:value="-2132.05889543" calcext:value-type="float">
            <text:p>-2132,0589</text:p>
          </table:table-cell>
          <table:table-cell table:formula="of:=IF([.B11]&lt;[.$N$2];0;IF([.B1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11]-[.$K$2])/([.$K$3]-[.$K$2])" office:value-type="float" office:value="0.346950519303833" calcext:value-type="float">
            <text:p>0,34695</text:p>
          </table:table-cell>
          <table:table-cell table:formula="of:=([.B11]-[.$L$2])/([.$L$3]-[.$L$2])" office:value-type="float" office:value="0.145338511516523" calcext:value-type="float">
            <text:p>0,14534</text:p>
          </table:table-cell>
          <table:table-cell table:formula="of:=([.C11]-[.$M$2])/([.$M$3]-[.$M$2])" office:value-type="float" office:value="0.657071608676105" calcext:value-type="float">
            <text:p>0,65707</text:p>
          </table:table-cell>
          <table:table-cell table:number-columns-repeated="6"/>
        </table:table-row>
        <table:table-row table:style-name="ro1">
          <table:table-cell office:value-type="float" office:value="8618.39539782" calcext:value-type="float">
            <text:p>8618,3954</text:p>
          </table:table-cell>
          <table:table-cell office:value-type="float" office:value="46.1873401335698" calcext:value-type="float">
            <text:p>46,1873</text:p>
          </table:table-cell>
          <table:table-cell office:value-type="float" office:value="-2183.69770667" calcext:value-type="float">
            <text:p>-2183,6977</text:p>
          </table:table-cell>
          <table:table-cell table:formula="of:=IF([.B12]&lt;[.$N$2];0;IF([.B12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2]-[.$K$2])/([.$K$3]-[.$K$2])" office:value-type="float" office:value="0.306333318207229" calcext:value-type="float">
            <text:p>0,30633</text:p>
          </table:table-cell>
          <table:table-cell table:formula="of:=([.B12]-[.$L$2])/([.$L$3]-[.$L$2])" office:value-type="float" office:value="0.252774771567429" calcext:value-type="float">
            <text:p>0,25277</text:p>
          </table:table-cell>
          <table:table-cell table:formula="of:=([.C12]-[.$M$2])/([.$M$3]-[.$M$2])" office:value-type="float" office:value="0.550042891478395" calcext:value-type="float">
            <text:p>0,55004</text:p>
          </table:table-cell>
          <table:table-cell table:number-columns-repeated="6"/>
        </table:table-row>
        <table:table-row table:style-name="ro1">
          <table:table-cell office:value-type="float" office:value="8625.79889842" calcext:value-type="float">
            <text:p>8625,7989</text:p>
          </table:table-cell>
          <table:table-cell office:value-type="float" office:value="40.5739791124563" calcext:value-type="float">
            <text:p>40,5740</text:p>
          </table:table-cell>
          <table:table-cell office:value-type="float" office:value="-2153.94579289" calcext:value-type="float">
            <text:p>-2153,9458</text:p>
          </table:table-cell>
          <table:table-cell table:formula="of:=IF([.B13]&lt;[.$N$2];0;IF([.B13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13]-[.$K$2])/([.$K$3]-[.$K$2])" office:value-type="float" office:value="0.31239223020758" calcext:value-type="float">
            <text:p>0,31239</text:p>
          </table:table-cell>
          <table:table-cell table:formula="of:=([.B13]-[.$L$2])/([.$L$3]-[.$L$2])" office:value-type="float" office:value="0.0764159686291511" calcext:value-type="float">
            <text:p>0,07642</text:p>
          </table:table-cell>
          <table:table-cell table:formula="of:=([.C13]-[.$M$2])/([.$M$3]-[.$M$2])" office:value-type="float" office:value="0.611707927709586" calcext:value-type="float">
            <text:p>0,61171</text:p>
          </table:table-cell>
          <table:table-cell table:number-columns-repeated="6"/>
        </table:table-row>
        <table:table-row table:style-name="ro1">
          <table:table-cell office:value-type="float" office:value="8630.80723845" calcext:value-type="float">
            <text:p>8630,8072</text:p>
          </table:table-cell>
          <table:table-cell office:value-type="float" office:value="45.7884398571154" calcext:value-type="float">
            <text:p>45,7884</text:p>
          </table:table-cell>
          <table:table-cell office:value-type="float" office:value="-2134.41215095" calcext:value-type="float">
            <text:p>-2134,4122</text:p>
          </table:table-cell>
          <table:table-cell table:formula="of:=IF([.B14]&lt;[.$N$2];0;IF([.B14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4]-[.$K$2])/([.$K$3]-[.$K$2])" office:value-type="float" office:value="0.316490979319534" calcext:value-type="float">
            <text:p>0,31649</text:p>
          </table:table-cell>
          <table:table-cell table:formula="of:=([.B14]-[.$L$2])/([.$L$3]-[.$L$2])" office:value-type="float" office:value="0.24024224872013" calcext:value-type="float">
            <text:p>0,24024</text:p>
          </table:table-cell>
          <table:table-cell table:formula="of:=([.C14]-[.$M$2])/([.$M$3]-[.$M$2])" office:value-type="float" office:value="0.652194154809604" calcext:value-type="float">
            <text:p>0,65219</text:p>
          </table:table-cell>
          <table:table-cell table:number-columns-repeated="6"/>
        </table:table-row>
        <table:table-row table:style-name="ro1">
          <table:table-cell office:value-type="float" office:value="8681.62927593" calcext:value-type="float">
            <text:p>8681,6293</text:p>
          </table:table-cell>
          <table:table-cell office:value-type="float" office:value="45.540153303049" calcext:value-type="float">
            <text:p>45,5402</text:p>
          </table:table-cell>
          <table:table-cell office:value-type="float" office:value="-2111.39419029" calcext:value-type="float">
            <text:p>-2111,3942</text:p>
          </table:table-cell>
          <table:table-cell table:formula="of:=IF([.B15]&lt;[.$N$2];0;IF([.B1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5]-[.$K$2])/([.$K$3]-[.$K$2])" office:value-type="float" office:value="0.358082959844241" calcext:value-type="float">
            <text:p>0,35808</text:p>
          </table:table-cell>
          <table:table-cell table:formula="of:=([.B15]-[.$L$2])/([.$L$3]-[.$L$2])" office:value-type="float" office:value="0.232441660214221" calcext:value-type="float">
            <text:p>0,23244</text:p>
          </table:table-cell>
          <table:table-cell table:formula="of:=([.C15]-[.$M$2])/([.$M$3]-[.$M$2])" office:value-type="float" office:value="0.699902123734319" calcext:value-type="float">
            <text:p>0,69990</text:p>
          </table:table-cell>
          <table:table-cell table:number-columns-repeated="6"/>
        </table:table-row>
        <table:table-row table:style-name="ro1">
          <table:table-cell office:value-type="float" office:value="8700" calcext:value-type="float">
            <text:p>8700,0000</text:p>
          </table:table-cell>
          <table:table-cell office:value-type="float" office:value="52.8392794496098" calcext:value-type="float">
            <text:p>52,8393</text:p>
          </table:table-cell>
          <table:table-cell office:value-type="float" office:value="-2096.4810035" calcext:value-type="float">
            <text:p>-2096,4810</text:p>
          </table:table-cell>
          <table:table-cell table:formula="of:=IF([.B16]&lt;[.$N$2];0;IF([.B1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6]-[.$K$2])/([.$K$3]-[.$K$2])" office:value-type="float" office:value="0.373117280301088" calcext:value-type="float">
            <text:p>0,37312</text:p>
          </table:table-cell>
          <table:table-cell table:formula="of:=([.B16]-[.$L$2])/([.$L$3]-[.$L$2])" office:value-type="float" office:value="0.461763299221792" calcext:value-type="float">
            <text:p>0,46176</text:p>
          </table:table-cell>
          <table:table-cell table:formula="of:=([.C16]-[.$M$2])/([.$M$3]-[.$M$2])" office:value-type="float" office:value="0.730811806066959" calcext:value-type="float">
            <text:p>0,73081</text:p>
          </table:table-cell>
          <table:table-cell table:number-columns-repeated="6"/>
        </table:table-row>
        <table:table-row table:style-name="ro1">
          <table:table-cell office:value-type="float" office:value="8670.00250315" calcext:value-type="float">
            <text:p>8670,0025</text:p>
          </table:table-cell>
          <table:table-cell office:value-type="float" office:value="52.2726664770916" calcext:value-type="float">
            <text:p>52,2727</text:p>
          </table:table-cell>
          <table:table-cell office:value-type="float" office:value="-2106.39603939" calcext:value-type="float">
            <text:p>-2106,3960</text:p>
          </table:table-cell>
          <table:table-cell table:formula="of:=IF([.B17]&lt;[.$N$2];0;IF([.B17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7]-[.$K$2])/([.$K$3]-[.$K$2])" office:value-type="float" office:value="0.348567786289438" calcext:value-type="float">
            <text:p>0,34857</text:p>
          </table:table-cell>
          <table:table-cell table:formula="of:=([.B17]-[.$L$2])/([.$L$3]-[.$L$2])" office:value-type="float" office:value="0.443961631880824" calcext:value-type="float">
            <text:p>0,44396</text:p>
          </table:table-cell>
          <table:table-cell table:formula="of:=([.C17]-[.$M$2])/([.$M$3]-[.$M$2])" office:value-type="float" office:value="0.710261496197433" calcext:value-type="float">
            <text:p>0,71026</text:p>
          </table:table-cell>
          <table:table-cell table:number-columns-repeated="6"/>
        </table:table-row>
        <table:table-row table:style-name="ro1">
          <table:table-cell office:value-type="float" office:value="8537" calcext:value-type="float">
            <text:p>8537,0000</text:p>
          </table:table-cell>
          <table:table-cell office:value-type="float" office:value="47.5187407993827" calcext:value-type="float">
            <text:p>47,5187</text:p>
          </table:table-cell>
          <table:table-cell office:value-type="float" office:value="-2139.61284332" calcext:value-type="float">
            <text:p>-2139,6128</text:p>
          </table:table-cell>
          <table:table-cell table:formula="of:=IF([.B18]&lt;[.$N$2];0;IF([.B18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18]-[.$K$2])/([.$K$3]-[.$K$2])" office:value-type="float" office:value="0.239720565771586" calcext:value-type="float">
            <text:p>0,23972</text:p>
          </table:table-cell>
          <table:table-cell table:formula="of:=([.B18]-[.$L$2])/([.$L$3]-[.$L$2])" office:value-type="float" office:value="0.294604297010534" calcext:value-type="float">
            <text:p>0,29460</text:p>
          </table:table-cell>
          <table:table-cell table:formula="of:=([.C18]-[.$M$2])/([.$M$3]-[.$M$2])" office:value-type="float" office:value="0.641414986592233" calcext:value-type="float">
            <text:p>0,64141</text:p>
          </table:table-cell>
          <table:table-cell table:number-columns-repeated="6"/>
        </table:table-row>
        <table:table-row table:style-name="ro1">
          <table:table-cell office:value-type="float" office:value="8347.81786967" calcext:value-type="float">
            <text:p>8347,8179</text:p>
          </table:table-cell>
          <table:table-cell office:value-type="float" office:value="42.1544135987418" calcext:value-type="float">
            <text:p>42,1544</text:p>
          </table:table-cell>
          <table:table-cell office:value-type="float" office:value="-2325.95136948" calcext:value-type="float">
            <text:p>-2325,9514</text:p>
          </table:table-cell>
          <table:table-cell table:formula="of:=IF([.B19]&lt;[.$N$2];0;IF([.B19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19]-[.$K$2])/([.$K$3]-[.$K$2])" office:value-type="float" office:value="0.0848967950126044" calcext:value-type="float">
            <text:p>0,08490</text:p>
          </table:table-cell>
          <table:table-cell table:formula="of:=([.B19]-[.$L$2])/([.$L$3]-[.$L$2])" office:value-type="float" office:value="0.126069559958006" calcext:value-type="float">
            <text:p>0,12607</text:p>
          </table:table-cell>
          <table:table-cell table:formula="of:=([.C19]-[.$M$2])/([.$M$3]-[.$M$2])" office:value-type="float" office:value="0.255202118005355" calcext:value-type="float">
            <text:p>0,25520</text:p>
          </table:table-cell>
          <table:table-cell table:number-columns-repeated="6"/>
        </table:table-row>
        <table:table-row table:style-name="ro1">
          <table:table-cell office:value-type="float" office:value="8400.67361958" calcext:value-type="float">
            <text:p>8400,6736</text:p>
          </table:table-cell>
          <table:table-cell office:value-type="float" office:value="43.4792888622764" calcext:value-type="float">
            <text:p>43,4793</text:p>
          </table:table-cell>
          <table:table-cell office:value-type="float" office:value="-2240.38689505" calcext:value-type="float">
            <text:p>-2240,3869</text:p>
          </table:table-cell>
          <table:table-cell table:formula="of:=IF([.B20]&lt;[.$N$2];0;IF([.B20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0]-[.$K$2])/([.$K$3]-[.$K$2])" office:value-type="float" office:value="0.128153134779396" calcext:value-type="float">
            <text:p>0,12815</text:p>
          </table:table-cell>
          <table:table-cell table:formula="of:=([.B20]-[.$L$2])/([.$L$3]-[.$L$2])" office:value-type="float" office:value="0.167694072374125" calcext:value-type="float">
            <text:p>0,16769</text:p>
          </table:table-cell>
          <table:table-cell table:formula="of:=([.C20]-[.$M$2])/([.$M$3]-[.$M$2])" office:value-type="float" office:value="0.432546555571442" calcext:value-type="float">
            <text:p>0,43255</text:p>
          </table:table-cell>
          <table:table-cell table:number-columns-repeated="6"/>
        </table:table-row>
        <table:table-row table:style-name="ro1">
          <table:table-cell office:value-type="float" office:value="8244.08085009" calcext:value-type="float">
            <text:p>8244,0809</text:p>
          </table:table-cell>
          <table:table-cell office:value-type="float" office:value="38.1417193525416" calcext:value-type="float">
            <text:p>38,1417</text:p>
          </table:table-cell>
          <table:table-cell office:value-type="float" office:value="-2329.53093014" calcext:value-type="float">
            <text:p>-2329,5309</text:p>
          </table:table-cell>
          <table:table-cell table:formula="of:=IF([.B21]&lt;[.$N$2];0;IF([.B2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1]-[.$K$2])/([.$K$3]-[.$K$2])" office:value-type="float" office:value="0" calcext:value-type="float">
            <text:p>0,00000</text:p>
          </table:table-cell>
          <table:table-cell table:formula="of:=([.B21]-[.$L$2])/([.$L$3]-[.$L$2])" office:value-type="float" office:value="0" calcext:value-type="float">
            <text:p>0,00000</text:p>
          </table:table-cell>
          <table:table-cell table:formula="of:=([.C21]-[.$M$2])/([.$M$3]-[.$M$2])" office:value-type="float" office:value="0.247782973831205" calcext:value-type="float">
            <text:p>0,24778</text:p>
          </table:table-cell>
          <table:table-cell table:number-columns-repeated="6"/>
        </table:table-row>
        <table:table-row table:style-name="ro1">
          <table:table-cell office:value-type="float" office:value="8342.80717458" calcext:value-type="float">
            <text:p>8342,8072</text:p>
          </table:table-cell>
          <table:table-cell office:value-type="float" office:value="40.2261337918745" calcext:value-type="float">
            <text:p>40,2261</text:p>
          </table:table-cell>
          <table:table-cell office:value-type="float" office:value="-2278.48707253" calcext:value-type="float">
            <text:p>-2278,4871</text:p>
          </table:table-cell>
          <table:table-cell table:formula="of:=IF([.B22]&lt;[.$N$2];0;IF([.B22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2]-[.$K$2])/([.$K$3]-[.$K$2])" office:value-type="float" office:value="0.0807961185554573" calcext:value-type="float">
            <text:p>0,08080</text:p>
          </table:table-cell>
          <table:table-cell table:formula="of:=([.B22]-[.$L$2])/([.$L$3]-[.$L$2])" office:value-type="float" office:value="0.0654874742538993" calcext:value-type="float">
            <text:p>0,06549</text:p>
          </table:table-cell>
          <table:table-cell table:formula="of:=([.C22]-[.$M$2])/([.$M$3]-[.$M$2])" office:value-type="float" office:value="0.353578565744232" calcext:value-type="float">
            <text:p>0,35358</text:p>
          </table:table-cell>
          <table:table-cell table:number-columns-repeated="6"/>
        </table:table-row>
        <table:table-row table:style-name="ro1">
          <table:table-cell office:value-type="float" office:value="8326.00000004" calcext:value-type="float">
            <text:p>8326,0000</text:p>
          </table:table-cell>
          <table:table-cell office:value-type="float" office:value="41.3790002574" calcext:value-type="float">
            <text:p>41,3790</text:p>
          </table:table-cell>
          <table:table-cell office:value-type="float" office:value="-2331.81004221" calcext:value-type="float">
            <text:p>-2331,8100</text:p>
          </table:table-cell>
          <table:table-cell table:formula="of:=IF([.B23]&lt;[.$N$2];0;IF([.B23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23]-[.$K$2])/([.$K$3]-[.$K$2])" office:value-type="float" office:value="0.0670413831925123" calcext:value-type="float">
            <text:p>0,06704</text:p>
          </table:table-cell>
          <table:table-cell table:formula="of:=([.B23]-[.$L$2])/([.$L$3]-[.$L$2])" office:value-type="float" office:value="0.101707868602853" calcext:value-type="float">
            <text:p>0,10171</text:p>
          </table:table-cell>
          <table:table-cell table:formula="of:=([.C23]-[.$M$2])/([.$M$3]-[.$M$2])" office:value-type="float" office:value="0.243059192718813" calcext:value-type="float">
            <text:p>0,24306</text:p>
          </table:table-cell>
          <table:table-cell table:number-columns-repeated="6"/>
        </table:table-row>
        <table:table-row table:style-name="ro1">
          <table:table-cell office:value-type="float" office:value="8442.42643747" calcext:value-type="float">
            <text:p>8442,4264</text:p>
          </table:table-cell>
          <table:table-cell office:value-type="float" office:value="45.9972459477424" calcext:value-type="float">
            <text:p>45,9972</text:p>
          </table:table-cell>
          <table:table-cell office:value-type="float" office:value="-2249.40250816" calcext:value-type="float">
            <text:p>-2249,4025</text:p>
          </table:table-cell>
          <table:table-cell table:formula="of:=IF([.B24]&lt;[.$N$2];0;IF([.B24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4]-[.$K$2])/([.$K$3]-[.$K$2])" office:value-type="float" office:value="0.162323004281694" calcext:value-type="float">
            <text:p>0,16232</text:p>
          </table:table-cell>
          <table:table-cell table:formula="of:=([.B24]-[.$L$2])/([.$L$3]-[.$L$2])" office:value-type="float" office:value="0.246802452500129" calcext:value-type="float">
            <text:p>0,24680</text:p>
          </table:table-cell>
          <table:table-cell table:formula="of:=([.C24]-[.$M$2])/([.$M$3]-[.$M$2])" office:value-type="float" office:value="0.413860426229124" calcext:value-type="float">
            <text:p>0,41386</text:p>
          </table:table-cell>
          <table:table-cell table:number-columns-repeated="6"/>
        </table:table-row>
        <table:table-row table:style-name="ro1">
          <table:table-cell office:value-type="float" office:value="8445.85082901" calcext:value-type="float">
            <text:p>8445,8508</text:p>
          </table:table-cell>
          <table:table-cell office:value-type="float" office:value="48.2902732141483" calcext:value-type="float">
            <text:p>48,2903</text:p>
          </table:table-cell>
          <table:table-cell office:value-type="float" office:value="-2189.2226711" calcext:value-type="float">
            <text:p>-2189,2227</text:p>
          </table:table-cell>
          <table:table-cell table:formula="of:=IF([.B25]&lt;[.$N$2];0;IF([.B2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5]-[.$K$2])/([.$K$3]-[.$K$2])" office:value-type="float" office:value="0.165125474101931" calcext:value-type="float">
            <text:p>0,16513</text:p>
          </table:table-cell>
          <table:table-cell table:formula="of:=([.B25]-[.$L$2])/([.$L$3]-[.$L$2])" office:value-type="float" office:value="0.318844058640751" calcext:value-type="float">
            <text:p>0,31884</text:p>
          </table:table-cell>
          <table:table-cell table:formula="of:=([.C25]-[.$M$2])/([.$M$3]-[.$M$2])" office:value-type="float" office:value="0.538591623695377" calcext:value-type="float">
            <text:p>0,53859</text:p>
          </table:table-cell>
          <table:table-cell table:number-columns-repeated="6"/>
        </table:table-row>
        <table:table-row table:style-name="ro1">
          <table:table-cell office:value-type="float" office:value="8446.04392083" calcext:value-type="float">
            <text:p>8446,0439</text:p>
          </table:table-cell>
          <table:table-cell office:value-type="float" office:value="53.4692266229513" calcext:value-type="float">
            <text:p>53,4692</text:p>
          </table:table-cell>
          <table:table-cell office:value-type="float" office:value="-2165.05693746" calcext:value-type="float">
            <text:p>-2165,0569</text:p>
          </table:table-cell>
          <table:table-cell table:formula="of:=IF([.B26]&lt;[.$N$2];0;IF([.B2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6]-[.$K$2])/([.$K$3]-[.$K$2])" office:value-type="float" office:value="0.1652834975031" calcext:value-type="float">
            <text:p>0,16528</text:p>
          </table:table-cell>
          <table:table-cell table:formula="of:=([.B26]-[.$L$2])/([.$L$3]-[.$L$2])" office:value-type="float" office:value="0.481554780472863" calcext:value-type="float">
            <text:p>0,48155</text:p>
          </table:table-cell>
          <table:table-cell table:formula="of:=([.C26]-[.$M$2])/([.$M$3]-[.$M$2])" office:value-type="float" office:value="0.588678513953363" calcext:value-type="float">
            <text:p>0,58868</text:p>
          </table:table-cell>
          <table:table-cell table:number-columns-repeated="6"/>
        </table:table-row>
        <table:table-row table:style-name="ro1">
          <table:table-cell office:value-type="float" office:value="8346.00000082" calcext:value-type="float">
            <text:p>8346,0000</text:p>
          </table:table-cell>
          <table:table-cell office:value-type="float" office:value="48.1644607845195" calcext:value-type="float">
            <text:p>48,1645</text:p>
          </table:table-cell>
          <table:table-cell office:value-type="float" office:value="-2205.33635986" calcext:value-type="float">
            <text:p>-2205,3364</text:p>
          </table:table-cell>
          <table:table-cell table:formula="of:=IF([.B27]&lt;[.$N$2];0;IF([.B27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7]-[.$K$2])/([.$K$3]-[.$K$2])" office:value-type="float" office:value="0.0834090788651478" calcext:value-type="float">
            <text:p>0,08341</text:p>
          </table:table-cell>
          <table:table-cell table:formula="of:=([.B27]-[.$L$2])/([.$L$3]-[.$L$2])" office:value-type="float" office:value="0.31489132347894" calcext:value-type="float">
            <text:p>0,31489</text:p>
          </table:table-cell>
          <table:table-cell table:formula="of:=([.C27]-[.$M$2])/([.$M$3]-[.$M$2])" office:value-type="float" office:value="0.505193731763077" calcext:value-type="float">
            <text:p>0,50519</text:p>
          </table:table-cell>
          <table:table-cell table:number-columns-repeated="6"/>
        </table:table-row>
        <table:table-row table:style-name="ro1">
          <table:table-cell office:value-type="float" office:value="8411.00000526" calcext:value-type="float">
            <text:p>8411,0000</text:p>
          </table:table-cell>
          <table:table-cell office:value-type="float" office:value="55.5472917841769" calcext:value-type="float">
            <text:p>55,5473</text:p>
          </table:table-cell>
          <table:table-cell office:value-type="float" office:value="-2177.03599147" calcext:value-type="float">
            <text:p>-2177,0360</text:p>
          </table:table-cell>
          <table:table-cell table:formula="of:=IF([.B28]&lt;[.$N$2];0;IF([.B2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28]-[.$K$2])/([.$K$3]-[.$K$2])" office:value-type="float" office:value="0.136604091360234" calcext:value-type="float">
            <text:p>0,13660</text:p>
          </table:table-cell>
          <table:table-cell table:formula="of:=([.B28]-[.$L$2])/([.$L$3]-[.$L$2])" office:value-type="float" office:value="0.546842775113334" calcext:value-type="float">
            <text:p>0,54684</text:p>
          </table:table-cell>
          <table:table-cell table:formula="of:=([.C28]-[.$M$2])/([.$M$3]-[.$M$2])" office:value-type="float" office:value="0.56385023551036" calcext:value-type="float">
            <text:p>0,56385</text:p>
          </table:table-cell>
          <table:table-cell table:number-columns-repeated="6"/>
        </table:table-row>
        <table:table-row table:style-name="ro1">
          <table:table-cell office:value-type="float" office:value="8390" calcext:value-type="float">
            <text:p>8390,0000</text:p>
          </table:table-cell>
          <table:table-cell office:value-type="float" office:value="53.0667645498742" calcext:value-type="float">
            <text:p>53,0668</text:p>
          </table:table-cell>
          <table:table-cell office:value-type="float" office:value="-2262.5409502" calcext:value-type="float">
            <text:p>-2262,5410</text:p>
          </table:table-cell>
          <table:table-cell table:formula="of:=IF([.B29]&lt;[.$N$2];0;IF([.B29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29]-[.$K$2])/([.$K$3]-[.$K$2])" office:value-type="float" office:value="0.11941800726952" calcext:value-type="float">
            <text:p>0,11942</text:p>
          </table:table-cell>
          <table:table-cell table:formula="of:=([.B29]-[.$L$2])/([.$L$3]-[.$L$2])" office:value-type="float" office:value="0.468910354224671" calcext:value-type="float">
            <text:p>0,46891</text:p>
          </table:table-cell>
          <table:table-cell table:formula="of:=([.C29]-[.$M$2])/([.$M$3]-[.$M$2])" office:value-type="float" office:value="0.386629152624041" calcext:value-type="float">
            <text:p>0,38663</text:p>
          </table:table-cell>
          <table:table-cell table:number-columns-repeated="6"/>
        </table:table-row>
        <table:table-row table:style-name="ro1">
          <table:table-cell office:value-type="float" office:value="8475.47608106" calcext:value-type="float">
            <text:p>8475,4761</text:p>
          </table:table-cell>
          <table:table-cell office:value-type="float" office:value="50.7175594033387" calcext:value-type="float">
            <text:p>50,7176</text:p>
          </table:table-cell>
          <table:table-cell office:value-type="float" office:value="-2204.57590374" calcext:value-type="float">
            <text:p>-2204,5759</text:p>
          </table:table-cell>
          <table:table-cell table:formula="of:=IF([.B30]&lt;[.$N$2];0;IF([.B30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30]-[.$K$2])/([.$K$3]-[.$K$2])" office:value-type="float" office:value="0.189370328645357" calcext:value-type="float">
            <text:p>0,18937</text:p>
          </table:table-cell>
          <table:table-cell table:formula="of:=([.B30]-[.$L$2])/([.$L$3]-[.$L$2])" office:value-type="float" office:value="0.395103769196357" calcext:value-type="float">
            <text:p>0,39510</text:p>
          </table:table-cell>
          <table:table-cell table:formula="of:=([.C30]-[.$M$2])/([.$M$3]-[.$M$2])" office:value-type="float" office:value="0.506769884293592" calcext:value-type="float">
            <text:p>0,50677</text:p>
          </table:table-cell>
          <table:table-cell table:number-columns-repeated="6"/>
        </table:table-row>
        <table:table-row table:style-name="ro1">
          <table:table-cell office:value-type="float" office:value="8440.86093217" calcext:value-type="float">
            <text:p>8440,8609</text:p>
          </table:table-cell>
          <table:table-cell office:value-type="float" office:value="44.246674951131" calcext:value-type="float">
            <text:p>44,2467</text:p>
          </table:table-cell>
          <table:table-cell office:value-type="float" office:value="-2218.7676928" calcext:value-type="float">
            <text:p>-2218,7677</text:p>
          </table:table-cell>
          <table:table-cell table:formula="of:=IF([.B31]&lt;[.$N$2];0;IF([.B31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31]-[.$K$2])/([.$K$3]-[.$K$2])" office:value-type="float" office:value="0.161041818615446" calcext:value-type="float">
            <text:p>0,16104</text:p>
          </table:table-cell>
          <table:table-cell table:formula="of:=([.B31]-[.$L$2])/([.$L$3]-[.$L$2])" office:value-type="float" office:value="0.191803566046962" calcext:value-type="float">
            <text:p>0,19180</text:p>
          </table:table-cell>
          <table:table-cell table:formula="of:=([.C31]-[.$M$2])/([.$M$3]-[.$M$2])" office:value-type="float" office:value="0.477355400471089" calcext:value-type="float">
            <text:p>0,47736</text:p>
          </table:table-cell>
          <table:table-cell table:number-columns-repeated="6"/>
        </table:table-row>
        <table:table-row table:style-name="ro1">
          <table:table-cell office:value-type="float" office:value="8577.75645392" calcext:value-type="float">
            <text:p>8577,7565</text:p>
          </table:table-cell>
          <table:table-cell office:value-type="float" office:value="53.2222374078947" calcext:value-type="float">
            <text:p>53,2222</text:p>
          </table:table-cell>
          <table:table-cell office:value-type="float" office:value="-2191.22389975" calcext:value-type="float">
            <text:p>-2191,2239</text:p>
          </table:table-cell>
          <table:table-cell table:formula="of:=IF([.B32]&lt;[.$N$2];0;IF([.B32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32]-[.$K$2])/([.$K$3]-[.$K$2])" office:value-type="float" office:value="0.273075026193678" calcext:value-type="float">
            <text:p>0,27308</text:p>
          </table:table-cell>
          <table:table-cell table:formula="of:=([.B32]-[.$L$2])/([.$L$3]-[.$L$2])" office:value-type="float" office:value="0.47379495135405" calcext:value-type="float">
            <text:p>0,47379</text:p>
          </table:table-cell>
          <table:table-cell table:formula="of:=([.C32]-[.$M$2])/([.$M$3]-[.$M$2])" office:value-type="float" office:value="0.534443795151585" calcext:value-type="float">
            <text:p>0,53444</text:p>
          </table:table-cell>
          <table:table-cell table:number-columns-repeated="6"/>
        </table:table-row>
        <table:table-row table:style-name="ro1">
          <table:table-cell office:value-type="float" office:value="8630.00009999" calcext:value-type="float">
            <text:p>8630,0001</text:p>
          </table:table-cell>
          <table:table-cell office:value-type="float" office:value="58.9578737945396" calcext:value-type="float">
            <text:p>58,9579</text:p>
          </table:table-cell>
          <table:table-cell office:value-type="float" office:value="-2168.31686538" calcext:value-type="float">
            <text:p>-2168,3169</text:p>
          </table:table-cell>
          <table:table-cell table:formula="of:=IF([.B33]&lt;[.$N$2];0;IF([.B3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3]-[.$K$2])/([.$K$3]-[.$K$2])" office:value-type="float" office:value="0.315830429511348" calcext:value-type="float">
            <text:p>0,31583</text:p>
          </table:table-cell>
          <table:table-cell table:formula="of:=([.B33]-[.$L$2])/([.$L$3]-[.$L$2])" office:value-type="float" office:value="0.653995363091915" calcext:value-type="float">
            <text:p>0,65400</text:p>
          </table:table-cell>
          <table:table-cell table:formula="of:=([.C33]-[.$M$2])/([.$M$3]-[.$M$2])" office:value-type="float" office:value="0.581921853700032" calcext:value-type="float">
            <text:p>0,58192</text:p>
          </table:table-cell>
          <table:table-cell table:number-columns-repeated="6"/>
        </table:table-row>
        <table:table-row table:style-name="ro1">
          <table:table-cell office:value-type="float" office:value="8719.92000063" calcext:value-type="float">
            <text:p>8719,9200</text:p>
          </table:table-cell>
          <table:table-cell office:value-type="float" office:value="63.4138934701238" calcext:value-type="float">
            <text:p>63,4139</text:p>
          </table:table-cell>
          <table:table-cell office:value-type="float" office:value="-2114.51579283" calcext:value-type="float">
            <text:p>-2114,5158</text:p>
          </table:table-cell>
          <table:table-cell table:formula="of:=IF([.B34]&lt;[.$N$2];0;IF([.B3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4]-[.$K$2])/([.$K$3]-[.$K$2])" office:value-type="float" office:value="0.389419505070827" calcext:value-type="float">
            <text:p>0,38942</text:p>
          </table:table-cell>
          <table:table-cell table:formula="of:=([.B34]-[.$L$2])/([.$L$3]-[.$L$2])" office:value-type="float" office:value="0.793993181315185" calcext:value-type="float">
            <text:p>0,79399</text:p>
          </table:table-cell>
          <table:table-cell table:formula="of:=([.C34]-[.$M$2])/([.$M$3]-[.$M$2])" office:value-type="float" office:value="0.693432162334461" calcext:value-type="float">
            <text:p>0,69343</text:p>
          </table:table-cell>
          <table:table-cell table:number-columns-repeated="6"/>
        </table:table-row>
        <table:table-row table:style-name="ro1">
          <table:table-cell office:value-type="float" office:value="8709.31790752" calcext:value-type="float">
            <text:p>8709,3179</text:p>
          </table:table-cell>
          <table:table-cell office:value-type="float" office:value="61.3689261283007" calcext:value-type="float">
            <text:p>61,3689</text:p>
          </table:table-cell>
          <table:table-cell office:value-type="float" office:value="-2178.40567232" calcext:value-type="float">
            <text:p>-2178,4057</text:p>
          </table:table-cell>
          <table:table-cell table:formula="of:=IF([.B35]&lt;[.$N$2];0;IF([.B3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5]-[.$K$2])/([.$K$3]-[.$K$2])" office:value-type="float" office:value="0.380742913733344" calcext:value-type="float">
            <text:p>0,38074</text:p>
          </table:table-cell>
          <table:table-cell table:formula="of:=([.B35]-[.$L$2])/([.$L$3]-[.$L$2])" office:value-type="float" office:value="0.729745043506966" calcext:value-type="float">
            <text:p>0,72975</text:p>
          </table:table-cell>
          <table:table-cell table:formula="of:=([.C35]-[.$M$2])/([.$M$3]-[.$M$2])" office:value-type="float" office:value="0.561011378828234" calcext:value-type="float">
            <text:p>0,56101</text:p>
          </table:table-cell>
          <table:table-cell table:number-columns-repeated="6"/>
        </table:table-row>
        <table:table-row table:style-name="ro1">
          <table:table-cell office:value-type="float" office:value="8691" calcext:value-type="float">
            <text:p>8691,0000</text:p>
          </table:table-cell>
          <table:table-cell office:value-type="float" office:value="59.2778732334349" calcext:value-type="float">
            <text:p>59,2779</text:p>
          </table:table-cell>
          <table:table-cell office:value-type="float" office:value="-2196.66012792" calcext:value-type="float">
            <text:p>-2196,6601</text:p>
          </table:table-cell>
          <table:table-cell table:formula="of:=IF([.B36]&lt;[.$N$2];0;IF([.B36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6]-[.$K$2])/([.$K$3]-[.$K$2])" office:value-type="float" office:value="0.365751817535655" calcext:value-type="float">
            <text:p>0,36575</text:p>
          </table:table-cell>
          <table:table-cell table:formula="of:=([.B36]-[.$L$2])/([.$L$3]-[.$L$2])" office:value-type="float" office:value="0.664049004354649" calcext:value-type="float">
            <text:p>0,66405</text:p>
          </table:table-cell>
          <table:table-cell table:formula="of:=([.C36]-[.$M$2])/([.$M$3]-[.$M$2])" office:value-type="float" office:value="0.52317644577894" calcext:value-type="float">
            <text:p>0,52318</text:p>
          </table:table-cell>
          <table:table-cell table:number-columns-repeated="6"/>
        </table:table-row>
        <table:table-row table:style-name="ro1">
          <table:table-cell office:value-type="float" office:value="8685.43042544" calcext:value-type="float">
            <text:p>8685,4304</text:p>
          </table:table-cell>
          <table:table-cell office:value-type="float" office:value="58.8657189447388" calcext:value-type="float">
            <text:p>58,8657</text:p>
          </table:table-cell>
          <table:table-cell office:value-type="float" office:value="-2218.48289267" calcext:value-type="float">
            <text:p>-2218,4829</text:p>
          </table:table-cell>
          <table:table-cell table:formula="of:=IF([.B37]&lt;[.$N$2];0;IF([.B3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7]-[.$K$2])/([.$K$3]-[.$K$2])" office:value-type="float" office:value="0.361193762642212" calcext:value-type="float">
            <text:p>0,36119</text:p>
          </table:table-cell>
          <table:table-cell table:formula="of:=([.B37]-[.$L$2])/([.$L$3]-[.$L$2])" office:value-type="float" office:value="0.651100071138538" calcext:value-type="float">
            <text:p>0,65110</text:p>
          </table:table-cell>
          <table:table-cell table:formula="of:=([.C37]-[.$M$2])/([.$M$3]-[.$M$2])" office:value-type="float" office:value="0.477945688896398" calcext:value-type="float">
            <text:p>0,47795</text:p>
          </table:table-cell>
          <table:table-cell table:number-columns-repeated="6"/>
        </table:table-row>
        <table:table-row table:style-name="ro1">
          <table:table-cell office:value-type="float" office:value="8696.29719454" calcext:value-type="float">
            <text:p>8696,2972</text:p>
          </table:table-cell>
          <table:table-cell office:value-type="float" office:value="59.1682057630407" calcext:value-type="float">
            <text:p>59,1682</text:p>
          </table:table-cell>
          <table:table-cell office:value-type="float" office:value="-2195.15321618" calcext:value-type="float">
            <text:p>-2195,1532</text:p>
          </table:table-cell>
          <table:table-cell table:formula="of:=IF([.B38]&lt;[.$N$2];0;IF([.B3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38]-[.$K$2])/([.$K$3]-[.$K$2])" office:value-type="float" office:value="0.370086960774058" calcext:value-type="float">
            <text:p>0,37009</text:p>
          </table:table-cell>
          <table:table-cell table:formula="of:=([.B38]-[.$L$2])/([.$L$3]-[.$L$2])" office:value-type="float" office:value="0.660603506420835" calcext:value-type="float">
            <text:p>0,66060</text:p>
          </table:table-cell>
          <table:table-cell table:formula="of:=([.C38]-[.$M$2])/([.$M$3]-[.$M$2])" office:value-type="float" office:value="0.526299732829697" calcext:value-type="float">
            <text:p>0,52630</text:p>
          </table:table-cell>
          <table:table-cell table:number-columns-repeated="6"/>
        </table:table-row>
        <table:table-row table:style-name="ro1">
          <table:table-cell office:value-type="float" office:value="8626" calcext:value-type="float">
            <text:p>8626,0000</text:p>
          </table:table-cell>
          <table:table-cell office:value-type="float" office:value="51.0436336508594" calcext:value-type="float">
            <text:p>51,0436</text:p>
          </table:table-cell>
          <table:table-cell office:value-type="float" office:value="-2222.2474688" calcext:value-type="float">
            <text:p>-2222,2475</text:p>
          </table:table-cell>
          <table:table-cell table:formula="of:=IF([.B39]&lt;[.$N$2];0;IF([.B39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39]-[.$K$2])/([.$K$3]-[.$K$2])" office:value-type="float" office:value="0.312556808674197" calcext:value-type="float">
            <text:p>0,31256</text:p>
          </table:table-cell>
          <table:table-cell table:formula="of:=([.B39]-[.$L$2])/([.$L$3]-[.$L$2])" office:value-type="float" office:value="0.405348266877059" calcext:value-type="float">
            <text:p>0,40535</text:p>
          </table:table-cell>
          <table:table-cell table:formula="of:=([.C39]-[.$M$2])/([.$M$3]-[.$M$2])" office:value-type="float" office:value="0.470143074074101" calcext:value-type="float">
            <text:p>0,47014</text:p>
          </table:table-cell>
          <table:table-cell table:number-columns-repeated="6"/>
        </table:table-row>
        <table:table-row table:style-name="ro1">
          <table:table-cell office:value-type="float" office:value="8717.24999714" calcext:value-type="float">
            <text:p>8717,2500</text:p>
          </table:table-cell>
          <table:table-cell office:value-type="float" office:value="49.0303454872287" calcext:value-type="float">
            <text:p>49,0303</text:p>
          </table:table-cell>
          <table:table-cell office:value-type="float" office:value="-2200.57485375" calcext:value-type="float">
            <text:p>-2200,5749</text:p>
          </table:table-cell>
          <table:table-cell table:formula="of:=IF([.B40]&lt;[.$N$2];0;IF([.B40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0]-[.$K$2])/([.$K$3]-[.$K$2])" office:value-type="float" office:value="0.387234414927586" calcext:value-type="float">
            <text:p>0,38723</text:p>
          </table:table-cell>
          <table:table-cell table:formula="of:=([.B40]-[.$L$2])/([.$L$3]-[.$L$2])" office:value-type="float" office:value="0.34209541547979" calcext:value-type="float">
            <text:p>0,34210</text:p>
          </table:table-cell>
          <table:table-cell table:formula="of:=([.C40]-[.$M$2])/([.$M$3]-[.$M$2])" office:value-type="float" office:value="0.515062624532778" calcext:value-type="float">
            <text:p>0,51506</text:p>
          </table:table-cell>
          <table:table-cell table:number-columns-repeated="6"/>
        </table:table-row>
        <table:table-row table:style-name="ro1">
          <table:table-cell office:value-type="float" office:value="8899.0074477" calcext:value-type="float">
            <text:p>8899,0074</text:p>
          </table:table-cell>
          <table:table-cell office:value-type="float" office:value="54.2154077232959" calcext:value-type="float">
            <text:p>54,2154</text:p>
          </table:table-cell>
          <table:table-cell office:value-type="float" office:value="-2103.81502864" calcext:value-type="float">
            <text:p>-2103,8150</text:p>
          </table:table-cell>
          <table:table-cell table:formula="of:=IF([.B41]&lt;[.$N$2];0;IF([.B41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1]-[.$K$2])/([.$K$3]-[.$K$2])" office:value-type="float" office:value="0.535981940976435" calcext:value-type="float">
            <text:p>0,53598</text:p>
          </table:table-cell>
          <table:table-cell table:formula="of:=([.B41]-[.$L$2])/([.$L$3]-[.$L$2])" office:value-type="float" office:value="0.504998062516716" calcext:value-type="float">
            <text:p>0,50500</text:p>
          </table:table-cell>
          <table:table-cell table:formula="of:=([.C41]-[.$M$2])/([.$M$3]-[.$M$2])" office:value-type="float" office:value="0.715611004890847" calcext:value-type="float">
            <text:p>0,71561</text:p>
          </table:table-cell>
          <table:table-cell table:number-columns-repeated="6"/>
        </table:table-row>
        <table:table-row table:style-name="ro1">
          <table:table-cell office:value-type="float" office:value="8998.00000017" calcext:value-type="float">
            <text:p>8998,0000</text:p>
          </table:table-cell>
          <table:table-cell office:value-type="float" office:value="60.6206396170384" calcext:value-type="float">
            <text:p>60,6206</text:p>
          </table:table-cell>
          <table:table-cell office:value-type="float" office:value="-1966.60410038" calcext:value-type="float">
            <text:p>-1966,6041</text:p>
          </table:table-cell>
          <table:table-cell table:formula="of:=IF([.B42]&lt;[.$N$2];0;IF([.B42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42]-[.$K$2])/([.$K$3]-[.$K$2])" office:value-type="float" office:value="0.616995936451203" calcext:value-type="float">
            <text:p>0,61700</text:p>
          </table:table-cell>
          <table:table-cell table:formula="of:=([.B42]-[.$L$2])/([.$L$3]-[.$L$2])" office:value-type="float" office:value="0.706235614328134" calcext:value-type="float">
            <text:p>0,70624</text:p>
          </table:table-cell>
          <table:table-cell table:formula="of:=([.C42]-[.$M$2])/([.$M$3]-[.$M$2])" office:value-type="float" office:value="1" calcext:value-type="float">
            <text:p>1,00000</text:p>
          </table:table-cell>
          <table:table-cell table:number-columns-repeated="6"/>
        </table:table-row>
        <table:table-row table:style-name="ro1">
          <table:table-cell office:value-type="float" office:value="8950.46931479" calcext:value-type="float">
            <text:p>8950,4693</text:p>
          </table:table-cell>
          <table:table-cell office:value-type="float" office:value="55.5888309343229" calcext:value-type="float">
            <text:p>55,5888</text:p>
          </table:table-cell>
          <table:table-cell office:value-type="float" office:value="-2110.11399076" calcext:value-type="float">
            <text:p>-2110,1140</text:p>
          </table:table-cell>
          <table:table-cell table:formula="of:=IF([.B43]&lt;[.$N$2];0;IF([.B4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43]-[.$K$2])/([.$K$3]-[.$K$2])" office:value-type="float" office:value="0.578097548297661" calcext:value-type="float">
            <text:p>0,57810</text:p>
          </table:table-cell>
          <table:table-cell table:formula="of:=([.B43]-[.$L$2])/([.$L$3]-[.$L$2])" office:value-type="float" office:value="0.548147839007722" calcext:value-type="float">
            <text:p>0,54815</text:p>
          </table:table-cell>
          <table:table-cell table:formula="of:=([.C43]-[.$M$2])/([.$M$3]-[.$M$2])" office:value-type="float" office:value="0.702555517764173" calcext:value-type="float">
            <text:p>0,70256</text:p>
          </table:table-cell>
          <table:table-cell table:number-columns-repeated="6"/>
        </table:table-row>
        <table:table-row table:style-name="ro1">
          <table:table-cell office:value-type="float" office:value="8890.92000064" calcext:value-type="float">
            <text:p>8890,9200</text:p>
          </table:table-cell>
          <table:table-cell office:value-type="float" office:value="51.0202786668125" calcext:value-type="float">
            <text:p>51,0203</text:p>
          </table:table-cell>
          <table:table-cell office:value-type="float" office:value="-2137.10562173" calcext:value-type="float">
            <text:p>-2137,1056</text:p>
          </table:table-cell>
          <table:table-cell table:formula="of:=IF([.B44]&lt;[.$N$2];0;IF([.B44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4]-[.$K$2])/([.$K$3]-[.$K$2])" office:value-type="float" office:value="0.529363297622232" calcext:value-type="float">
            <text:p>0,52936</text:p>
          </table:table-cell>
          <table:table-cell table:formula="of:=([.B44]-[.$L$2])/([.$L$3]-[.$L$2])" office:value-type="float" office:value="0.404614507367621" calcext:value-type="float">
            <text:p>0,40461</text:p>
          </table:table-cell>
          <table:table-cell table:formula="of:=([.C44]-[.$M$2])/([.$M$3]-[.$M$2])" office:value-type="float" office:value="0.646611556847518" calcext:value-type="float">
            <text:p>0,64661</text:p>
          </table:table-cell>
          <table:table-cell table:number-columns-repeated="6"/>
        </table:table-row>
        <table:table-row table:style-name="ro1">
          <table:table-cell office:value-type="float" office:value="8950.99999817" calcext:value-type="float">
            <text:p>8951,0000</text:p>
          </table:table-cell>
          <table:table-cell office:value-type="float" office:value="54.0607847219032" calcext:value-type="float">
            <text:p>54,0608</text:p>
          </table:table-cell>
          <table:table-cell office:value-type="float" office:value="-2107.27596332" calcext:value-type="float">
            <text:p>-2107,2760</text:p>
          </table:table-cell>
          <table:table-cell table:formula="of:=IF([.B45]&lt;[.$N$2];0;IF([.B4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5]-[.$K$2])/([.$K$3]-[.$K$2])" office:value-type="float" office:value="0.578531851483842" calcext:value-type="float">
            <text:p>0,57853</text:p>
          </table:table-cell>
          <table:table-cell table:formula="of:=([.B45]-[.$L$2])/([.$L$3]-[.$L$2])" office:value-type="float" office:value="0.500140165914347" calcext:value-type="float">
            <text:p>0,50014</text:p>
          </table:table-cell>
          <table:table-cell table:formula="of:=([.C45]-[.$M$2])/([.$M$3]-[.$M$2])" office:value-type="float" office:value="0.708437729786122" calcext:value-type="float">
            <text:p>0,70844</text:p>
          </table:table-cell>
          <table:table-cell table:number-columns-repeated="6"/>
        </table:table-row>
        <table:table-row table:style-name="ro1">
          <table:table-cell office:value-type="float" office:value="8903.21" calcext:value-type="float">
            <text:p>8903,2100</text:p>
          </table:table-cell>
          <table:table-cell office:value-type="float" office:value="53.4865977121903" calcext:value-type="float">
            <text:p>53,4866</text:p>
          </table:table-cell>
          <table:table-cell office:value-type="float" office:value="-2125.93859734" calcext:value-type="float">
            <text:p>-2125,9386</text:p>
          </table:table-cell>
          <table:table-cell table:formula="of:=IF([.B46]&lt;[.$N$2];0;IF([.B4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6]-[.$K$2])/([.$K$3]-[.$K$2])" office:value-type="float" office:value="0.539421245697038" calcext:value-type="float">
            <text:p>0,53942</text:p>
          </table:table-cell>
          <table:table-cell table:formula="of:=([.B46]-[.$L$2])/([.$L$3]-[.$L$2])" office:value-type="float" office:value="0.482100539865925" calcext:value-type="float">
            <text:p>0,48210</text:p>
          </table:table-cell>
          <table:table-cell table:formula="of:=([.C46]-[.$M$2])/([.$M$3]-[.$M$2])" office:value-type="float" office:value="0.669756789409561" calcext:value-type="float">
            <text:p>0,66976</text:p>
          </table:table-cell>
          <table:table-cell table:number-columns-repeated="6"/>
        </table:table-row>
        <table:table-row table:style-name="ro1">
          <table:table-cell office:value-type="float" office:value="8838" calcext:value-type="float">
            <text:p>8838,0000</text:p>
          </table:table-cell>
          <table:table-cell office:value-type="float" office:value="47.41191895359" calcext:value-type="float">
            <text:p>47,4119</text:p>
          </table:table-cell>
          <table:table-cell office:value-type="float" office:value="-2162.63225148" calcext:value-type="float">
            <text:p>-2162,6323</text:p>
          </table:table-cell>
          <table:table-cell table:formula="of:=IF([.B47]&lt;[.$N$2];0;IF([.B47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47]-[.$K$2])/([.$K$3]-[.$K$2])" office:value-type="float" office:value="0.486054376037721" calcext:value-type="float">
            <text:p>0,48605</text:p>
          </table:table-cell>
          <table:table-cell table:formula="of:=([.B47]-[.$L$2])/([.$L$3]-[.$L$2])" office:value-type="float" office:value="0.291248202011334" calcext:value-type="float">
            <text:p>0,29125</text:p>
          </table:table-cell>
          <table:table-cell table:formula="of:=([.C47]-[.$M$2])/([.$M$3]-[.$M$2])" office:value-type="float" office:value="0.593704017519674" calcext:value-type="float">
            <text:p>0,59370</text:p>
          </table:table-cell>
          <table:table-cell table:number-columns-repeated="6"/>
        </table:table-row>
        <table:table-row table:style-name="ro1">
          <table:table-cell office:value-type="float" office:value="8835.97273254" calcext:value-type="float">
            <text:p>8835,9727</text:p>
          </table:table-cell>
          <table:table-cell office:value-type="float" office:value="41.7026062259403" calcext:value-type="float">
            <text:p>41,7026</text:p>
          </table:table-cell>
          <table:table-cell office:value-type="float" office:value="-2201.57667092" calcext:value-type="float">
            <text:p>-2201,5767</text:p>
          </table:table-cell>
          <table:table-cell table:formula="of:=IF([.B48]&lt;[.$N$2];0;IF([.B48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8]-[.$K$2])/([.$K$3]-[.$K$2])" office:value-type="float" office:value="0.48439529126081" calcext:value-type="float">
            <text:p>0,48440</text:p>
          </table:table-cell>
          <table:table-cell table:formula="of:=([.B48]-[.$L$2])/([.$L$3]-[.$L$2])" office:value-type="float" office:value="0.111874818674439" calcext:value-type="float">
            <text:p>0,11187</text:p>
          </table:table-cell>
          <table:table-cell table:formula="of:=([.C48]-[.$M$2])/([.$M$3]-[.$M$2])" office:value-type="float" office:value="0.512986217195021" calcext:value-type="float">
            <text:p>0,51299</text:p>
          </table:table-cell>
          <table:table-cell table:number-columns-repeated="6"/>
        </table:table-row>
        <table:table-row table:style-name="ro1">
          <table:table-cell office:value-type="float" office:value="8851.1463917" calcext:value-type="float">
            <text:p>8851,1464</text:p>
          </table:table-cell>
          <table:table-cell office:value-type="float" office:value="39.6790252805391" calcext:value-type="float">
            <text:p>39,6790</text:p>
          </table:table-cell>
          <table:table-cell office:value-type="float" office:value="-2187.42845248" calcext:value-type="float">
            <text:p>-2187,4285</text:p>
          </table:table-cell>
          <table:table-cell table:formula="of:=IF([.B49]&lt;[.$N$2];0;IF([.B49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49]-[.$K$2])/([.$K$3]-[.$K$2])" office:value-type="float" office:value="0.49681318254507" calcext:value-type="float">
            <text:p>0,49681</text:p>
          </table:table-cell>
          <table:table-cell table:formula="of:=([.B49]-[.$L$2])/([.$L$3]-[.$L$2])" office:value-type="float" office:value="0.0482985919116574" calcext:value-type="float">
            <text:p>0,04830</text:p>
          </table:table-cell>
          <table:table-cell table:formula="of:=([.C49]-[.$M$2])/([.$M$3]-[.$M$2])" office:value-type="float" office:value="0.542310394764261" calcext:value-type="float">
            <text:p>0,54231</text:p>
          </table:table-cell>
          <table:table-cell table:number-columns-repeated="6"/>
        </table:table-row>
        <table:table-row table:style-name="ro1">
          <table:table-cell office:value-type="float" office:value="8775.56138957" calcext:value-type="float">
            <text:p>8775,5614</text:p>
          </table:table-cell>
          <table:table-cell office:value-type="float" office:value="39.2146603537889" calcext:value-type="float">
            <text:p>39,2147</text:p>
          </table:table-cell>
          <table:table-cell office:value-type="float" office:value="-2228.8621471" calcext:value-type="float">
            <text:p>-2228,8621</text:p>
          </table:table-cell>
          <table:table-cell table:formula="of:=IF([.B50]&lt;[.$N$2];0;IF([.B50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50]-[.$K$2])/([.$K$3]-[.$K$2])" office:value-type="float" office:value="0.434955569343553" calcext:value-type="float">
            <text:p>0,43496</text:p>
          </table:table-cell>
          <table:table-cell table:formula="of:=([.B50]-[.$L$2])/([.$L$3]-[.$L$2])" office:value-type="float" office:value="0.0337093213658733" calcext:value-type="float">
            <text:p>0,03371</text:p>
          </table:table-cell>
          <table:table-cell table:formula="of:=([.C50]-[.$M$2])/([.$M$3]-[.$M$2])" office:value-type="float" office:value="0.456433220649432" calcext:value-type="float">
            <text:p>0,45643</text:p>
          </table:table-cell>
          <table:table-cell table:number-columns-repeated="6"/>
        </table:table-row>
        <table:table-row table:style-name="ro1">
          <table:table-cell office:value-type="float" office:value="8890.23814992" calcext:value-type="float">
            <text:p>8890,2381</text:p>
          </table:table-cell>
          <table:table-cell office:value-type="float" office:value="51.0530136247596" calcext:value-type="float">
            <text:p>51,0530</text:p>
          </table:table-cell>
          <table:table-cell office:value-type="float" office:value="-2203.42513614" calcext:value-type="float">
            <text:p>-2203,4251</text:p>
          </table:table-cell>
          <table:table-cell table:formula="of:=IF([.B51]&lt;[.$N$2];0;IF([.B51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1]-[.$K$2])/([.$K$3]-[.$K$2])" office:value-type="float" office:value="0.528805281390037" calcext:value-type="float">
            <text:p>0,52881</text:p>
          </table:table-cell>
          <table:table-cell table:formula="of:=([.B51]-[.$L$2])/([.$L$3]-[.$L$2])" office:value-type="float" office:value="0.405642963933319" calcext:value-type="float">
            <text:p>0,40564</text:p>
          </table:table-cell>
          <table:table-cell table:formula="of:=([.C51]-[.$M$2])/([.$M$3]-[.$M$2])" office:value-type="float" office:value="0.509155012399045" calcext:value-type="float">
            <text:p>0,50916</text:p>
          </table:table-cell>
          <table:table-cell table:number-columns-repeated="6"/>
        </table:table-row>
        <table:table-row table:style-name="ro1">
          <table:table-cell office:value-type="float" office:value="8980.62689463" calcext:value-type="float">
            <text:p>8980,6269</text:p>
          </table:table-cell>
          <table:table-cell office:value-type="float" office:value="53.7289538907792" calcext:value-type="float">
            <text:p>53,7290</text:p>
          </table:table-cell>
          <table:table-cell office:value-type="float" office:value="-2067.3480454" calcext:value-type="float">
            <text:p>-2067,3480</text:p>
          </table:table-cell>
          <table:table-cell table:formula="of:=IF([.B52]&lt;[.$N$2];0;IF([.B52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2]-[.$K$2])/([.$K$3]-[.$K$2])" office:value-type="float" office:value="0.602778051787338" calcext:value-type="float">
            <text:p>0,60278</text:p>
          </table:table-cell>
          <table:table-cell table:formula="of:=([.B52]-[.$L$2])/([.$L$3]-[.$L$2])" office:value-type="float" office:value="0.489714809708872" calcext:value-type="float">
            <text:p>0,48971</text:p>
          </table:table-cell>
          <table:table-cell table:formula="of:=([.C52]-[.$M$2])/([.$M$3]-[.$M$2])" office:value-type="float" office:value="0.791193969380632" calcext:value-type="float">
            <text:p>0,79119</text:p>
          </table:table-cell>
          <table:table-cell table:number-columns-repeated="6"/>
        </table:table-row>
        <table:table-row table:style-name="ro1">
          <table:table-cell office:value-type="float" office:value="9059.93999972" calcext:value-type="float">
            <text:p>9059,9400</text:p>
          </table:table-cell>
          <table:table-cell office:value-type="float" office:value="61.2059920547931" calcext:value-type="float">
            <text:p>61,2060</text:p>
          </table:table-cell>
          <table:table-cell office:value-type="float" office:value="-2030.6153093" calcext:value-type="float">
            <text:p>-2030,6153</text:p>
          </table:table-cell>
          <table:table-cell table:formula="of:=IF([.B53]&lt;[.$N$2];0;IF([.B5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53]-[.$K$2])/([.$K$3]-[.$K$2])" office:value-type="float" office:value="0.667686687604141" calcext:value-type="float">
            <text:p>0,66769</text:p>
          </table:table-cell>
          <table:table-cell table:formula="of:=([.B53]-[.$L$2])/([.$L$3]-[.$L$2])" office:value-type="float" office:value="0.724626032266893" calcext:value-type="float">
            <text:p>0,72463</text:p>
          </table:table-cell>
          <table:table-cell table:formula="of:=([.C53]-[.$M$2])/([.$M$3]-[.$M$2])" office:value-type="float" office:value="0.867327744143046" calcext:value-type="float">
            <text:p>0,86733</text:p>
          </table:table-cell>
          <table:table-cell table:number-columns-repeated="6"/>
        </table:table-row>
        <table:table-row table:style-name="ro1">
          <table:table-cell office:value-type="float" office:value="9100.5613898" calcext:value-type="float">
            <text:p>9100,5614</text:p>
          </table:table-cell>
          <table:table-cell office:value-type="float" office:value="69.9709273511807" calcext:value-type="float">
            <text:p>69,9709</text:p>
          </table:table-cell>
          <table:table-cell office:value-type="float" office:value="-2003.93631183" calcext:value-type="float">
            <text:p>-2003,9363</text:p>
          </table:table-cell>
          <table:table-cell table:formula="of:=IF([.B54]&lt;[.$N$2];0;IF([.B5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54]-[.$K$2])/([.$K$3]-[.$K$2])" office:value-type="float" office:value="0.700930613839069" calcext:value-type="float">
            <text:p>0,70093</text:p>
          </table:table-cell>
          <table:table-cell table:formula="of:=([.B54]-[.$L$2])/([.$L$3]-[.$L$2])" office:value-type="float" office:value="1" calcext:value-type="float">
            <text:p>1,00000</text:p>
          </table:table-cell>
          <table:table-cell table:formula="of:=([.C54]-[.$M$2])/([.$M$3]-[.$M$2])" office:value-type="float" office:value="0.922623728050655" calcext:value-type="float">
            <text:p>0,92262</text:p>
          </table:table-cell>
          <table:table-cell table:number-columns-repeated="6"/>
        </table:table-row>
        <table:table-row table:style-name="ro1">
          <table:table-cell office:value-type="float" office:value="9022.00000005" calcext:value-type="float">
            <text:p>9022,0000</text:p>
          </table:table-cell>
          <table:table-cell office:value-type="float" office:value="60.4311480520358" calcext:value-type="float">
            <text:p>60,4311</text:p>
          </table:table-cell>
          <table:table-cell office:value-type="float" office:value="-2096.42343633" calcext:value-type="float">
            <text:p>-2096,4234</text:p>
          </table:table-cell>
          <table:table-cell table:formula="of:=IF([.B55]&lt;[.$N$2];0;IF([.B5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55]-[.$K$2])/([.$K$3]-[.$K$2])" office:value-type="float" office:value="0.636637170394152" calcext:value-type="float">
            <text:p>0,63664</text:p>
          </table:table-cell>
          <table:table-cell table:formula="of:=([.B55]-[.$L$2])/([.$L$3]-[.$L$2])" office:value-type="float" office:value="0.700282228211499" calcext:value-type="float">
            <text:p>0,70028</text:p>
          </table:table-cell>
          <table:table-cell table:formula="of:=([.C55]-[.$M$2])/([.$M$3]-[.$M$2])" office:value-type="float" office:value="0.730931122143565" calcext:value-type="float">
            <text:p>0,73093</text:p>
          </table:table-cell>
          <table:table-cell table:number-columns-repeated="6"/>
        </table:table-row>
        <table:table-row table:style-name="ro1">
          <table:table-cell office:value-type="float" office:value="8994.38846189" calcext:value-type="float">
            <text:p>8994,3885</text:p>
          </table:table-cell>
          <table:table-cell office:value-type="float" office:value="54.1742354157875" calcext:value-type="float">
            <text:p>54,1742</text:p>
          </table:table-cell>
          <table:table-cell office:value-type="float" office:value="-2131.22508509" calcext:value-type="float">
            <text:p>-2131,2251</text:p>
          </table:table-cell>
          <table:table-cell table:formula="of:=IF([.B56]&lt;[.$N$2];0;IF([.B5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6]-[.$K$2])/([.$K$3]-[.$K$2])" office:value-type="float" office:value="0.614040308592617" calcext:value-type="float">
            <text:p>0,61404</text:p>
          </table:table-cell>
          <table:table-cell table:formula="of:=([.B56]-[.$L$2])/([.$L$3]-[.$L$2])" office:value-type="float" office:value="0.503704523968409" calcext:value-type="float">
            <text:p>0,50370</text:p>
          </table:table-cell>
          <table:table-cell table:formula="of:=([.C56]-[.$M$2])/([.$M$3]-[.$M$2])" office:value-type="float" office:value="0.658799798170274" calcext:value-type="float">
            <text:p>0,65880</text:p>
          </table:table-cell>
          <table:table-cell table:number-columns-repeated="6"/>
        </table:table-row>
        <table:table-row table:style-name="ro1">
          <table:table-cell office:value-type="float" office:value="9089.04774277" calcext:value-type="float">
            <text:p>9089,0477</text:p>
          </table:table-cell>
          <table:table-cell office:value-type="float" office:value="63.5853864046192" calcext:value-type="float">
            <text:p>63,5854</text:p>
          </table:table-cell>
          <table:table-cell office:value-type="float" office:value="-2090.68995463" calcext:value-type="float">
            <text:p>-2090,6900</text:p>
          </table:table-cell>
          <table:table-cell table:formula="of:=IF([.B57]&lt;[.$N$2];0;IF([.B5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57]-[.$K$2])/([.$K$3]-[.$K$2])" office:value-type="float" office:value="0.691508020673093" calcext:value-type="float">
            <text:p>0,69151</text:p>
          </table:table-cell>
          <table:table-cell table:formula="of:=([.B57]-[.$L$2])/([.$L$3]-[.$L$2])" office:value-type="float" office:value="0.799381092145476" calcext:value-type="float">
            <text:p>0,79938</text:p>
          </table:table-cell>
          <table:table-cell table:formula="of:=([.C57]-[.$M$2])/([.$M$3]-[.$M$2])" office:value-type="float" office:value="0.742814571368907" calcext:value-type="float">
            <text:p>0,74281</text:p>
          </table:table-cell>
          <table:table-cell table:number-columns-repeated="6"/>
        </table:table-row>
        <table:table-row table:style-name="ro1">
          <table:table-cell office:value-type="float" office:value="9047.00000044" calcext:value-type="float">
            <text:p>9047,0000</text:p>
          </table:table-cell>
          <table:table-cell office:value-type="float" office:value="55.259018521897" calcext:value-type="float">
            <text:p>55,2590</text:p>
          </table:table-cell>
          <table:table-cell office:value-type="float" office:value="-2122.04065332" calcext:value-type="float">
            <text:p>-2122,0407</text:p>
          </table:table-cell>
          <table:table-cell table:formula="of:=IF([.B58]&lt;[.$N$2];0;IF([.B58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58]-[.$K$2])/([.$K$3]-[.$K$2])" office:value-type="float" office:value="0.65709678950619" calcext:value-type="float">
            <text:p>0,65710</text:p>
          </table:table-cell>
          <table:table-cell table:formula="of:=([.B58]-[.$L$2])/([.$L$3]-[.$L$2])" office:value-type="float" office:value="0.537785896843154" calcext:value-type="float">
            <text:p>0,53779</text:p>
          </table:table-cell>
          <table:table-cell table:formula="of:=([.C58]-[.$M$2])/([.$M$3]-[.$M$2])" office:value-type="float" office:value="0.677835827988317" calcext:value-type="float">
            <text:p>0,67784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,0000</text:p>
          </table:table-cell>
          <table:table-cell office:value-type="float" office:value="49.7297554760353" calcext:value-type="float">
            <text:p>49,7298</text:p>
          </table:table-cell>
          <table:table-cell office:value-type="float" office:value="-2166.21172462" calcext:value-type="float">
            <text:p>-2166,2117</text:p>
          </table:table-cell>
          <table:table-cell table:formula="of:=IF([.B59]&lt;[.$N$2];0;IF([.B59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59]-[.$K$2])/([.$K$3]-[.$K$2])" office:value-type="float" office:value="0.618632705815508" calcext:value-type="float">
            <text:p>0,61863</text:p>
          </table:table-cell>
          <table:table-cell table:formula="of:=([.B59]-[.$L$2])/([.$L$3]-[.$L$2])" office:value-type="float" office:value="0.364069257519357" calcext:value-type="float">
            <text:p>0,36407</text:p>
          </table:table-cell>
          <table:table-cell table:formula="of:=([.C59]-[.$M$2])/([.$M$3]-[.$M$2])" office:value-type="float" office:value="0.586285054743066" calcext:value-type="float">
            <text:p>0,58629</text:p>
          </table:table-cell>
          <table:table-cell table:number-columns-repeated="6"/>
        </table:table-row>
        <table:table-row table:style-name="ro1">
          <table:table-cell office:value-type="float" office:value="9102.73055011" calcext:value-type="float">
            <text:p>9102,7306</text:p>
          </table:table-cell>
          <table:table-cell office:value-type="float" office:value="51.5850285033778" calcext:value-type="float">
            <text:p>51,5850</text:p>
          </table:table-cell>
          <table:table-cell office:value-type="float" office:value="-2119.56480905" calcext:value-type="float">
            <text:p>-2119,5648</text:p>
          </table:table-cell>
          <table:table-cell table:formula="of:=IF([.B60]&lt;[.$N$2];0;IF([.B60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0]-[.$K$2])/([.$K$3]-[.$K$2])" office:value-type="float" office:value="0.702705821560798" calcext:value-type="float">
            <text:p>0,70271</text:p>
          </table:table-cell>
          <table:table-cell table:formula="of:=([.B60]-[.$L$2])/([.$L$3]-[.$L$2])" office:value-type="float" office:value="0.422357639291905" calcext:value-type="float">
            <text:p>0,42236</text:p>
          </table:table-cell>
          <table:table-cell table:formula="of:=([.C60]-[.$M$2])/([.$M$3]-[.$M$2])" office:value-type="float" office:value="0.682967364323805" calcext:value-type="float">
            <text:p>0,68297</text:p>
          </table:table-cell>
          <table:table-cell table:number-columns-repeated="6"/>
        </table:table-row>
        <table:table-row table:style-name="ro1">
          <table:table-cell office:value-type="float" office:value="9283.26002392" calcext:value-type="float">
            <text:p>9283,2600</text:p>
          </table:table-cell>
          <table:table-cell office:value-type="float" office:value="54.4457007233391" calcext:value-type="float">
            <text:p>54,4457</text:p>
          </table:table-cell>
          <table:table-cell office:value-type="float" office:value="-2012.11523861" calcext:value-type="float">
            <text:p>-2012,1152</text:p>
          </table:table-cell>
          <table:table-cell table:formula="of:=IF([.B61]&lt;[.$N$2];0;IF([.B61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1]-[.$K$2])/([.$K$3]-[.$K$2])" office:value-type="float" office:value="0.850448390161987" calcext:value-type="float">
            <text:p>0,85045</text:p>
          </table:table-cell>
          <table:table-cell table:formula="of:=([.B61]-[.$L$2])/([.$L$3]-[.$L$2])" office:value-type="float" office:value="0.51223333522765" calcext:value-type="float">
            <text:p>0,51223</text:p>
          </table:table-cell>
          <table:table-cell table:formula="of:=([.C61]-[.$M$2])/([.$M$3]-[.$M$2])" office:value-type="float" office:value="0.905671749097287" calcext:value-type="float">
            <text:p>0,90567</text:p>
          </table:table-cell>
          <table:table-cell table:number-columns-repeated="6"/>
        </table:table-row>
        <table:table-row table:style-name="ro1">
          <table:table-cell office:value-type="float" office:value="9268.84155168" calcext:value-type="float">
            <text:p>9268,8416</text:p>
          </table:table-cell>
          <table:table-cell office:value-type="float" office:value="56.9420463633353" calcext:value-type="float">
            <text:p>56,9420</text:p>
          </table:table-cell>
          <table:table-cell office:value-type="float" office:value="-2246.12815204" calcext:value-type="float">
            <text:p>-2246,1282</text:p>
          </table:table-cell>
          <table:table-cell table:formula="of:=IF([.B62]&lt;[.$N$2];0;IF([.B62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2]-[.$K$2])/([.$K$3]-[.$K$2])" office:value-type="float" office:value="0.838648532337748" calcext:value-type="float">
            <text:p>0,83865</text:p>
          </table:table-cell>
          <table:table-cell table:formula="of:=([.B62]-[.$L$2])/([.$L$3]-[.$L$2])" office:value-type="float" office:value="0.590662733788337" calcext:value-type="float">
            <text:p>0,59066</text:p>
          </table:table-cell>
          <table:table-cell table:formula="of:=([.C62]-[.$M$2])/([.$M$3]-[.$M$2])" office:value-type="float" office:value="0.420646990961285" calcext:value-type="float">
            <text:p>0,42065</text:p>
          </table:table-cell>
          <table:table-cell table:number-columns-repeated="6"/>
        </table:table-row>
        <table:table-row table:style-name="ro1">
          <table:table-cell office:value-type="float" office:value="9371.95339593" calcext:value-type="float">
            <text:p>9371,9534</text:p>
          </table:table-cell>
          <table:table-cell office:value-type="float" office:value="61.9431473697477" calcext:value-type="float">
            <text:p>61,9431</text:p>
          </table:table-cell>
          <table:table-cell office:value-type="float" office:value="-2099.32813032" calcext:value-type="float">
            <text:p>-2099,3281</text:p>
          </table:table-cell>
          <table:table-cell table:formula="of:=IF([.B63]&lt;[.$N$2];0;IF([.B63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3]-[.$K$2])/([.$K$3]-[.$K$2])" office:value-type="float" office:value="0.923033693393134" calcext:value-type="float">
            <text:p>0,92303</text:p>
          </table:table-cell>
          <table:table-cell table:formula="of:=([.B63]-[.$L$2])/([.$L$3]-[.$L$2])" office:value-type="float" office:value="0.747785745037195" calcext:value-type="float">
            <text:p>0,74779</text:p>
          </table:table-cell>
          <table:table-cell table:formula="of:=([.C63]-[.$M$2])/([.$M$3]-[.$M$2])" office:value-type="float" office:value="0.724910734296977" calcext:value-type="float">
            <text:p>0,72491</text:p>
          </table:table-cell>
          <table:table-cell table:number-columns-repeated="6"/>
        </table:table-row>
        <table:table-row table:style-name="ro1">
          <table:table-cell office:value-type="float" office:value="9350" calcext:value-type="float">
            <text:p>9350,0000</text:p>
          </table:table-cell>
          <table:table-cell office:value-type="float" office:value="57.6134244618976" calcext:value-type="float">
            <text:p>57,6134</text:p>
          </table:table-cell>
          <table:table-cell office:value-type="float" office:value="-2344.15192585" calcext:value-type="float">
            <text:p>-2344,1519</text:p>
          </table:table-cell>
          <table:table-cell table:formula="of:=IF([.B64]&lt;[.$N$2];0;IF([.B64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4]-[.$K$2])/([.$K$3]-[.$K$2])" office:value-type="float" office:value="0.905067368915665" calcext:value-type="float">
            <text:p>0,90507</text:p>
          </table:table-cell>
          <table:table-cell table:formula="of:=([.B64]-[.$L$2])/([.$L$3]-[.$L$2])" office:value-type="float" office:value="0.611755878757292" calcext:value-type="float">
            <text:p>0,61176</text:p>
          </table:table-cell>
          <table:table-cell table:formula="of:=([.C64]-[.$M$2])/([.$M$3]-[.$M$2])" office:value-type="float" office:value="0.21747889870985" calcext:value-type="float">
            <text:p>0,21748</text:p>
          </table:table-cell>
          <table:table-cell table:number-columns-repeated="6"/>
        </table:table-row>
        <table:table-row table:style-name="ro1">
          <table:table-cell office:value-type="float" office:value="9412" calcext:value-type="float">
            <text:p>9412,0000</text:p>
          </table:table-cell>
          <table:table-cell office:value-type="float" office:value="62.9395035476655" calcext:value-type="float">
            <text:p>62,9395</text:p>
          </table:table-cell>
          <table:table-cell office:value-type="float" office:value="-2192.1294325" calcext:value-type="float">
            <text:p>-2192,1294</text:p>
          </table:table-cell>
          <table:table-cell table:formula="of:=IF([.B65]&lt;[.$N$2];0;IF([.B65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5]-[.$K$2])/([.$K$3]-[.$K$2])" office:value-type="float" office:value="0.955807223521978" calcext:value-type="float">
            <text:p>0,95581</text:p>
          </table:table-cell>
          <table:table-cell table:formula="of:=([.B65]-[.$L$2])/([.$L$3]-[.$L$2])" office:value-type="float" office:value="0.779088948621788" calcext:value-type="float">
            <text:p>0,77909</text:p>
          </table:table-cell>
          <table:table-cell table:formula="of:=([.C65]-[.$M$2])/([.$M$3]-[.$M$2])" office:value-type="float" office:value="0.532566950850066" calcext:value-type="float">
            <text:p>0,53257</text:p>
          </table:table-cell>
          <table:table-cell table:number-columns-repeated="6"/>
        </table:table-row>
        <table:table-row table:style-name="ro1">
          <table:table-cell office:value-type="float" office:value="9392.58569543" calcext:value-type="float">
            <text:p>9392,5857</text:p>
          </table:table-cell>
          <table:table-cell office:value-type="float" office:value="65.7767657594336" calcext:value-type="float">
            <text:p>65,7768</text:p>
          </table:table-cell>
          <table:table-cell office:value-type="float" office:value="-2276.91561764" calcext:value-type="float">
            <text:p>-2276,9156</text:p>
          </table:table-cell>
          <table:table-cell table:formula="of:=IF([.B66]&lt;[.$N$2];0;IF([.B66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6]-[.$K$2])/([.$K$3]-[.$K$2])" office:value-type="float" office:value="0.939918852696744" calcext:value-type="float">
            <text:p>0,93992</text:p>
          </table:table-cell>
          <table:table-cell table:formula="of:=([.B66]-[.$L$2])/([.$L$3]-[.$L$2])" office:value-type="float" office:value="0.868229156316854" calcext:value-type="float">
            <text:p>0,86823</text:p>
          </table:table-cell>
          <table:table-cell table:formula="of:=([.C66]-[.$M$2])/([.$M$3]-[.$M$2])" office:value-type="float" office:value="0.356835627573737" calcext:value-type="float">
            <text:p>0,35684</text:p>
          </table:table-cell>
          <table:table-cell table:number-columns-repeated="6"/>
        </table:table-row>
        <table:table-row table:style-name="ro1">
          <table:table-cell office:value-type="float" office:value="9465.99999986" calcext:value-type="float">
            <text:p>9466,0000</text:p>
          </table:table-cell>
          <table:table-cell office:value-type="float" office:value="65.945875071262" calcext:value-type="float">
            <text:p>65,9459</text:p>
          </table:table-cell>
          <table:table-cell office:value-type="float" office:value="-2213.39494727" calcext:value-type="float">
            <text:p>-2213,3949</text:p>
          </table:table-cell>
          <table:table-cell table:formula="of:=IF([.B67]&lt;[.$N$2];0;IF([.B67]&gt;[.$N$3];1;0.5))" office:value-type="float" office:value="1" calcext:value-type="float">
            <text:p>1,0</text:p>
          </table:table-cell>
          <table:table-cell office:value-type="float" office:value="1" calcext:value-type="float">
            <text:p>1,0</text:p>
          </table:table-cell>
          <table:table-cell table:formula="of:=([.A67]-[.$K$2])/([.$K$3]-[.$K$2])" office:value-type="float" office:value="1" calcext:value-type="float">
            <text:p>1,00000</text:p>
          </table:table-cell>
          <table:table-cell table:formula="of:=([.B67]-[.$L$2])/([.$L$3]-[.$L$2])" office:value-type="float" office:value="0.873542179243329" calcext:value-type="float">
            <text:p>0,87354</text:p>
          </table:table-cell>
          <table:table-cell table:formula="of:=([.C67]-[.$M$2])/([.$M$3]-[.$M$2])" office:value-type="float" office:value="0.488491173121492" calcext:value-type="float">
            <text:p>0,48849</text:p>
          </table:table-cell>
          <table:table-cell table:number-columns-repeated="6"/>
        </table:table-row>
        <table:table-row table:style-name="ro1">
          <table:table-cell office:value-type="float" office:value="9280.00000018" calcext:value-type="float">
            <text:p>9280,0000</text:p>
          </table:table-cell>
          <table:table-cell office:value-type="float" office:value="51.2542329261041" calcext:value-type="float">
            <text:p>51,2542</text:p>
          </table:table-cell>
          <table:table-cell office:value-type="float" office:value="-2314.46052103" calcext:value-type="float">
            <text:p>-2314,4605</text:p>
          </table:table-cell>
          <table:table-cell table:formula="of:=IF([.B68]&lt;[.$N$2];0;IF([.B68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8]-[.$K$2])/([.$K$3]-[.$K$2])" office:value-type="float" office:value="0.847780436442943" calcext:value-type="float">
            <text:p>0,84778</text:p>
          </table:table-cell>
          <table:table-cell table:formula="of:=([.B68]-[.$L$2])/([.$L$3]-[.$L$2])" office:value-type="float" office:value="0.411964808364794" calcext:value-type="float">
            <text:p>0,41196</text:p>
          </table:table-cell>
          <table:table-cell table:formula="of:=([.C68]-[.$M$2])/([.$M$3]-[.$M$2])" office:value-type="float" office:value="0.279018521589877" calcext:value-type="float">
            <text:p>0,27902</text:p>
          </table:table-cell>
          <table:table-cell table:number-columns-repeated="6"/>
        </table:table-row>
        <table:table-row table:style-name="ro1">
          <table:table-cell office:value-type="float" office:value="9314" calcext:value-type="float">
            <text:p>9314,0000</text:p>
          </table:table-cell>
          <table:table-cell office:value-type="float" office:value="53.8372034731226" calcext:value-type="float">
            <text:p>53,8372</text:p>
          </table:table-cell>
          <table:table-cell office:value-type="float" office:value="-2254.75443076" calcext:value-type="float">
            <text:p>-2254,7544</text:p>
          </table:table-cell>
          <table:table-cell table:formula="of:=IF([.B69]&lt;[.$N$2];0;IF([.B69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69]-[.$K$2])/([.$K$3]-[.$K$2])" office:value-type="float" office:value="0.875605517853935" calcext:value-type="float">
            <text:p>0,87561</text:p>
          </table:table-cell>
          <table:table-cell table:formula="of:=([.B69]-[.$L$2])/([.$L$3]-[.$L$2])" office:value-type="float" office:value="0.493115760883905" calcext:value-type="float">
            <text:p>0,49312</text:p>
          </table:table-cell>
          <table:table-cell table:formula="of:=([.C69]-[.$M$2])/([.$M$3]-[.$M$2])" office:value-type="float" office:value="0.402767812037113" calcext:value-type="float">
            <text:p>0,40277</text:p>
          </table:table-cell>
          <table:table-cell table:number-columns-repeated="6"/>
        </table:table-row>
        <table:table-row table:style-name="ro1">
          <table:table-cell office:value-type="float" office:value="9226.00409454" calcext:value-type="float">
            <text:p>9226,0041</text:p>
          </table:table-cell>
          <table:table-cell office:value-type="float" office:value="48.7290077287676" calcext:value-type="float">
            <text:p>48,7290</text:p>
          </table:table-cell>
          <table:table-cell office:value-type="float" office:value="-2355.32573927" calcext:value-type="float">
            <text:p>-2355,3257</text:p>
          </table:table-cell>
          <table:table-cell table:formula="of:=IF([.B70]&lt;[.$N$2];0;IF([.B70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0]-[.$K$2])/([.$K$3]-[.$K$2])" office:value-type="float" office:value="0.803591010612139" calcext:value-type="float">
            <text:p>0,80359</text:p>
          </table:table-cell>
          <table:table-cell table:formula="of:=([.B70]-[.$L$2])/([.$L$3]-[.$L$2])" office:value-type="float" office:value="0.332628080996508" calcext:value-type="float">
            <text:p>0,33263</text:p>
          </table:table-cell>
          <table:table-cell table:formula="of:=([.C70]-[.$M$2])/([.$M$3]-[.$M$2])" office:value-type="float" office:value="0.194319594925901" calcext:value-type="float">
            <text:p>0,19432</text:p>
          </table:table-cell>
          <table:table-cell table:number-columns-repeated="6"/>
        </table:table-row>
        <table:table-row table:style-name="ro1">
          <table:table-cell office:value-type="float" office:value="9140.72969861" calcext:value-type="float">
            <text:p>9140,7297</text:p>
          </table:table-cell>
          <table:table-cell office:value-type="float" office:value="46.0654101702177" calcext:value-type="float">
            <text:p>46,0654</text:p>
          </table:table-cell>
          <table:table-cell office:value-type="float" office:value="-2449.08032351" calcext:value-type="float">
            <text:p>-2449,0803</text:p>
          </table:table-cell>
          <table:table-cell table:formula="of:=IF([.B71]&lt;[.$N$2];0;IF([.B71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1]-[.$K$2])/([.$K$3]-[.$K$2])" office:value-type="float" office:value="0.733803745271342" calcext:value-type="float">
            <text:p>0,73380</text:p>
          </table:table-cell>
          <table:table-cell table:formula="of:=([.B71]-[.$L$2])/([.$L$3]-[.$L$2])" office:value-type="float" office:value="0.24894401450438" calcext:value-type="float">
            <text:p>0,24894</text:p>
          </table:table-cell>
          <table:table-cell table:formula="of:=([.C71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office:value-type="float" office:value="9190.00000075" calcext:value-type="float">
            <text:p>9190,0000</text:p>
          </table:table-cell>
          <table:table-cell office:value-type="float" office:value="47.064283132996" calcext:value-type="float">
            <text:p>47,0643</text:p>
          </table:table-cell>
          <table:table-cell office:value-type="float" office:value="-2333.18236886" calcext:value-type="float">
            <text:p>-2333,1824</text:p>
          </table:table-cell>
          <table:table-cell table:formula="of:=IF([.B72]&lt;[.$N$2];0;IF([.B72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2]-[.$K$2])/([.$K$3]-[.$K$2])" office:value-type="float" office:value="0.774125809255096" calcext:value-type="float">
            <text:p>0,77413</text:p>
          </table:table-cell>
          <table:table-cell table:formula="of:=([.B72]-[.$L$2])/([.$L$3]-[.$L$2])" office:value-type="float" office:value="0.280326289640505" calcext:value-type="float">
            <text:p>0,28033</text:p>
          </table:table-cell>
          <table:table-cell table:formula="of:=([.C72]-[.$M$2])/([.$M$3]-[.$M$2])" office:value-type="float" office:value="0.240214852243138" calcext:value-type="float">
            <text:p>0,24021</text:p>
          </table:table-cell>
          <table:table-cell table:number-columns-repeated="6"/>
        </table:table-row>
        <table:table-row table:style-name="ro1">
          <table:table-cell office:value-type="float" office:value="9240.85017207" calcext:value-type="float">
            <text:p>9240,8502</text:p>
          </table:table-cell>
          <table:table-cell office:value-type="float" office:value="46.563092413162" calcext:value-type="float">
            <text:p>46,5631</text:p>
          </table:table-cell>
          <table:table-cell office:value-type="float" office:value="-2222.93064872" calcext:value-type="float">
            <text:p>-2222,9306</text:p>
          </table:table-cell>
          <table:table-cell table:formula="of:=IF([.B73]&lt;[.$N$2];0;IF([.B73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3]-[.$K$2])/([.$K$3]-[.$K$2])" office:value-type="float" office:value="0.815740814085466" calcext:value-type="float">
            <text:p>0,81574</text:p>
          </table:table-cell>
          <table:table-cell table:formula="of:=([.B73]-[.$L$2])/([.$L$3]-[.$L$2])" office:value-type="float" office:value="0.264580037963259" calcext:value-type="float">
            <text:p>0,26458</text:p>
          </table:table-cell>
          <table:table-cell table:formula="of:=([.C73]-[.$M$2])/([.$M$3]-[.$M$2])" office:value-type="float" office:value="0.468727087363776" calcext:value-type="float">
            <text:p>0,46873</text:p>
          </table:table-cell>
          <table:table-cell table:number-columns-repeated="6"/>
        </table:table-row>
        <table:table-row table:style-name="ro1">
          <table:table-cell office:value-type="float" office:value="9294.59402677" calcext:value-type="float">
            <text:p>9294,5940</text:p>
          </table:table-cell>
          <table:table-cell office:value-type="float" office:value="44.9527745161789" calcext:value-type="float">
            <text:p>44,9528</text:p>
          </table:table-cell>
          <table:table-cell office:value-type="float" office:value="-2175.98344119" calcext:value-type="float">
            <text:p>-2175,9834</text:p>
          </table:table-cell>
          <table:table-cell table:formula="of:=IF([.B74]&lt;[.$N$2];0;IF([.B74]&gt;[.$N$3];1;0.5))"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formula="of:=([.A74]-[.$K$2])/([.$K$3]-[.$K$2])" office:value-type="float" office:value="0.859723965270319" calcext:value-type="float">
            <text:p>0,85972</text:p>
          </table:table-cell>
          <table:table-cell table:formula="of:=([.B74]-[.$L$2])/([.$L$3]-[.$L$2])" office:value-type="float" office:value="0.213987579079208" calcext:value-type="float">
            <text:p>0,21399</text:p>
          </table:table-cell>
          <table:table-cell table:formula="of:=([.C74]-[.$M$2])/([.$M$3]-[.$M$2])" office:value-type="float" office:value="0.566031794371795" calcext:value-type="float">
            <text:p>0,56603</text:p>
          </table:table-cell>
          <table:table-cell table:number-columns-repeated="6"/>
        </table:table-row>
        <table:table-row table:style-name="ro1">
          <table:table-cell office:value-type="float" office:value="9299.99999999" calcext:value-type="float">
            <text:p>9300,0000</text:p>
          </table:table-cell>
          <table:table-cell office:value-type="float" office:value="45.9302735525688" calcext:value-type="float">
            <text:p>45,9303</text:p>
          </table:table-cell>
          <table:table-cell office:value-type="float" office:value="-2062.27091081" calcext:value-type="float">
            <text:p>-2062,2709</text:p>
          </table:table-cell>
          <table:table-cell table:formula="of:=IF([.B75]&lt;[.$N$2];0;IF([.B75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5]-[.$K$2])/([.$K$3]-[.$K$2])" office:value-type="float" office:value="0.864148131321744" calcext:value-type="float">
            <text:p>0,86415</text:p>
          </table:table-cell>
          <table:table-cell table:formula="of:=([.B75]-[.$L$2])/([.$L$3]-[.$L$2])" office:value-type="float" office:value="0.244698334949465" calcext:value-type="float">
            <text:p>0,24470</text:p>
          </table:table-cell>
          <table:table-cell table:formula="of:=([.C75]-[.$M$2])/([.$M$3]-[.$M$2])" office:value-type="float" office:value="0.801717046677712" calcext:value-type="float">
            <text:p>0,80172</text:p>
          </table:table-cell>
          <table:table-cell table:number-columns-repeated="6"/>
        </table:table-row>
        <table:table-row table:style-name="ro1">
          <table:table-cell office:value-type="float" office:value="9340.00000017" calcext:value-type="float">
            <text:p>9340,0000</text:p>
          </table:table-cell>
          <table:table-cell office:value-type="float" office:value="49.0347095135398" calcext:value-type="float">
            <text:p>49,0347</text:p>
          </table:table-cell>
          <table:table-cell office:value-type="float" office:value="-2021.12984262" calcext:value-type="float">
            <text:p>-2021,1298</text:p>
          </table:table-cell>
          <table:table-cell table:formula="of:=IF([.B76]&lt;[.$N$2];0;IF([.B76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6]-[.$K$2])/([.$K$3]-[.$K$2])" office:value-type="float" office:value="0.896883521537642" calcext:value-type="float">
            <text:p>0,89688</text:p>
          </table:table-cell>
          <table:table-cell table:formula="of:=([.B76]-[.$L$2])/([.$L$3]-[.$L$2])" office:value-type="float" office:value="0.342232523079556" calcext:value-type="float">
            <text:p>0,34223</text:p>
          </table:table-cell>
          <table:table-cell table:formula="of:=([.C76]-[.$M$2])/([.$M$3]-[.$M$2])" office:value-type="float" office:value="0.886987711257" calcext:value-type="float">
            <text:p>0,88699</text:p>
          </table:table-cell>
          <table:table-cell table:number-columns-repeated="6"/>
        </table:table-row>
        <table:table-row table:style-name="ro1">
          <table:table-cell office:value-type="float" office:value="9259.99999982" calcext:value-type="float">
            <text:p>9260,0000</text:p>
          </table:table-cell>
          <table:table-cell office:value-type="float" office:value="45.2818613418125" calcext:value-type="float">
            <text:p>45,2819</text:p>
          </table:table-cell>
          <table:table-cell office:value-type="float" office:value="-2063.22765526" calcext:value-type="float">
            <text:p>-2063,2277</text:p>
          </table:table-cell>
          <table:table-cell table:formula="of:=IF([.B77]&lt;[.$N$2];0;IF([.B77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7]-[.$K$2])/([.$K$3]-[.$K$2])" office:value-type="float" office:value="0.83141274111403" calcext:value-type="float">
            <text:p>0,83141</text:p>
          </table:table-cell>
          <table:table-cell table:formula="of:=([.B77]-[.$L$2])/([.$L$3]-[.$L$2])" office:value-type="float" office:value="0.224326724987194" calcext:value-type="float">
            <text:p>0,22433</text:p>
          </table:table-cell>
          <table:table-cell table:formula="of:=([.C77]-[.$M$2])/([.$M$3]-[.$M$2])" office:value-type="float" office:value="0.799734058907261" calcext:value-type="float">
            <text:p>0,79973</text:p>
          </table:table-cell>
          <table:table-cell table:number-columns-repeated="6"/>
        </table:table-row>
        <table:table-row table:style-name="ro1">
          <table:table-cell office:value-type="float" office:value="9208.17367857" calcext:value-type="float">
            <text:p>9208,1737</text:p>
          </table:table-cell>
          <table:table-cell office:value-type="float" office:value="48.9304097312635" calcext:value-type="float">
            <text:p>48,9304</text:p>
          </table:table-cell>
          <table:table-cell office:value-type="float" office:value="-2165.20623936" calcext:value-type="float">
            <text:p>-2165,2062</text:p>
          </table:table-cell>
          <table:table-cell table:formula="of:=IF([.B78]&lt;[.$N$2];0;IF([.B78]&gt;[.$N$3];1;0.5))" office:value-type="float" office:value="0.5" calcext:value-type="float">
            <text:p>0,5</text:p>
          </table:table-cell>
          <table:table-cell office:value-type="float" office:value="1" calcext:value-type="float">
            <text:p>1,0</text:p>
          </table:table-cell>
          <table:table-cell table:formula="of:=([.A78]-[.$K$2])/([.$K$3]-[.$K$2])" office:value-type="float" office:value="0.78899887006556" calcext:value-type="float">
            <text:p>0,78900</text:p>
          </table:table-cell>
          <table:table-cell table:formula="of:=([.B78]-[.$L$2])/([.$L$3]-[.$L$2])" office:value-type="float" office:value="0.33895566547503" calcext:value-type="float">
            <text:p>0,33896</text:p>
          </table:table-cell>
          <table:table-cell table:formula="of:=([.C78]-[.$M$2])/([.$M$3]-[.$M$2])" office:value-type="float" office:value="0.588369064714537" calcext:value-type="float">
            <text:p>0,58837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5" table:default-cell-style-name="Default"/>
        <table:table-column table:style-name="co3" table:number-columns-repeated="2" table:default-cell-style-name="ce2"/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8831.72082934</text:p>
          </table:table-cell>
          <table:table-cell table:style-name="ce5" office:value-type="string" calcext:value-type="string">
            <text:p>54.590804350762525</text:p>
          </table:table-cell>
          <table:table-cell table:style-name="ce5" office:value-type="string" calcext:value-type="string">
            <text:p>-2204.023020379999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];&quot;.&quot;;&quot;,&quot;)/1" office:value-type="float" office:value="8831.72082934" calcext:value-type="float">
            <text:p>8.831,72</text:p>
          </table:table-cell>
          <table:table-cell table:style-name="ce7" table:formula="of:=SUBSTITUTE([.B2];&quot;.&quot;;&quot;,&quot;)/1" office:value-type="float" office:value="54.5908043507625" calcext:value-type="float">
            <text:p>54,59</text:p>
          </table:table-cell>
          <table:table-cell table:style-name="ce7" table:formula="of:=SUBSTITUTE([.C2];&quot;.&quot;;&quot;,&quot;)/1" office:value-type="float" office:value="-2204.02302038" calcext:value-type="float">
            <text:p>-2.204,02</text:p>
          </table:table-cell>
          <table:table-cell table:style-name="ce7" table:formula="of:=SUBSTITUTE([.D2];&quot;.&quot;;&quot;,&quot;)/1" office:value-type="float" office:value="0.5" calcext:value-type="float">
            <text:p>0,50</text:p>
          </table:table-cell>
          <table:table-cell table:style-name="ce7" table:formula="of:=SUBSTITUTE([.E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70.00000002</text:p>
          </table:table-cell>
          <table:table-cell table:style-name="ce5" office:value-type="string" calcext:value-type="string">
            <text:p>51.24156810896072</text:p>
          </table:table-cell>
          <table:table-cell table:style-name="ce5" office:value-type="string" calcext:value-type="string">
            <text:p>-2153.1446902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];&quot;.&quot;;&quot;,&quot;)/1" office:value-type="float" office:value="8870.00000002" calcext:value-type="float">
            <text:p>8.870,00</text:p>
          </table:table-cell>
          <table:table-cell table:style-name="ce7" table:formula="of:=SUBSTITUTE([.B3];&quot;.&quot;;&quot;,&quot;)/1" office:value-type="float" office:value="51.2415681089607" calcext:value-type="float">
            <text:p>51,24</text:p>
          </table:table-cell>
          <table:table-cell table:style-name="ce7" table:formula="of:=SUBSTITUTE([.C3];&quot;.&quot;;&quot;,&quot;)/1" office:value-type="float" office:value="-2153.14469024" calcext:value-type="float">
            <text:p>-2.153,14</text:p>
          </table:table-cell>
          <table:table-cell table:style-name="ce7" table:formula="of:=SUBSTITUTE([.D3];&quot;.&quot;;&quot;,&quot;)/1" office:value-type="float" office:value="0.5" calcext:value-type="float">
            <text:p>0,50</text:p>
          </table:table-cell>
          <table:table-cell table:style-name="ce7" table:formula="of:=SUBSTITUTE([.E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14.00000329</text:p>
          </table:table-cell>
          <table:table-cell table:style-name="ce5" office:value-type="string" calcext:value-type="string">
            <text:p>50.11342250151001</text:p>
          </table:table-cell>
          <table:table-cell table:style-name="ce5" office:value-type="string" calcext:value-type="string">
            <text:p>-2041.376456329999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];&quot;.&quot;;&quot;,&quot;)/1" office:value-type="float" office:value="8914.00000329" calcext:value-type="float">
            <text:p>8.914,00</text:p>
          </table:table-cell>
          <table:table-cell table:style-name="ce7" table:formula="of:=SUBSTITUTE([.B4];&quot;.&quot;;&quot;,&quot;)/1" office:value-type="float" office:value="50.11342250151" calcext:value-type="float">
            <text:p>50,11</text:p>
          </table:table-cell>
          <table:table-cell table:style-name="ce7" table:formula="of:=SUBSTITUTE([.C4];&quot;.&quot;;&quot;,&quot;)/1" office:value-type="float" office:value="-2041.37645633" calcext:value-type="float">
            <text:p>-2.041,38</text:p>
          </table:table-cell>
          <table:table-cell table:style-name="ce7" table:formula="of:=SUBSTITUTE([.D4];&quot;.&quot;;&quot;,&quot;)/1" office:value-type="float" office:value="0.5" calcext:value-type="float">
            <text:p>0,50</text:p>
          </table:table-cell>
          <table:table-cell table:style-name="ce7" table:formula="of:=SUBSTITUTE([.E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16.50669741</text:p>
          </table:table-cell>
          <table:table-cell table:style-name="ce5" office:value-type="string" calcext:value-type="string">
            <text:p>46.8903777293231</text:p>
          </table:table-cell>
          <table:table-cell table:style-name="ce5" office:value-type="string" calcext:value-type="string">
            <text:p>-2097.5686165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];&quot;.&quot;;&quot;,&quot;)/1" office:value-type="float" office:value="8816.50669741" calcext:value-type="float">
            <text:p>8.816,51</text:p>
          </table:table-cell>
          <table:table-cell table:style-name="ce7" table:formula="of:=SUBSTITUTE([.B5];&quot;.&quot;;&quot;,&quot;)/1" office:value-type="float" office:value="46.8903777293231" calcext:value-type="float">
            <text:p>46,89</text:p>
          </table:table-cell>
          <table:table-cell table:style-name="ce7" table:formula="of:=SUBSTITUTE([.C5];&quot;.&quot;;&quot;,&quot;)/1" office:value-type="float" office:value="-2097.56861655" calcext:value-type="float">
            <text:p>-2.097,57</text:p>
          </table:table-cell>
          <table:table-cell table:style-name="ce7" table:formula="of:=SUBSTITUTE([.D5];&quot;.&quot;;&quot;,&quot;)/1" office:value-type="float" office:value="0.5" calcext:value-type="float">
            <text:p>0,50</text:p>
          </table:table-cell>
          <table:table-cell table:style-name="ce7" table:formula="of:=SUBSTITUTE([.E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48.702457052704226</text:p>
          </table:table-cell>
          <table:table-cell table:style-name="ce5" office:value-type="string" calcext:value-type="string">
            <text:p>-2079.3817344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];&quot;.&quot;;&quot;,&quot;)/1" office:value-type="float" office:value="8901.70669743" calcext:value-type="float">
            <text:p>8.901,71</text:p>
          </table:table-cell>
          <table:table-cell table:style-name="ce7" table:formula="of:=SUBSTITUTE([.B6];&quot;.&quot;;&quot;,&quot;)/1" office:value-type="float" office:value="48.7024570527042" calcext:value-type="float">
            <text:p>48,70</text:p>
          </table:table-cell>
          <table:table-cell table:style-name="ce7" table:formula="of:=SUBSTITUTE([.C6];&quot;.&quot;;&quot;,&quot;)/1" office:value-type="float" office:value="-2079.38173447" calcext:value-type="float">
            <text:p>-2.079,38</text:p>
          </table:table-cell>
          <table:table-cell table:style-name="ce7" table:formula="of:=SUBSTITUTE([.D6];&quot;.&quot;;&quot;,&quot;)/1" office:value-type="float" office:value="0.5" calcext:value-type="float">
            <text:p>0,50</text:p>
          </table:table-cell>
          <table:table-cell table:style-name="ce7" table:formula="of:=SUBSTITUTE([.E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88.42999999</text:p>
          </table:table-cell>
          <table:table-cell table:style-name="ce5" office:value-type="string" calcext:value-type="string">
            <text:p>43.01366993328386</text:p>
          </table:table-cell>
          <table:table-cell table:style-name="ce5" office:value-type="string" calcext:value-type="string">
            <text:p>-2103.3294429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];&quot;.&quot;;&quot;,&quot;)/1" office:value-type="float" office:value="8788.42999999" calcext:value-type="float">
            <text:p>8.788,43</text:p>
          </table:table-cell>
          <table:table-cell table:style-name="ce7" table:formula="of:=SUBSTITUTE([.B7];&quot;.&quot;;&quot;,&quot;)/1" office:value-type="float" office:value="43.0136699332839" calcext:value-type="float">
            <text:p>43,01</text:p>
          </table:table-cell>
          <table:table-cell table:style-name="ce7" table:formula="of:=SUBSTITUTE([.C7];&quot;.&quot;;&quot;,&quot;)/1" office:value-type="float" office:value="-2103.32944297" calcext:value-type="float">
            <text:p>-2.103,33</text:p>
          </table:table-cell>
          <table:table-cell table:style-name="ce7" table:formula="of:=SUBSTITUTE([.D7];&quot;.&quot;;&quot;,&quot;)/1" office:value-type="float" office:value="0.5" calcext:value-type="float">
            <text:p>0,50</text:p>
          </table:table-cell>
          <table:table-cell table:style-name="ce7" table:formula="of:=SUBSTITUTE([.E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34.23150165</text:p>
          </table:table-cell>
          <table:table-cell table:style-name="ce5" office:value-type="string" calcext:value-type="string">
            <text:p>49.49120691364931</text:p>
          </table:table-cell>
          <table:table-cell table:style-name="ce5" office:value-type="string" calcext:value-type="string">
            <text:p>-2070.060262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8];&quot;.&quot;;&quot;,&quot;)/1" office:value-type="float" office:value="8834.23150165" calcext:value-type="float">
            <text:p>8.834,23</text:p>
          </table:table-cell>
          <table:table-cell table:style-name="ce7" table:formula="of:=SUBSTITUTE([.B8];&quot;.&quot;;&quot;,&quot;)/1" office:value-type="float" office:value="49.4912069136493" calcext:value-type="float">
            <text:p>49,49</text:p>
          </table:table-cell>
          <table:table-cell table:style-name="ce7" table:formula="of:=SUBSTITUTE([.C8];&quot;.&quot;;&quot;,&quot;)/1" office:value-type="float" office:value="-2070.06026295" calcext:value-type="float">
            <text:p>-2.070,06</text:p>
          </table:table-cell>
          <table:table-cell table:style-name="ce7" table:formula="of:=SUBSTITUTE([.D8];&quot;.&quot;;&quot;,&quot;)/1" office:value-type="float" office:value="0.5" calcext:value-type="float">
            <text:p>0,50</text:p>
          </table:table-cell>
          <table:table-cell table:style-name="ce7" table:formula="of:=SUBSTITUTE([.E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18.43141562</text:p>
          </table:table-cell>
          <table:table-cell table:style-name="ce5" office:value-type="string" calcext:value-type="string">
            <text:p>44.53805508858943</text:p>
          </table:table-cell>
          <table:table-cell table:style-name="ce5" office:value-type="string" calcext:value-type="string">
            <text:p>-2077.7573421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9];&quot;.&quot;;&quot;,&quot;)/1" office:value-type="float" office:value="8818.43141562" calcext:value-type="float">
            <text:p>8.818,43</text:p>
          </table:table-cell>
          <table:table-cell table:style-name="ce7" table:formula="of:=SUBSTITUTE([.B9];&quot;.&quot;;&quot;,&quot;)/1" office:value-type="float" office:value="44.5380550885894" calcext:value-type="float">
            <text:p>44,54</text:p>
          </table:table-cell>
          <table:table-cell table:style-name="ce7" table:formula="of:=SUBSTITUTE([.C9];&quot;.&quot;;&quot;,&quot;)/1" office:value-type="float" office:value="-2077.75734219" calcext:value-type="float">
            <text:p>-2.077,76</text:p>
          </table:table-cell>
          <table:table-cell table:style-name="ce7" table:formula="of:=SUBSTITUTE([.D9];&quot;.&quot;;&quot;,&quot;)/1" office:value-type="float" office:value="0.5" calcext:value-type="float">
            <text:p>0,50</text:p>
          </table:table-cell>
          <table:table-cell table:style-name="ce7" table:formula="of:=SUBSTITUTE([.E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71.21999975</text:p>
          </table:table-cell>
          <table:table-cell table:style-name="ce5" office:value-type="string" calcext:value-type="string">
            <text:p>44.973047608050315</text:p>
          </table:table-cell>
          <table:table-cell table:style-name="ce5" office:value-type="string" calcext:value-type="string">
            <text:p>-2100.18057526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0];&quot;.&quot;;&quot;,&quot;)/1" office:value-type="float" office:value="8771.21999975" calcext:value-type="float">
            <text:p>8.771,22</text:p>
          </table:table-cell>
          <table:table-cell table:style-name="ce7" table:formula="of:=SUBSTITUTE([.B10];&quot;.&quot;;&quot;,&quot;)/1" office:value-type="float" office:value="44.9730476080503" calcext:value-type="float">
            <text:p>44,97</text:p>
          </table:table-cell>
          <table:table-cell table:style-name="ce7" table:formula="of:=SUBSTITUTE([.C10];&quot;.&quot;;&quot;,&quot;)/1" office:value-type="float" office:value="-2100.18057526" calcext:value-type="float">
            <text:p>-2.100,18</text:p>
          </table:table-cell>
          <table:table-cell table:style-name="ce7" table:formula="of:=SUBSTITUTE([.D10];&quot;.&quot;;&quot;,&quot;)/1" office:value-type="float" office:value="0.5" calcext:value-type="float">
            <text:p>0,50</text:p>
          </table:table-cell>
          <table:table-cell table:style-name="ce7" table:formula="of:=SUBSTITUTE([.E1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68.02633365</text:p>
          </table:table-cell>
          <table:table-cell table:style-name="ce5" office:value-type="string" calcext:value-type="string">
            <text:p>42.767729065813576</text:p>
          </table:table-cell>
          <table:table-cell table:style-name="ce5" office:value-type="string" calcext:value-type="string">
            <text:p>-2132.0588954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1];&quot;.&quot;;&quot;,&quot;)/1" office:value-type="float" office:value="8668.02633365" calcext:value-type="float">
            <text:p>8.668,03</text:p>
          </table:table-cell>
          <table:table-cell table:style-name="ce7" table:formula="of:=SUBSTITUTE([.B11];&quot;.&quot;;&quot;,&quot;)/1" office:value-type="float" office:value="42.7677290658136" calcext:value-type="float">
            <text:p>42,77</text:p>
          </table:table-cell>
          <table:table-cell table:style-name="ce7" table:formula="of:=SUBSTITUTE([.C11];&quot;.&quot;;&quot;,&quot;)/1" office:value-type="float" office:value="-2132.05889543" calcext:value-type="float">
            <text:p>-2.132,06</text:p>
          </table:table-cell>
          <table:table-cell table:style-name="ce7" table:formula="of:=SUBSTITUTE([.D11];&quot;.&quot;;&quot;,&quot;)/1" office:value-type="float" office:value="0.5" calcext:value-type="float">
            <text:p>0,50</text:p>
          </table:table-cell>
          <table:table-cell table:style-name="ce7" table:formula="of:=SUBSTITUTE([.E1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18.39539782</text:p>
          </table:table-cell>
          <table:table-cell table:style-name="ce5" office:value-type="string" calcext:value-type="string">
            <text:p>46.18734013356975</text:p>
          </table:table-cell>
          <table:table-cell table:style-name="ce5" office:value-type="string" calcext:value-type="string">
            <text:p>-2183.6977066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2];&quot;.&quot;;&quot;,&quot;)/1" office:value-type="float" office:value="8618.39539782" calcext:value-type="float">
            <text:p>8.618,40</text:p>
          </table:table-cell>
          <table:table-cell table:style-name="ce7" table:formula="of:=SUBSTITUTE([.B12];&quot;.&quot;;&quot;,&quot;)/1" office:value-type="float" office:value="46.1873401335698" calcext:value-type="float">
            <text:p>46,19</text:p>
          </table:table-cell>
          <table:table-cell table:style-name="ce7" table:formula="of:=SUBSTITUTE([.C12];&quot;.&quot;;&quot;,&quot;)/1" office:value-type="float" office:value="-2183.69770667" calcext:value-type="float">
            <text:p>-2.183,70</text:p>
          </table:table-cell>
          <table:table-cell table:style-name="ce7" table:formula="of:=SUBSTITUTE([.D12];&quot;.&quot;;&quot;,&quot;)/1" office:value-type="float" office:value="0.5" calcext:value-type="float">
            <text:p>0,50</text:p>
          </table:table-cell>
          <table:table-cell table:style-name="ce7" table:formula="of:=SUBSTITUTE([.E1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25.79889842</text:p>
          </table:table-cell>
          <table:table-cell table:style-name="ce5" office:value-type="string" calcext:value-type="string">
            <text:p>40.57397911245631</text:p>
          </table:table-cell>
          <table:table-cell table:style-name="ce5" office:value-type="string" calcext:value-type="string">
            <text:p>-2153.9457928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3];&quot;.&quot;;&quot;,&quot;)/1" office:value-type="float" office:value="8625.79889842" calcext:value-type="float">
            <text:p>8.625,80</text:p>
          </table:table-cell>
          <table:table-cell table:style-name="ce7" table:formula="of:=SUBSTITUTE([.B13];&quot;.&quot;;&quot;,&quot;)/1" office:value-type="float" office:value="40.5739791124563" calcext:value-type="float">
            <text:p>40,57</text:p>
          </table:table-cell>
          <table:table-cell table:style-name="ce7" table:formula="of:=SUBSTITUTE([.C13];&quot;.&quot;;&quot;,&quot;)/1" office:value-type="float" office:value="-2153.94579289" calcext:value-type="float">
            <text:p>-2.153,95</text:p>
          </table:table-cell>
          <table:table-cell table:style-name="ce7" table:formula="of:=SUBSTITUTE([.D13];&quot;.&quot;;&quot;,&quot;)/1" office:value-type="float" office:value="0.5" calcext:value-type="float">
            <text:p>0,50</text:p>
          </table:table-cell>
          <table:table-cell table:style-name="ce7" table:formula="of:=SUBSTITUTE([.E1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30.80723845</text:p>
          </table:table-cell>
          <table:table-cell table:style-name="ce5" office:value-type="string" calcext:value-type="string">
            <text:p>45.788439857115385</text:p>
          </table:table-cell>
          <table:table-cell table:style-name="ce5" office:value-type="string" calcext:value-type="string">
            <text:p>-2134.412150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4];&quot;.&quot;;&quot;,&quot;)/1" office:value-type="float" office:value="8630.80723845" calcext:value-type="float">
            <text:p>8.630,81</text:p>
          </table:table-cell>
          <table:table-cell table:style-name="ce7" table:formula="of:=SUBSTITUTE([.B14];&quot;.&quot;;&quot;,&quot;)/1" office:value-type="float" office:value="45.7884398571154" calcext:value-type="float">
            <text:p>45,79</text:p>
          </table:table-cell>
          <table:table-cell table:style-name="ce7" table:formula="of:=SUBSTITUTE([.C14];&quot;.&quot;;&quot;,&quot;)/1" office:value-type="float" office:value="-2134.41215095" calcext:value-type="float">
            <text:p>-2.134,41</text:p>
          </table:table-cell>
          <table:table-cell table:style-name="ce7" table:formula="of:=SUBSTITUTE([.D14];&quot;.&quot;;&quot;,&quot;)/1" office:value-type="float" office:value="0.5" calcext:value-type="float">
            <text:p>0,50</text:p>
          </table:table-cell>
          <table:table-cell table:style-name="ce7" table:formula="of:=SUBSTITUTE([.E1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81.62927593</text:p>
          </table:table-cell>
          <table:table-cell table:style-name="ce5" office:value-type="string" calcext:value-type="string">
            <text:p>45.540153303048996</text:p>
          </table:table-cell>
          <table:table-cell table:style-name="ce5" office:value-type="string" calcext:value-type="string">
            <text:p>-2111.3941902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5];&quot;.&quot;;&quot;,&quot;)/1" office:value-type="float" office:value="8681.62927593" calcext:value-type="float">
            <text:p>8.681,63</text:p>
          </table:table-cell>
          <table:table-cell table:style-name="ce7" table:formula="of:=SUBSTITUTE([.B15];&quot;.&quot;;&quot;,&quot;)/1" office:value-type="float" office:value="45.540153303049" calcext:value-type="float">
            <text:p>45,54</text:p>
          </table:table-cell>
          <table:table-cell table:style-name="ce7" table:formula="of:=SUBSTITUTE([.C15];&quot;.&quot;;&quot;,&quot;)/1" office:value-type="float" office:value="-2111.39419029" calcext:value-type="float">
            <text:p>-2.111,39</text:p>
          </table:table-cell>
          <table:table-cell table:style-name="ce7" table:formula="of:=SUBSTITUTE([.D15];&quot;.&quot;;&quot;,&quot;)/1" office:value-type="float" office:value="0.5" calcext:value-type="float">
            <text:p>0,50</text:p>
          </table:table-cell>
          <table:table-cell table:style-name="ce7" table:formula="of:=SUBSTITUTE([.E1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700" calcext:value-type="float">
            <text:p>8700</text:p>
          </table:table-cell>
          <table:table-cell table:style-name="ce5" office:value-type="string" calcext:value-type="string">
            <text:p>52.83927944960981</text:p>
          </table:table-cell>
          <table:table-cell table:style-name="ce5" office:value-type="string" calcext:value-type="string">
            <text:p>-2096.481003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6];&quot;.&quot;;&quot;,&quot;)/1" office:value-type="float" office:value="8700" calcext:value-type="float">
            <text:p>8.700,00</text:p>
          </table:table-cell>
          <table:table-cell table:style-name="ce7" table:formula="of:=SUBSTITUTE([.B16];&quot;.&quot;;&quot;,&quot;)/1" office:value-type="float" office:value="52.8392794496098" calcext:value-type="float">
            <text:p>52,84</text:p>
          </table:table-cell>
          <table:table-cell table:style-name="ce7" table:formula="of:=SUBSTITUTE([.C16];&quot;.&quot;;&quot;,&quot;)/1" office:value-type="float" office:value="-2096.4810035" calcext:value-type="float">
            <text:p>-2.096,48</text:p>
          </table:table-cell>
          <table:table-cell table:style-name="ce7" table:formula="of:=SUBSTITUTE([.D16];&quot;.&quot;;&quot;,&quot;)/1" office:value-type="float" office:value="0.5" calcext:value-type="float">
            <text:p>0,50</text:p>
          </table:table-cell>
          <table:table-cell table:style-name="ce7" table:formula="of:=SUBSTITUTE([.E1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70.00250315</text:p>
          </table:table-cell>
          <table:table-cell table:style-name="ce5" office:value-type="string" calcext:value-type="string">
            <text:p>52.272666477091555</text:p>
          </table:table-cell>
          <table:table-cell table:style-name="ce5" office:value-type="string" calcext:value-type="string">
            <text:p>-2106.3960393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7];&quot;.&quot;;&quot;,&quot;)/1" office:value-type="float" office:value="8670.00250315" calcext:value-type="float">
            <text:p>8.670,00</text:p>
          </table:table-cell>
          <table:table-cell table:style-name="ce7" table:formula="of:=SUBSTITUTE([.B17];&quot;.&quot;;&quot;,&quot;)/1" office:value-type="float" office:value="52.2726664770916" calcext:value-type="float">
            <text:p>52,27</text:p>
          </table:table-cell>
          <table:table-cell table:style-name="ce7" table:formula="of:=SUBSTITUTE([.C17];&quot;.&quot;;&quot;,&quot;)/1" office:value-type="float" office:value="-2106.39603939" calcext:value-type="float">
            <text:p>-2.106,40</text:p>
          </table:table-cell>
          <table:table-cell table:style-name="ce7" table:formula="of:=SUBSTITUTE([.D17];&quot;.&quot;;&quot;,&quot;)/1" office:value-type="float" office:value="0.5" calcext:value-type="float">
            <text:p>0,50</text:p>
          </table:table-cell>
          <table:table-cell table:style-name="ce7" table:formula="of:=SUBSTITUTE([.E1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537" calcext:value-type="float">
            <text:p>8537</text:p>
          </table:table-cell>
          <table:table-cell table:style-name="ce5" office:value-type="string" calcext:value-type="string">
            <text:p>47.51874079938271</text:p>
          </table:table-cell>
          <table:table-cell table:style-name="ce5" office:value-type="string" calcext:value-type="string">
            <text:p>-2139.6128433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8];&quot;.&quot;;&quot;,&quot;)/1" office:value-type="float" office:value="8537" calcext:value-type="float">
            <text:p>8.537,00</text:p>
          </table:table-cell>
          <table:table-cell table:style-name="ce7" table:formula="of:=SUBSTITUTE([.B18];&quot;.&quot;;&quot;,&quot;)/1" office:value-type="float" office:value="47.5187407993827" calcext:value-type="float">
            <text:p>47,52</text:p>
          </table:table-cell>
          <table:table-cell table:style-name="ce7" table:formula="of:=SUBSTITUTE([.C18];&quot;.&quot;;&quot;,&quot;)/1" office:value-type="float" office:value="-2139.61284332" calcext:value-type="float">
            <text:p>-2.139,61</text:p>
          </table:table-cell>
          <table:table-cell table:style-name="ce7" table:formula="of:=SUBSTITUTE([.D18];&quot;.&quot;;&quot;,&quot;)/1" office:value-type="float" office:value="0.5" calcext:value-type="float">
            <text:p>0,50</text:p>
          </table:table-cell>
          <table:table-cell table:style-name="ce7" table:formula="of:=SUBSTITUTE([.E1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347.81786967</text:p>
          </table:table-cell>
          <table:table-cell table:style-name="ce5" office:value-type="string" calcext:value-type="string">
            <text:p>42.15441359874184</text:p>
          </table:table-cell>
          <table:table-cell table:style-name="ce5" office:value-type="string" calcext:value-type="string">
            <text:p>-2325.95136948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19];&quot;.&quot;;&quot;,&quot;)/1" office:value-type="float" office:value="8347.81786967" calcext:value-type="float">
            <text:p>8.347,82</text:p>
          </table:table-cell>
          <table:table-cell table:style-name="ce7" table:formula="of:=SUBSTITUTE([.B19];&quot;.&quot;;&quot;,&quot;)/1" office:value-type="float" office:value="42.1544135987418" calcext:value-type="float">
            <text:p>42,15</text:p>
          </table:table-cell>
          <table:table-cell table:style-name="ce7" table:formula="of:=SUBSTITUTE([.C19];&quot;.&quot;;&quot;,&quot;)/1" office:value-type="float" office:value="-2325.95136948" calcext:value-type="float">
            <text:p>-2.325,95</text:p>
          </table:table-cell>
          <table:table-cell table:style-name="ce7" table:formula="of:=SUBSTITUTE([.D19];&quot;.&quot;;&quot;,&quot;)/1" office:value-type="float" office:value="0.5" calcext:value-type="float">
            <text:p>0,50</text:p>
          </table:table-cell>
          <table:table-cell table:style-name="ce7" table:formula="of:=SUBSTITUTE([.E1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00.67361958</text:p>
          </table:table-cell>
          <table:table-cell table:style-name="ce5" office:value-type="string" calcext:value-type="string">
            <text:p>43.47928886227645</text:p>
          </table:table-cell>
          <table:table-cell table:style-name="ce5" office:value-type="string" calcext:value-type="string">
            <text:p>-2240.38689505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0];&quot;.&quot;;&quot;,&quot;)/1" office:value-type="float" office:value="8400.67361958" calcext:value-type="float">
            <text:p>8.400,67</text:p>
          </table:table-cell>
          <table:table-cell table:style-name="ce7" table:formula="of:=SUBSTITUTE([.B20];&quot;.&quot;;&quot;,&quot;)/1" office:value-type="float" office:value="43.4792888622764" calcext:value-type="float">
            <text:p>43,48</text:p>
          </table:table-cell>
          <table:table-cell table:style-name="ce7" table:formula="of:=SUBSTITUTE([.C20];&quot;.&quot;;&quot;,&quot;)/1" office:value-type="float" office:value="-2240.38689505" calcext:value-type="float">
            <text:p>-2.240,39</text:p>
          </table:table-cell>
          <table:table-cell table:style-name="ce7" table:formula="of:=SUBSTITUTE([.D20];&quot;.&quot;;&quot;,&quot;)/1" office:value-type="float" office:value="0.5" calcext:value-type="float">
            <text:p>0,50</text:p>
          </table:table-cell>
          <table:table-cell table:style-name="ce7" table:formula="of:=SUBSTITUTE([.E2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244.08085009</text:p>
          </table:table-cell>
          <table:table-cell table:style-name="ce5" office:value-type="string" calcext:value-type="string">
            <text:p>38.14171935254158</text:p>
          </table:table-cell>
          <table:table-cell table:style-name="ce5" office:value-type="string" calcext:value-type="string">
            <text:p>-2329.53093014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1];&quot;.&quot;;&quot;,&quot;)/1" office:value-type="float" office:value="8244.08085009" calcext:value-type="float">
            <text:p>8.244,08</text:p>
          </table:table-cell>
          <table:table-cell table:style-name="ce7" table:formula="of:=SUBSTITUTE([.B21];&quot;.&quot;;&quot;,&quot;)/1" office:value-type="float" office:value="38.1417193525416" calcext:value-type="float">
            <text:p>38,14</text:p>
          </table:table-cell>
          <table:table-cell table:style-name="ce7" table:formula="of:=SUBSTITUTE([.C21];&quot;.&quot;;&quot;,&quot;)/1" office:value-type="float" office:value="-2329.53093014" calcext:value-type="float">
            <text:p>-2.329,53</text:p>
          </table:table-cell>
          <table:table-cell table:style-name="ce7" table:formula="of:=SUBSTITUTE([.D21];&quot;.&quot;;&quot;,&quot;)/1" office:value-type="float" office:value="0.5" calcext:value-type="float">
            <text:p>0,50</text:p>
          </table:table-cell>
          <table:table-cell table:style-name="ce7" table:formula="of:=SUBSTITUTE([.E2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342.80717458</text:p>
          </table:table-cell>
          <table:table-cell table:style-name="ce5" office:value-type="string" calcext:value-type="string">
            <text:p>40.22613379187446</text:p>
          </table:table-cell>
          <table:table-cell table:style-name="ce5" office:value-type="string" calcext:value-type="string">
            <text:p>-2278.48707253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2];&quot;.&quot;;&quot;,&quot;)/1" office:value-type="float" office:value="8342.80717458" calcext:value-type="float">
            <text:p>8.342,81</text:p>
          </table:table-cell>
          <table:table-cell table:style-name="ce7" table:formula="of:=SUBSTITUTE([.B22];&quot;.&quot;;&quot;,&quot;)/1" office:value-type="float" office:value="40.2261337918745" calcext:value-type="float">
            <text:p>40,23</text:p>
          </table:table-cell>
          <table:table-cell table:style-name="ce7" table:formula="of:=SUBSTITUTE([.C22];&quot;.&quot;;&quot;,&quot;)/1" office:value-type="float" office:value="-2278.48707253" calcext:value-type="float">
            <text:p>-2.278,49</text:p>
          </table:table-cell>
          <table:table-cell table:style-name="ce7" table:formula="of:=SUBSTITUTE([.D22];&quot;.&quot;;&quot;,&quot;)/1" office:value-type="float" office:value="0.5" calcext:value-type="float">
            <text:p>0,50</text:p>
          </table:table-cell>
          <table:table-cell table:style-name="ce7" table:formula="of:=SUBSTITUTE([.E2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326.00000004</text:p>
          </table:table-cell>
          <table:table-cell table:style-name="ce5" office:value-type="string" calcext:value-type="string">
            <text:p>41.379000257400044</text:p>
          </table:table-cell>
          <table:table-cell table:style-name="ce5" office:value-type="string" calcext:value-type="string">
            <text:p>-2331.81004221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3];&quot;.&quot;;&quot;,&quot;)/1" office:value-type="float" office:value="8326.00000004" calcext:value-type="float">
            <text:p>8.326,00</text:p>
          </table:table-cell>
          <table:table-cell table:style-name="ce7" table:formula="of:=SUBSTITUTE([.B23];&quot;.&quot;;&quot;,&quot;)/1" office:value-type="float" office:value="41.3790002574" calcext:value-type="float">
            <text:p>41,38</text:p>
          </table:table-cell>
          <table:table-cell table:style-name="ce7" table:formula="of:=SUBSTITUTE([.C23];&quot;.&quot;;&quot;,&quot;)/1" office:value-type="float" office:value="-2331.81004221" calcext:value-type="float">
            <text:p>-2.331,81</text:p>
          </table:table-cell>
          <table:table-cell table:style-name="ce7" table:formula="of:=SUBSTITUTE([.D23];&quot;.&quot;;&quot;,&quot;)/1" office:value-type="float" office:value="0.5" calcext:value-type="float">
            <text:p>0,50</text:p>
          </table:table-cell>
          <table:table-cell table:style-name="ce7" table:formula="of:=SUBSTITUTE([.E2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42.42643747</text:p>
          </table:table-cell>
          <table:table-cell table:style-name="ce5" office:value-type="string" calcext:value-type="string">
            <text:p>45.99724594774244</text:p>
          </table:table-cell>
          <table:table-cell table:style-name="ce5" office:value-type="string" calcext:value-type="string">
            <text:p>-2249.40250816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4];&quot;.&quot;;&quot;,&quot;)/1" office:value-type="float" office:value="8442.42643747" calcext:value-type="float">
            <text:p>8.442,43</text:p>
          </table:table-cell>
          <table:table-cell table:style-name="ce7" table:formula="of:=SUBSTITUTE([.B24];&quot;.&quot;;&quot;,&quot;)/1" office:value-type="float" office:value="45.9972459477424" calcext:value-type="float">
            <text:p>46,00</text:p>
          </table:table-cell>
          <table:table-cell table:style-name="ce7" table:formula="of:=SUBSTITUTE([.C24];&quot;.&quot;;&quot;,&quot;)/1" office:value-type="float" office:value="-2249.40250816" calcext:value-type="float">
            <text:p>-2.249,40</text:p>
          </table:table-cell>
          <table:table-cell table:style-name="ce7" table:formula="of:=SUBSTITUTE([.D24];&quot;.&quot;;&quot;,&quot;)/1" office:value-type="float" office:value="0.5" calcext:value-type="float">
            <text:p>0,50</text:p>
          </table:table-cell>
          <table:table-cell table:style-name="ce7" table:formula="of:=SUBSTITUTE([.E2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45.85082901</text:p>
          </table:table-cell>
          <table:table-cell table:style-name="ce5" office:value-type="string" calcext:value-type="string">
            <text:p>48.29027321414832</text:p>
          </table:table-cell>
          <table:table-cell table:style-name="ce5" office:value-type="string" calcext:value-type="string">
            <text:p>-2189.22267110000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5];&quot;.&quot;;&quot;,&quot;)/1" office:value-type="float" office:value="8445.85082901" calcext:value-type="float">
            <text:p>8.445,85</text:p>
          </table:table-cell>
          <table:table-cell table:style-name="ce7" table:formula="of:=SUBSTITUTE([.B25];&quot;.&quot;;&quot;,&quot;)/1" office:value-type="float" office:value="48.2902732141483" calcext:value-type="float">
            <text:p>48,29</text:p>
          </table:table-cell>
          <table:table-cell table:style-name="ce7" table:formula="of:=SUBSTITUTE([.C25];&quot;.&quot;;&quot;,&quot;)/1" office:value-type="float" office:value="-2189.2226711" calcext:value-type="float">
            <text:p>-2.189,22</text:p>
          </table:table-cell>
          <table:table-cell table:style-name="ce7" table:formula="of:=SUBSTITUTE([.D25];&quot;.&quot;;&quot;,&quot;)/1" office:value-type="float" office:value="0.5" calcext:value-type="float">
            <text:p>0,50</text:p>
          </table:table-cell>
          <table:table-cell table:style-name="ce7" table:formula="of:=SUBSTITUTE([.E2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46.04392083</text:p>
          </table:table-cell>
          <table:table-cell table:style-name="ce5" office:value-type="string" calcext:value-type="string">
            <text:p>53.46922662295133</text:p>
          </table:table-cell>
          <table:table-cell table:style-name="ce5" office:value-type="string" calcext:value-type="string">
            <text:p>-2165.05693746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6];&quot;.&quot;;&quot;,&quot;)/1" office:value-type="float" office:value="8446.04392083" calcext:value-type="float">
            <text:p>8.446,04</text:p>
          </table:table-cell>
          <table:table-cell table:style-name="ce7" table:formula="of:=SUBSTITUTE([.B26];&quot;.&quot;;&quot;,&quot;)/1" office:value-type="float" office:value="53.4692266229513" calcext:value-type="float">
            <text:p>53,47</text:p>
          </table:table-cell>
          <table:table-cell table:style-name="ce7" table:formula="of:=SUBSTITUTE([.C26];&quot;.&quot;;&quot;,&quot;)/1" office:value-type="float" office:value="-2165.05693746" calcext:value-type="float">
            <text:p>-2.165,06</text:p>
          </table:table-cell>
          <table:table-cell table:style-name="ce7" table:formula="of:=SUBSTITUTE([.D26];&quot;.&quot;;&quot;,&quot;)/1" office:value-type="float" office:value="0.5" calcext:value-type="float">
            <text:p>0,50</text:p>
          </table:table-cell>
          <table:table-cell table:style-name="ce7" table:formula="of:=SUBSTITUTE([.E2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346.00000082</text:p>
          </table:table-cell>
          <table:table-cell table:style-name="ce5" office:value-type="string" calcext:value-type="string">
            <text:p>48.16446078451951</text:p>
          </table:table-cell>
          <table:table-cell table:style-name="ce5" office:value-type="string" calcext:value-type="string">
            <text:p>-2205.33635986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7];&quot;.&quot;;&quot;,&quot;)/1" office:value-type="float" office:value="8346.00000082" calcext:value-type="float">
            <text:p>8.346,00</text:p>
          </table:table-cell>
          <table:table-cell table:style-name="ce7" table:formula="of:=SUBSTITUTE([.B27];&quot;.&quot;;&quot;,&quot;)/1" office:value-type="float" office:value="48.1644607845195" calcext:value-type="float">
            <text:p>48,16</text:p>
          </table:table-cell>
          <table:table-cell table:style-name="ce7" table:formula="of:=SUBSTITUTE([.C27];&quot;.&quot;;&quot;,&quot;)/1" office:value-type="float" office:value="-2205.33635986" calcext:value-type="float">
            <text:p>-2.205,34</text:p>
          </table:table-cell>
          <table:table-cell table:style-name="ce7" table:formula="of:=SUBSTITUTE([.D27];&quot;.&quot;;&quot;,&quot;)/1" office:value-type="float" office:value="0.5" calcext:value-type="float">
            <text:p>0,50</text:p>
          </table:table-cell>
          <table:table-cell table:style-name="ce7" table:formula="of:=SUBSTITUTE([.E2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11.00000526</text:p>
          </table:table-cell>
          <table:table-cell table:style-name="ce5" office:value-type="string" calcext:value-type="string">
            <text:p>55.54729178417691</text:p>
          </table:table-cell>
          <table:table-cell table:style-name="ce5" office:value-type="string" calcext:value-type="string">
            <text:p>-2177.03599147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8];&quot;.&quot;;&quot;,&quot;)/1" office:value-type="float" office:value="8411.00000526" calcext:value-type="float">
            <text:p>8.411,00</text:p>
          </table:table-cell>
          <table:table-cell table:style-name="ce7" table:formula="of:=SUBSTITUTE([.B28];&quot;.&quot;;&quot;,&quot;)/1" office:value-type="float" office:value="55.5472917841769" calcext:value-type="float">
            <text:p>55,55</text:p>
          </table:table-cell>
          <table:table-cell table:style-name="ce7" table:formula="of:=SUBSTITUTE([.C28];&quot;.&quot;;&quot;,&quot;)/1" office:value-type="float" office:value="-2177.03599147" calcext:value-type="float">
            <text:p>-2.177,04</text:p>
          </table:table-cell>
          <table:table-cell table:style-name="ce7" table:formula="of:=SUBSTITUTE([.D28];&quot;.&quot;;&quot;,&quot;)/1" office:value-type="float" office:value="0.5" calcext:value-type="float">
            <text:p>0,50</text:p>
          </table:table-cell>
          <table:table-cell table:style-name="ce7" table:formula="of:=SUBSTITUTE([.E2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390" calcext:value-type="float">
            <text:p>8390</text:p>
          </table:table-cell>
          <table:table-cell table:style-name="ce5" office:value-type="string" calcext:value-type="string">
            <text:p>53.06676454987416</text:p>
          </table:table-cell>
          <table:table-cell table:style-name="ce5" office:value-type="string" calcext:value-type="string">
            <text:p>-2262.54095020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29];&quot;.&quot;;&quot;,&quot;)/1" office:value-type="float" office:value="8390" calcext:value-type="float">
            <text:p>8.390,00</text:p>
          </table:table-cell>
          <table:table-cell table:style-name="ce7" table:formula="of:=SUBSTITUTE([.B29];&quot;.&quot;;&quot;,&quot;)/1" office:value-type="float" office:value="53.0667645498742" calcext:value-type="float">
            <text:p>53,07</text:p>
          </table:table-cell>
          <table:table-cell table:style-name="ce7" table:formula="of:=SUBSTITUTE([.C29];&quot;.&quot;;&quot;,&quot;)/1" office:value-type="float" office:value="-2262.5409502" calcext:value-type="float">
            <text:p>-2.262,54</text:p>
          </table:table-cell>
          <table:table-cell table:style-name="ce7" table:formula="of:=SUBSTITUTE([.D29];&quot;.&quot;;&quot;,&quot;)/1" office:value-type="float" office:value="0.5" calcext:value-type="float">
            <text:p>0,50</text:p>
          </table:table-cell>
          <table:table-cell table:style-name="ce7" table:formula="of:=SUBSTITUTE([.E2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75.47608106</text:p>
          </table:table-cell>
          <table:table-cell table:style-name="ce5" office:value-type="string" calcext:value-type="string">
            <text:p>50.71755940333871</text:p>
          </table:table-cell>
          <table:table-cell table:style-name="ce5" office:value-type="string" calcext:value-type="string">
            <text:p>-2204.57590374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0];&quot;.&quot;;&quot;,&quot;)/1" office:value-type="float" office:value="8475.47608106" calcext:value-type="float">
            <text:p>8.475,48</text:p>
          </table:table-cell>
          <table:table-cell table:style-name="ce7" table:formula="of:=SUBSTITUTE([.B30];&quot;.&quot;;&quot;,&quot;)/1" office:value-type="float" office:value="50.7175594033387" calcext:value-type="float">
            <text:p>50,72</text:p>
          </table:table-cell>
          <table:table-cell table:style-name="ce7" table:formula="of:=SUBSTITUTE([.C30];&quot;.&quot;;&quot;,&quot;)/1" office:value-type="float" office:value="-2204.57590374" calcext:value-type="float">
            <text:p>-2.204,58</text:p>
          </table:table-cell>
          <table:table-cell table:style-name="ce7" table:formula="of:=SUBSTITUTE([.D30];&quot;.&quot;;&quot;,&quot;)/1" office:value-type="float" office:value="0.5" calcext:value-type="float">
            <text:p>0,50</text:p>
          </table:table-cell>
          <table:table-cell table:style-name="ce7" table:formula="of:=SUBSTITUTE([.E3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440.86093217</text:p>
          </table:table-cell>
          <table:table-cell table:style-name="ce5" office:value-type="string" calcext:value-type="string">
            <text:p>44.24667495113105</text:p>
          </table:table-cell>
          <table:table-cell table:style-name="ce5" office:value-type="string" calcext:value-type="string">
            <text:p>-2218.76769280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1];&quot;.&quot;;&quot;,&quot;)/1" office:value-type="float" office:value="8440.86093217" calcext:value-type="float">
            <text:p>8.440,86</text:p>
          </table:table-cell>
          <table:table-cell table:style-name="ce7" table:formula="of:=SUBSTITUTE([.B31];&quot;.&quot;;&quot;,&quot;)/1" office:value-type="float" office:value="44.246674951131" calcext:value-type="float">
            <text:p>44,25</text:p>
          </table:table-cell>
          <table:table-cell table:style-name="ce7" table:formula="of:=SUBSTITUTE([.C31];&quot;.&quot;;&quot;,&quot;)/1" office:value-type="float" office:value="-2218.7676928" calcext:value-type="float">
            <text:p>-2.218,77</text:p>
          </table:table-cell>
          <table:table-cell table:style-name="ce7" table:formula="of:=SUBSTITUTE([.D31];&quot;.&quot;;&quot;,&quot;)/1" office:value-type="float" office:value="0.5" calcext:value-type="float">
            <text:p>0,50</text:p>
          </table:table-cell>
          <table:table-cell table:style-name="ce7" table:formula="of:=SUBSTITUTE([.E3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577.75645392</text:p>
          </table:table-cell>
          <table:table-cell table:style-name="ce5" office:value-type="string" calcext:value-type="string">
            <text:p>53.22223740789472</text:p>
          </table:table-cell>
          <table:table-cell table:style-name="ce5" office:value-type="string" calcext:value-type="string">
            <text:p>-2191.22389975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2];&quot;.&quot;;&quot;,&quot;)/1" office:value-type="float" office:value="8577.75645392" calcext:value-type="float">
            <text:p>8.577,76</text:p>
          </table:table-cell>
          <table:table-cell table:style-name="ce7" table:formula="of:=SUBSTITUTE([.B32];&quot;.&quot;;&quot;,&quot;)/1" office:value-type="float" office:value="53.2222374078947" calcext:value-type="float">
            <text:p>53,22</text:p>
          </table:table-cell>
          <table:table-cell table:style-name="ce7" table:formula="of:=SUBSTITUTE([.C32];&quot;.&quot;;&quot;,&quot;)/1" office:value-type="float" office:value="-2191.22389975" calcext:value-type="float">
            <text:p>-2.191,22</text:p>
          </table:table-cell>
          <table:table-cell table:style-name="ce7" table:formula="of:=SUBSTITUTE([.D32];&quot;.&quot;;&quot;,&quot;)/1" office:value-type="float" office:value="0.5" calcext:value-type="float">
            <text:p>0,50</text:p>
          </table:table-cell>
          <table:table-cell table:style-name="ce7" table:formula="of:=SUBSTITUTE([.E3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30.00009999</text:p>
          </table:table-cell>
          <table:table-cell table:style-name="ce5" office:value-type="string" calcext:value-type="string">
            <text:p>58.957873794539644</text:p>
          </table:table-cell>
          <table:table-cell table:style-name="ce5" office:value-type="string" calcext:value-type="string">
            <text:p>-2168.31686538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3];&quot;.&quot;;&quot;,&quot;)/1" office:value-type="float" office:value="8630.00009999" calcext:value-type="float">
            <text:p>8.630,00</text:p>
          </table:table-cell>
          <table:table-cell table:style-name="ce7" table:formula="of:=SUBSTITUTE([.B33];&quot;.&quot;;&quot;,&quot;)/1" office:value-type="float" office:value="58.9578737945396" calcext:value-type="float">
            <text:p>58,96</text:p>
          </table:table-cell>
          <table:table-cell table:style-name="ce7" table:formula="of:=SUBSTITUTE([.C33];&quot;.&quot;;&quot;,&quot;)/1" office:value-type="float" office:value="-2168.31686538" calcext:value-type="float">
            <text:p>-2.168,32</text:p>
          </table:table-cell>
          <table:table-cell table:style-name="ce7" table:formula="of:=SUBSTITUTE([.D33];&quot;.&quot;;&quot;,&quot;)/1" office:value-type="float" office:value="0.5" calcext:value-type="float">
            <text:p>0,50</text:p>
          </table:table-cell>
          <table:table-cell table:style-name="ce7" table:formula="of:=SUBSTITUTE([.E3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19.92000063</text:p>
          </table:table-cell>
          <table:table-cell table:style-name="ce5" office:value-type="string" calcext:value-type="string">
            <text:p>63.41389347012376</text:p>
          </table:table-cell>
          <table:table-cell table:style-name="ce5" office:value-type="string" calcext:value-type="string">
            <text:p>-2114.515792830000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4];&quot;.&quot;;&quot;,&quot;)/1" office:value-type="float" office:value="8719.92000063" calcext:value-type="float">
            <text:p>8.719,92</text:p>
          </table:table-cell>
          <table:table-cell table:style-name="ce7" table:formula="of:=SUBSTITUTE([.B34];&quot;.&quot;;&quot;,&quot;)/1" office:value-type="float" office:value="63.4138934701238" calcext:value-type="float">
            <text:p>63,41</text:p>
          </table:table-cell>
          <table:table-cell table:style-name="ce7" table:formula="of:=SUBSTITUTE([.C34];&quot;.&quot;;&quot;,&quot;)/1" office:value-type="float" office:value="-2114.51579283" calcext:value-type="float">
            <text:p>-2.114,52</text:p>
          </table:table-cell>
          <table:table-cell table:style-name="ce7" table:formula="of:=SUBSTITUTE([.D34];&quot;.&quot;;&quot;,&quot;)/1" office:value-type="float" office:value="1" calcext:value-type="float">
            <text:p>1,00</text:p>
          </table:table-cell>
          <table:table-cell table:style-name="ce7" table:formula="of:=SUBSTITUTE([.E3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09.31790752</text:p>
          </table:table-cell>
          <table:table-cell table:style-name="ce5" office:value-type="string" calcext:value-type="string">
            <text:p>61.36892612830072</text:p>
          </table:table-cell>
          <table:table-cell table:style-name="ce5" office:value-type="string" calcext:value-type="string">
            <text:p>-2178.405672320000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5];&quot;.&quot;;&quot;,&quot;)/1" office:value-type="float" office:value="8709.31790752" calcext:value-type="float">
            <text:p>8.709,32</text:p>
          </table:table-cell>
          <table:table-cell table:style-name="ce7" table:formula="of:=SUBSTITUTE([.B35];&quot;.&quot;;&quot;,&quot;)/1" office:value-type="float" office:value="61.3689261283007" calcext:value-type="float">
            <text:p>61,37</text:p>
          </table:table-cell>
          <table:table-cell table:style-name="ce7" table:formula="of:=SUBSTITUTE([.C35];&quot;.&quot;;&quot;,&quot;)/1" office:value-type="float" office:value="-2178.40567232" calcext:value-type="float">
            <text:p>-2.178,41</text:p>
          </table:table-cell>
          <table:table-cell table:style-name="ce7" table:formula="of:=SUBSTITUTE([.D35];&quot;.&quot;;&quot;,&quot;)/1" office:value-type="float" office:value="1" calcext:value-type="float">
            <text:p>1,00</text:p>
          </table:table-cell>
          <table:table-cell table:style-name="ce7" table:formula="of:=SUBSTITUTE([.E3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691" calcext:value-type="float">
            <text:p>8691</text:p>
          </table:table-cell>
          <table:table-cell table:style-name="ce5" office:value-type="string" calcext:value-type="string">
            <text:p>59.277873233434896</text:p>
          </table:table-cell>
          <table:table-cell table:style-name="ce5" office:value-type="string" calcext:value-type="string">
            <text:p>-2196.66012792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6];&quot;.&quot;;&quot;,&quot;)/1" office:value-type="float" office:value="8691" calcext:value-type="float">
            <text:p>8.691,00</text:p>
          </table:table-cell>
          <table:table-cell table:style-name="ce7" table:formula="of:=SUBSTITUTE([.B36];&quot;.&quot;;&quot;,&quot;)/1" office:value-type="float" office:value="59.2778732334349" calcext:value-type="float">
            <text:p>59,28</text:p>
          </table:table-cell>
          <table:table-cell table:style-name="ce7" table:formula="of:=SUBSTITUTE([.C36];&quot;.&quot;;&quot;,&quot;)/1" office:value-type="float" office:value="-2196.66012792" calcext:value-type="float">
            <text:p>-2.196,66</text:p>
          </table:table-cell>
          <table:table-cell table:style-name="ce7" table:formula="of:=SUBSTITUTE([.D36];&quot;.&quot;;&quot;,&quot;)/1" office:value-type="float" office:value="0.5" calcext:value-type="float">
            <text:p>0,50</text:p>
          </table:table-cell>
          <table:table-cell table:style-name="ce7" table:formula="of:=SUBSTITUTE([.E3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85.43042544</text:p>
          </table:table-cell>
          <table:table-cell table:style-name="ce5" office:value-type="string" calcext:value-type="string">
            <text:p>58.865718944738816</text:p>
          </table:table-cell>
          <table:table-cell table:style-name="ce5" office:value-type="string" calcext:value-type="string">
            <text:p>-2218.4828926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7];&quot;.&quot;;&quot;,&quot;)/1" office:value-type="float" office:value="8685.43042544" calcext:value-type="float">
            <text:p>8.685,43</text:p>
          </table:table-cell>
          <table:table-cell table:style-name="ce7" table:formula="of:=SUBSTITUTE([.B37];&quot;.&quot;;&quot;,&quot;)/1" office:value-type="float" office:value="58.8657189447388" calcext:value-type="float">
            <text:p>58,87</text:p>
          </table:table-cell>
          <table:table-cell table:style-name="ce7" table:formula="of:=SUBSTITUTE([.C37];&quot;.&quot;;&quot;,&quot;)/1" office:value-type="float" office:value="-2218.48289267" calcext:value-type="float">
            <text:p>-2.218,48</text:p>
          </table:table-cell>
          <table:table-cell table:style-name="ce7" table:formula="of:=SUBSTITUTE([.D37];&quot;.&quot;;&quot;,&quot;)/1" office:value-type="float" office:value="0.5" calcext:value-type="float">
            <text:p>0,50</text:p>
          </table:table-cell>
          <table:table-cell table:style-name="ce7" table:formula="of:=SUBSTITUTE([.E3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59.16820576304066</text:p>
          </table:table-cell>
          <table:table-cell table:style-name="ce5" office:value-type="string" calcext:value-type="string">
            <text:p>-2195.1532161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8];&quot;.&quot;;&quot;,&quot;)/1" office:value-type="float" office:value="8696.29719454" calcext:value-type="float">
            <text:p>8.696,30</text:p>
          </table:table-cell>
          <table:table-cell table:style-name="ce7" table:formula="of:=SUBSTITUTE([.B38];&quot;.&quot;;&quot;,&quot;)/1" office:value-type="float" office:value="59.1682057630407" calcext:value-type="float">
            <text:p>59,17</text:p>
          </table:table-cell>
          <table:table-cell table:style-name="ce7" table:formula="of:=SUBSTITUTE([.C38];&quot;.&quot;;&quot;,&quot;)/1" office:value-type="float" office:value="-2195.15321618" calcext:value-type="float">
            <text:p>-2.195,15</text:p>
          </table:table-cell>
          <table:table-cell table:style-name="ce7" table:formula="of:=SUBSTITUTE([.D38];&quot;.&quot;;&quot;,&quot;)/1" office:value-type="float" office:value="0.5" calcext:value-type="float">
            <text:p>0,50</text:p>
          </table:table-cell>
          <table:table-cell table:style-name="ce7" table:formula="of:=SUBSTITUTE([.E3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626" calcext:value-type="float">
            <text:p>8626</text:p>
          </table:table-cell>
          <table:table-cell table:style-name="ce5" office:value-type="string" calcext:value-type="string">
            <text:p>51.04363365085936</text:p>
          </table:table-cell>
          <table:table-cell table:style-name="ce5" office:value-type="string" calcext:value-type="string">
            <text:p>-2222.247468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39];&quot;.&quot;;&quot;,&quot;)/1" office:value-type="float" office:value="8626" calcext:value-type="float">
            <text:p>8.626,00</text:p>
          </table:table-cell>
          <table:table-cell table:style-name="ce7" table:formula="of:=SUBSTITUTE([.B39];&quot;.&quot;;&quot;,&quot;)/1" office:value-type="float" office:value="51.0436336508594" calcext:value-type="float">
            <text:p>51,04</text:p>
          </table:table-cell>
          <table:table-cell table:style-name="ce7" table:formula="of:=SUBSTITUTE([.C39];&quot;.&quot;;&quot;,&quot;)/1" office:value-type="float" office:value="-2222.2474688" calcext:value-type="float">
            <text:p>-2.222,25</text:p>
          </table:table-cell>
          <table:table-cell table:style-name="ce7" table:formula="of:=SUBSTITUTE([.D39];&quot;.&quot;;&quot;,&quot;)/1" office:value-type="float" office:value="0.5" calcext:value-type="float">
            <text:p>0,50</text:p>
          </table:table-cell>
          <table:table-cell table:style-name="ce7" table:formula="of:=SUBSTITUTE([.E3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17.24999714</text:p>
          </table:table-cell>
          <table:table-cell table:style-name="ce5" office:value-type="string" calcext:value-type="string">
            <text:p>49.03034548722867</text:p>
          </table:table-cell>
          <table:table-cell table:style-name="ce5" office:value-type="string" calcext:value-type="string">
            <text:p>-2200.57485375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0];&quot;.&quot;;&quot;,&quot;)/1" office:value-type="float" office:value="8717.24999714" calcext:value-type="float">
            <text:p>8.717,25</text:p>
          </table:table-cell>
          <table:table-cell table:style-name="ce7" table:formula="of:=SUBSTITUTE([.B40];&quot;.&quot;;&quot;,&quot;)/1" office:value-type="float" office:value="49.0303454872287" calcext:value-type="float">
            <text:p>49,03</text:p>
          </table:table-cell>
          <table:table-cell table:style-name="ce7" table:formula="of:=SUBSTITUTE([.C40];&quot;.&quot;;&quot;,&quot;)/1" office:value-type="float" office:value="-2200.57485375" calcext:value-type="float">
            <text:p>-2.200,57</text:p>
          </table:table-cell>
          <table:table-cell table:style-name="ce7" table:formula="of:=SUBSTITUTE([.D40];&quot;.&quot;;&quot;,&quot;)/1" office:value-type="float" office:value="0.5" calcext:value-type="float">
            <text:p>0,50</text:p>
          </table:table-cell>
          <table:table-cell table:style-name="ce7" table:formula="of:=SUBSTITUTE([.E4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99.0074477</text:p>
          </table:table-cell>
          <table:table-cell table:style-name="ce5" office:value-type="string" calcext:value-type="string">
            <text:p>54.21540772329586</text:p>
          </table:table-cell>
          <table:table-cell table:style-name="ce5" office:value-type="string" calcext:value-type="string">
            <text:p>-2103.81502864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1];&quot;.&quot;;&quot;,&quot;)/1" office:value-type="float" office:value="8899.0074477" calcext:value-type="float">
            <text:p>8.899,01</text:p>
          </table:table-cell>
          <table:table-cell table:style-name="ce7" table:formula="of:=SUBSTITUTE([.B41];&quot;.&quot;;&quot;,&quot;)/1" office:value-type="float" office:value="54.2154077232959" calcext:value-type="float">
            <text:p>54,22</text:p>
          </table:table-cell>
          <table:table-cell table:style-name="ce7" table:formula="of:=SUBSTITUTE([.C41];&quot;.&quot;;&quot;,&quot;)/1" office:value-type="float" office:value="-2103.81502864" calcext:value-type="float">
            <text:p>-2.103,82</text:p>
          </table:table-cell>
          <table:table-cell table:style-name="ce7" table:formula="of:=SUBSTITUTE([.D41];&quot;.&quot;;&quot;,&quot;)/1" office:value-type="float" office:value="0.5" calcext:value-type="float">
            <text:p>0,50</text:p>
          </table:table-cell>
          <table:table-cell table:style-name="ce7" table:formula="of:=SUBSTITUTE([.E4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98.00000017</text:p>
          </table:table-cell>
          <table:table-cell table:style-name="ce5" office:value-type="string" calcext:value-type="string">
            <text:p>60.6206396170384</text:p>
          </table:table-cell>
          <table:table-cell table:style-name="ce5" office:value-type="string" calcext:value-type="string">
            <text:p>-1966.6041003800005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2];&quot;.&quot;;&quot;,&quot;)/1" office:value-type="float" office:value="8998.00000017" calcext:value-type="float">
            <text:p>8.998,00</text:p>
          </table:table-cell>
          <table:table-cell table:style-name="ce7" table:formula="of:=SUBSTITUTE([.B42];&quot;.&quot;;&quot;,&quot;)/1" office:value-type="float" office:value="60.6206396170384" calcext:value-type="float">
            <text:p>60,62</text:p>
          </table:table-cell>
          <table:table-cell table:style-name="ce7" table:formula="of:=SUBSTITUTE([.C42];&quot;.&quot;;&quot;,&quot;)/1" office:value-type="float" office:value="-1966.60410038" calcext:value-type="float">
            <text:p>-1.966,60</text:p>
          </table:table-cell>
          <table:table-cell table:style-name="ce7" table:formula="of:=SUBSTITUTE([.D42];&quot;.&quot;;&quot;,&quot;)/1" office:value-type="float" office:value="1" calcext:value-type="float">
            <text:p>1,00</text:p>
          </table:table-cell>
          <table:table-cell table:style-name="ce7" table:formula="of:=SUBSTITUTE([.E4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50.46931479</text:p>
          </table:table-cell>
          <table:table-cell table:style-name="ce5" office:value-type="string" calcext:value-type="string">
            <text:p>55.5888309343229</text:p>
          </table:table-cell>
          <table:table-cell table:style-name="ce5" office:value-type="string" calcext:value-type="string">
            <text:p>-2110.11399076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3];&quot;.&quot;;&quot;,&quot;)/1" office:value-type="float" office:value="8950.46931479" calcext:value-type="float">
            <text:p>8.950,47</text:p>
          </table:table-cell>
          <table:table-cell table:style-name="ce7" table:formula="of:=SUBSTITUTE([.B43];&quot;.&quot;;&quot;,&quot;)/1" office:value-type="float" office:value="55.5888309343229" calcext:value-type="float">
            <text:p>55,59</text:p>
          </table:table-cell>
          <table:table-cell table:style-name="ce7" table:formula="of:=SUBSTITUTE([.C43];&quot;.&quot;;&quot;,&quot;)/1" office:value-type="float" office:value="-2110.11399076" calcext:value-type="float">
            <text:p>-2.110,11</text:p>
          </table:table-cell>
          <table:table-cell table:style-name="ce7" table:formula="of:=SUBSTITUTE([.D43];&quot;.&quot;;&quot;,&quot;)/1" office:value-type="float" office:value="0.5" calcext:value-type="float">
            <text:p>0,50</text:p>
          </table:table-cell>
          <table:table-cell table:style-name="ce7" table:formula="of:=SUBSTITUTE([.E4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90.92000064</text:p>
          </table:table-cell>
          <table:table-cell table:style-name="ce5" office:value-type="string" calcext:value-type="string">
            <text:p>51.020278666812466</text:p>
          </table:table-cell>
          <table:table-cell table:style-name="ce5" office:value-type="string" calcext:value-type="string">
            <text:p>-2137.10562173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4];&quot;.&quot;;&quot;,&quot;)/1" office:value-type="float" office:value="8890.92000064" calcext:value-type="float">
            <text:p>8.890,92</text:p>
          </table:table-cell>
          <table:table-cell table:style-name="ce7" table:formula="of:=SUBSTITUTE([.B44];&quot;.&quot;;&quot;,&quot;)/1" office:value-type="float" office:value="51.0202786668125" calcext:value-type="float">
            <text:p>51,02</text:p>
          </table:table-cell>
          <table:table-cell table:style-name="ce7" table:formula="of:=SUBSTITUTE([.C44];&quot;.&quot;;&quot;,&quot;)/1" office:value-type="float" office:value="-2137.10562173" calcext:value-type="float">
            <text:p>-2.137,11</text:p>
          </table:table-cell>
          <table:table-cell table:style-name="ce7" table:formula="of:=SUBSTITUTE([.D44];&quot;.&quot;;&quot;,&quot;)/1" office:value-type="float" office:value="0.5" calcext:value-type="float">
            <text:p>0,50</text:p>
          </table:table-cell>
          <table:table-cell table:style-name="ce7" table:formula="of:=SUBSTITUTE([.E4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50.99999817</text:p>
          </table:table-cell>
          <table:table-cell table:style-name="ce5" office:value-type="string" calcext:value-type="string">
            <text:p>54.06078472190319</text:p>
          </table:table-cell>
          <table:table-cell table:style-name="ce5" office:value-type="string" calcext:value-type="string">
            <text:p>-2107.27596332000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5];&quot;.&quot;;&quot;,&quot;)/1" office:value-type="float" office:value="8950.99999817" calcext:value-type="float">
            <text:p>8.951,00</text:p>
          </table:table-cell>
          <table:table-cell table:style-name="ce7" table:formula="of:=SUBSTITUTE([.B45];&quot;.&quot;;&quot;,&quot;)/1" office:value-type="float" office:value="54.0607847219032" calcext:value-type="float">
            <text:p>54,06</text:p>
          </table:table-cell>
          <table:table-cell table:style-name="ce7" table:formula="of:=SUBSTITUTE([.C45];&quot;.&quot;;&quot;,&quot;)/1" office:value-type="float" office:value="-2107.27596332" calcext:value-type="float">
            <text:p>-2.107,28</text:p>
          </table:table-cell>
          <table:table-cell table:style-name="ce7" table:formula="of:=SUBSTITUTE([.D45];&quot;.&quot;;&quot;,&quot;)/1" office:value-type="float" office:value="0.5" calcext:value-type="float">
            <text:p>0,50</text:p>
          </table:table-cell>
          <table:table-cell table:style-name="ce7" table:formula="of:=SUBSTITUTE([.E4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03.21</text:p>
          </table:table-cell>
          <table:table-cell table:style-name="ce5" office:value-type="string" calcext:value-type="string">
            <text:p>53.4865977121903</text:p>
          </table:table-cell>
          <table:table-cell table:style-name="ce5" office:value-type="string" calcext:value-type="string">
            <text:p>-2125.93859734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6];&quot;.&quot;;&quot;,&quot;)/1" office:value-type="float" office:value="8903.21" calcext:value-type="float">
            <text:p>8.903,21</text:p>
          </table:table-cell>
          <table:table-cell table:style-name="ce7" table:formula="of:=SUBSTITUTE([.B46];&quot;.&quot;;&quot;,&quot;)/1" office:value-type="float" office:value="53.4865977121903" calcext:value-type="float">
            <text:p>53,49</text:p>
          </table:table-cell>
          <table:table-cell table:style-name="ce7" table:formula="of:=SUBSTITUTE([.C46];&quot;.&quot;;&quot;,&quot;)/1" office:value-type="float" office:value="-2125.93859734" calcext:value-type="float">
            <text:p>-2.125,94</text:p>
          </table:table-cell>
          <table:table-cell table:style-name="ce7" table:formula="of:=SUBSTITUTE([.D46];&quot;.&quot;;&quot;,&quot;)/1" office:value-type="float" office:value="0.5" calcext:value-type="float">
            <text:p>0,50</text:p>
          </table:table-cell>
          <table:table-cell table:style-name="ce7" table:formula="of:=SUBSTITUTE([.E4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8838" calcext:value-type="float">
            <text:p>8838</text:p>
          </table:table-cell>
          <table:table-cell table:style-name="ce5" office:value-type="string" calcext:value-type="string">
            <text:p>47.411918953589996</text:p>
          </table:table-cell>
          <table:table-cell table:style-name="ce5" office:value-type="string" calcext:value-type="string">
            <text:p>-2162.63225148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7];&quot;.&quot;;&quot;,&quot;)/1" office:value-type="float" office:value="8838" calcext:value-type="float">
            <text:p>8.838,00</text:p>
          </table:table-cell>
          <table:table-cell table:style-name="ce7" table:formula="of:=SUBSTITUTE([.B47];&quot;.&quot;;&quot;,&quot;)/1" office:value-type="float" office:value="47.41191895359" calcext:value-type="float">
            <text:p>47,41</text:p>
          </table:table-cell>
          <table:table-cell table:style-name="ce7" table:formula="of:=SUBSTITUTE([.C47];&quot;.&quot;;&quot;,&quot;)/1" office:value-type="float" office:value="-2162.63225148" calcext:value-type="float">
            <text:p>-2.162,63</text:p>
          </table:table-cell>
          <table:table-cell table:style-name="ce7" table:formula="of:=SUBSTITUTE([.D47];&quot;.&quot;;&quot;,&quot;)/1" office:value-type="float" office:value="0.5" calcext:value-type="float">
            <text:p>0,50</text:p>
          </table:table-cell>
          <table:table-cell table:style-name="ce7" table:formula="of:=SUBSTITUTE([.E4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35.97273254</text:p>
          </table:table-cell>
          <table:table-cell table:style-name="ce5" office:value-type="string" calcext:value-type="string">
            <text:p>41.702606225940336</text:p>
          </table:table-cell>
          <table:table-cell table:style-name="ce5" office:value-type="string" calcext:value-type="string">
            <text:p>-2201.57667092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8];&quot;.&quot;;&quot;,&quot;)/1" office:value-type="float" office:value="8835.97273254" calcext:value-type="float">
            <text:p>8.835,97</text:p>
          </table:table-cell>
          <table:table-cell table:style-name="ce7" table:formula="of:=SUBSTITUTE([.B48];&quot;.&quot;;&quot;,&quot;)/1" office:value-type="float" office:value="41.7026062259403" calcext:value-type="float">
            <text:p>41,70</text:p>
          </table:table-cell>
          <table:table-cell table:style-name="ce7" table:formula="of:=SUBSTITUTE([.C48];&quot;.&quot;;&quot;,&quot;)/1" office:value-type="float" office:value="-2201.57667092" calcext:value-type="float">
            <text:p>-2.201,58</text:p>
          </table:table-cell>
          <table:table-cell table:style-name="ce7" table:formula="of:=SUBSTITUTE([.D48];&quot;.&quot;;&quot;,&quot;)/1" office:value-type="float" office:value="0.5" calcext:value-type="float">
            <text:p>0,50</text:p>
          </table:table-cell>
          <table:table-cell table:style-name="ce7" table:formula="of:=SUBSTITUTE([.E4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51.1463917</text:p>
          </table:table-cell>
          <table:table-cell table:style-name="ce5" office:value-type="string" calcext:value-type="string">
            <text:p>39.67902528053911</text:p>
          </table:table-cell>
          <table:table-cell table:style-name="ce5" office:value-type="string" calcext:value-type="string">
            <text:p>-2187.42845248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49];&quot;.&quot;;&quot;,&quot;)/1" office:value-type="float" office:value="8851.1463917" calcext:value-type="float">
            <text:p>8.851,15</text:p>
          </table:table-cell>
          <table:table-cell table:style-name="ce7" table:formula="of:=SUBSTITUTE([.B49];&quot;.&quot;;&quot;,&quot;)/1" office:value-type="float" office:value="39.6790252805391" calcext:value-type="float">
            <text:p>39,68</text:p>
          </table:table-cell>
          <table:table-cell table:style-name="ce7" table:formula="of:=SUBSTITUTE([.C49];&quot;.&quot;;&quot;,&quot;)/1" office:value-type="float" office:value="-2187.42845248" calcext:value-type="float">
            <text:p>-2.187,43</text:p>
          </table:table-cell>
          <table:table-cell table:style-name="ce7" table:formula="of:=SUBSTITUTE([.D49];&quot;.&quot;;&quot;,&quot;)/1" office:value-type="float" office:value="0.5" calcext:value-type="float">
            <text:p>0,50</text:p>
          </table:table-cell>
          <table:table-cell table:style-name="ce7" table:formula="of:=SUBSTITUTE([.E4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775.56138957</text:p>
          </table:table-cell>
          <table:table-cell table:style-name="ce5" office:value-type="string" calcext:value-type="string">
            <text:p>39.21466035378893</text:p>
          </table:table-cell>
          <table:table-cell table:style-name="ce5" office:value-type="string" calcext:value-type="string">
            <text:p>-2228.86214710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0];&quot;.&quot;;&quot;,&quot;)/1" office:value-type="float" office:value="8775.56138957" calcext:value-type="float">
            <text:p>8.775,56</text:p>
          </table:table-cell>
          <table:table-cell table:style-name="ce7" table:formula="of:=SUBSTITUTE([.B50];&quot;.&quot;;&quot;,&quot;)/1" office:value-type="float" office:value="39.2146603537889" calcext:value-type="float">
            <text:p>39,21</text:p>
          </table:table-cell>
          <table:table-cell table:style-name="ce7" table:formula="of:=SUBSTITUTE([.C50];&quot;.&quot;;&quot;,&quot;)/1" office:value-type="float" office:value="-2228.8621471" calcext:value-type="float">
            <text:p>-2.228,86</text:p>
          </table:table-cell>
          <table:table-cell table:style-name="ce7" table:formula="of:=SUBSTITUTE([.D50];&quot;.&quot;;&quot;,&quot;)/1" office:value-type="float" office:value="0.5" calcext:value-type="float">
            <text:p>0,50</text:p>
          </table:table-cell>
          <table:table-cell table:style-name="ce7" table:formula="of:=SUBSTITUTE([.E5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890.23814992</text:p>
          </table:table-cell>
          <table:table-cell table:style-name="ce5" office:value-type="string" calcext:value-type="string">
            <text:p>51.05301362475963</text:p>
          </table:table-cell>
          <table:table-cell table:style-name="ce5" office:value-type="string" calcext:value-type="string">
            <text:p>-2203.42513614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1];&quot;.&quot;;&quot;,&quot;)/1" office:value-type="float" office:value="8890.23814992" calcext:value-type="float">
            <text:p>8.890,24</text:p>
          </table:table-cell>
          <table:table-cell table:style-name="ce7" table:formula="of:=SUBSTITUTE([.B51];&quot;.&quot;;&quot;,&quot;)/1" office:value-type="float" office:value="51.0530136247596" calcext:value-type="float">
            <text:p>51,05</text:p>
          </table:table-cell>
          <table:table-cell table:style-name="ce7" table:formula="of:=SUBSTITUTE([.C51];&quot;.&quot;;&quot;,&quot;)/1" office:value-type="float" office:value="-2203.42513614" calcext:value-type="float">
            <text:p>-2.203,43</text:p>
          </table:table-cell>
          <table:table-cell table:style-name="ce7" table:formula="of:=SUBSTITUTE([.D51];&quot;.&quot;;&quot;,&quot;)/1" office:value-type="float" office:value="0.5" calcext:value-type="float">
            <text:p>0,50</text:p>
          </table:table-cell>
          <table:table-cell table:style-name="ce7" table:formula="of:=SUBSTITUTE([.E5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80.62689463</text:p>
          </table:table-cell>
          <table:table-cell table:style-name="ce5" office:value-type="string" calcext:value-type="string">
            <text:p>53.728953890779216</text:p>
          </table:table-cell>
          <table:table-cell table:style-name="ce5" office:value-type="string" calcext:value-type="string">
            <text:p>-2067.34804540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2];&quot;.&quot;;&quot;,&quot;)/1" office:value-type="float" office:value="8980.62689463" calcext:value-type="float">
            <text:p>8.980,63</text:p>
          </table:table-cell>
          <table:table-cell table:style-name="ce7" table:formula="of:=SUBSTITUTE([.B52];&quot;.&quot;;&quot;,&quot;)/1" office:value-type="float" office:value="53.7289538907792" calcext:value-type="float">
            <text:p>53,73</text:p>
          </table:table-cell>
          <table:table-cell table:style-name="ce7" table:formula="of:=SUBSTITUTE([.C52];&quot;.&quot;;&quot;,&quot;)/1" office:value-type="float" office:value="-2067.3480454" calcext:value-type="float">
            <text:p>-2.067,35</text:p>
          </table:table-cell>
          <table:table-cell table:style-name="ce7" table:formula="of:=SUBSTITUTE([.D52];&quot;.&quot;;&quot;,&quot;)/1" office:value-type="float" office:value="0.5" calcext:value-type="float">
            <text:p>0,50</text:p>
          </table:table-cell>
          <table:table-cell table:style-name="ce7" table:formula="of:=SUBSTITUTE([.E5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059.93999972</text:p>
          </table:table-cell>
          <table:table-cell table:style-name="ce5" office:value-type="string" calcext:value-type="string">
            <text:p>61.20599205479308</text:p>
          </table:table-cell>
          <table:table-cell table:style-name="ce5" office:value-type="string" calcext:value-type="string">
            <text:p>-2030.615309300000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3];&quot;.&quot;;&quot;,&quot;)/1" office:value-type="float" office:value="9059.93999972" calcext:value-type="float">
            <text:p>9.059,94</text:p>
          </table:table-cell>
          <table:table-cell table:style-name="ce7" table:formula="of:=SUBSTITUTE([.B53];&quot;.&quot;;&quot;,&quot;)/1" office:value-type="float" office:value="61.2059920547931" calcext:value-type="float">
            <text:p>61,21</text:p>
          </table:table-cell>
          <table:table-cell table:style-name="ce7" table:formula="of:=SUBSTITUTE([.C53];&quot;.&quot;;&quot;,&quot;)/1" office:value-type="float" office:value="-2030.6153093" calcext:value-type="float">
            <text:p>-2.030,62</text:p>
          </table:table-cell>
          <table:table-cell table:style-name="ce7" table:formula="of:=SUBSTITUTE([.D53];&quot;.&quot;;&quot;,&quot;)/1" office:value-type="float" office:value="1" calcext:value-type="float">
            <text:p>1,00</text:p>
          </table:table-cell>
          <table:table-cell table:style-name="ce7" table:formula="of:=SUBSTITUTE([.E5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69.97092735118066</text:p>
          </table:table-cell>
          <table:table-cell table:style-name="ce5" office:value-type="string" calcext:value-type="string">
            <text:p>-2003.936311830000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4];&quot;.&quot;;&quot;,&quot;)/1" office:value-type="float" office:value="9100.5613898" calcext:value-type="float">
            <text:p>9.100,56</text:p>
          </table:table-cell>
          <table:table-cell table:style-name="ce7" table:formula="of:=SUBSTITUTE([.B54];&quot;.&quot;;&quot;,&quot;)/1" office:value-type="float" office:value="69.9709273511807" calcext:value-type="float">
            <text:p>69,97</text:p>
          </table:table-cell>
          <table:table-cell table:style-name="ce7" table:formula="of:=SUBSTITUTE([.C54];&quot;.&quot;;&quot;,&quot;)/1" office:value-type="float" office:value="-2003.93631183" calcext:value-type="float">
            <text:p>-2.003,94</text:p>
          </table:table-cell>
          <table:table-cell table:style-name="ce7" table:formula="of:=SUBSTITUTE([.D54];&quot;.&quot;;&quot;,&quot;)/1" office:value-type="float" office:value="1" calcext:value-type="float">
            <text:p>1,00</text:p>
          </table:table-cell>
          <table:table-cell table:style-name="ce7" table:formula="of:=SUBSTITUTE([.E5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022.00000005</text:p>
          </table:table-cell>
          <table:table-cell table:style-name="ce5" office:value-type="string" calcext:value-type="string">
            <text:p>60.43114805203584</text:p>
          </table:table-cell>
          <table:table-cell table:style-name="ce5" office:value-type="string" calcext:value-type="string">
            <text:p>-2096.423436330000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5];&quot;.&quot;;&quot;,&quot;)/1" office:value-type="float" office:value="9022.00000005" calcext:value-type="float">
            <text:p>9.022,00</text:p>
          </table:table-cell>
          <table:table-cell table:style-name="ce7" table:formula="of:=SUBSTITUTE([.B55];&quot;.&quot;;&quot;,&quot;)/1" office:value-type="float" office:value="60.4311480520358" calcext:value-type="float">
            <text:p>60,43</text:p>
          </table:table-cell>
          <table:table-cell table:style-name="ce7" table:formula="of:=SUBSTITUTE([.C55];&quot;.&quot;;&quot;,&quot;)/1" office:value-type="float" office:value="-2096.42343633" calcext:value-type="float">
            <text:p>-2.096,42</text:p>
          </table:table-cell>
          <table:table-cell table:style-name="ce7" table:formula="of:=SUBSTITUTE([.D55];&quot;.&quot;;&quot;,&quot;)/1" office:value-type="float" office:value="1" calcext:value-type="float">
            <text:p>1,00</text:p>
          </table:table-cell>
          <table:table-cell table:style-name="ce7" table:formula="of:=SUBSTITUTE([.E5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8994.38846189</text:p>
          </table:table-cell>
          <table:table-cell table:style-name="ce5" office:value-type="string" calcext:value-type="string">
            <text:p>54.17423541578754</text:p>
          </table:table-cell>
          <table:table-cell table:style-name="ce5" office:value-type="string" calcext:value-type="string">
            <text:p>-2131.22508509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6];&quot;.&quot;;&quot;,&quot;)/1" office:value-type="float" office:value="8994.38846189" calcext:value-type="float">
            <text:p>8.994,39</text:p>
          </table:table-cell>
          <table:table-cell table:style-name="ce7" table:formula="of:=SUBSTITUTE([.B56];&quot;.&quot;;&quot;,&quot;)/1" office:value-type="float" office:value="54.1742354157875" calcext:value-type="float">
            <text:p>54,17</text:p>
          </table:table-cell>
          <table:table-cell table:style-name="ce7" table:formula="of:=SUBSTITUTE([.C56];&quot;.&quot;;&quot;,&quot;)/1" office:value-type="float" office:value="-2131.22508509" calcext:value-type="float">
            <text:p>-2.131,23</text:p>
          </table:table-cell>
          <table:table-cell table:style-name="ce7" table:formula="of:=SUBSTITUTE([.D56];&quot;.&quot;;&quot;,&quot;)/1" office:value-type="float" office:value="0.5" calcext:value-type="float">
            <text:p>0,50</text:p>
          </table:table-cell>
          <table:table-cell table:style-name="ce7" table:formula="of:=SUBSTITUTE([.E5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089.04774277</text:p>
          </table:table-cell>
          <table:table-cell table:style-name="ce5" office:value-type="string" calcext:value-type="string">
            <text:p>63.58538640461922</text:p>
          </table:table-cell>
          <table:table-cell table:style-name="ce5" office:value-type="string" calcext:value-type="string">
            <text:p>-2090.689954630000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7];&quot;.&quot;;&quot;,&quot;)/1" office:value-type="float" office:value="9089.04774277" calcext:value-type="float">
            <text:p>9.089,05</text:p>
          </table:table-cell>
          <table:table-cell table:style-name="ce7" table:formula="of:=SUBSTITUTE([.B57];&quot;.&quot;;&quot;,&quot;)/1" office:value-type="float" office:value="63.5853864046192" calcext:value-type="float">
            <text:p>63,59</text:p>
          </table:table-cell>
          <table:table-cell table:style-name="ce7" table:formula="of:=SUBSTITUTE([.C57];&quot;.&quot;;&quot;,&quot;)/1" office:value-type="float" office:value="-2090.68995463" calcext:value-type="float">
            <text:p>-2.090,69</text:p>
          </table:table-cell>
          <table:table-cell table:style-name="ce7" table:formula="of:=SUBSTITUTE([.D57];&quot;.&quot;;&quot;,&quot;)/1" office:value-type="float" office:value="1" calcext:value-type="float">
            <text:p>1,00</text:p>
          </table:table-cell>
          <table:table-cell table:style-name="ce7" table:formula="of:=SUBSTITUTE([.E5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55.25901852189698</text:p>
          </table:table-cell>
          <table:table-cell table:style-name="ce5" office:value-type="string" calcext:value-type="string">
            <text:p>-2122.04065332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8];&quot;.&quot;;&quot;,&quot;)/1" office:value-type="float" office:value="9047.00000044" calcext:value-type="float">
            <text:p>9.047,00</text:p>
          </table:table-cell>
          <table:table-cell table:style-name="ce7" table:formula="of:=SUBSTITUTE([.B58];&quot;.&quot;;&quot;,&quot;)/1" office:value-type="float" office:value="55.259018521897" calcext:value-type="float">
            <text:p>55,26</text:p>
          </table:table-cell>
          <table:table-cell table:style-name="ce7" table:formula="of:=SUBSTITUTE([.C58];&quot;.&quot;;&quot;,&quot;)/1" office:value-type="float" office:value="-2122.04065332" calcext:value-type="float">
            <text:p>-2.122,04</text:p>
          </table:table-cell>
          <table:table-cell table:style-name="ce7" table:formula="of:=SUBSTITUTE([.D58];&quot;.&quot;;&quot;,&quot;)/1" office:value-type="float" office:value="0.5" calcext:value-type="float">
            <text:p>0,50</text:p>
          </table:table-cell>
          <table:table-cell table:style-name="ce7" table:formula="of:=SUBSTITUTE([.E5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9000" calcext:value-type="float">
            <text:p>9000</text:p>
          </table:table-cell>
          <table:table-cell table:style-name="ce5" office:value-type="string" calcext:value-type="string">
            <text:p>49.729755476035294</text:p>
          </table:table-cell>
          <table:table-cell table:style-name="ce5" office:value-type="string" calcext:value-type="string">
            <text:p>-2166.21172462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59];&quot;.&quot;;&quot;,&quot;)/1" office:value-type="float" office:value="9000" calcext:value-type="float">
            <text:p>9.000,00</text:p>
          </table:table-cell>
          <table:table-cell table:style-name="ce7" table:formula="of:=SUBSTITUTE([.B59];&quot;.&quot;;&quot;,&quot;)/1" office:value-type="float" office:value="49.7297554760353" calcext:value-type="float">
            <text:p>49,73</text:p>
          </table:table-cell>
          <table:table-cell table:style-name="ce7" table:formula="of:=SUBSTITUTE([.C59];&quot;.&quot;;&quot;,&quot;)/1" office:value-type="float" office:value="-2166.21172462" calcext:value-type="float">
            <text:p>-2.166,21</text:p>
          </table:table-cell>
          <table:table-cell table:style-name="ce7" table:formula="of:=SUBSTITUTE([.D59];&quot;.&quot;;&quot;,&quot;)/1" office:value-type="float" office:value="0.5" calcext:value-type="float">
            <text:p>0,50</text:p>
          </table:table-cell>
          <table:table-cell table:style-name="ce7" table:formula="of:=SUBSTITUTE([.E5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102.73055011</text:p>
          </table:table-cell>
          <table:table-cell table:style-name="ce5" office:value-type="string" calcext:value-type="string">
            <text:p>51.585028503377806</text:p>
          </table:table-cell>
          <table:table-cell table:style-name="ce5" office:value-type="string" calcext:value-type="string">
            <text:p>-2119.56480905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0];&quot;.&quot;;&quot;,&quot;)/1" office:value-type="float" office:value="9102.73055011" calcext:value-type="float">
            <text:p>9.102,73</text:p>
          </table:table-cell>
          <table:table-cell table:style-name="ce7" table:formula="of:=SUBSTITUTE([.B60];&quot;.&quot;;&quot;,&quot;)/1" office:value-type="float" office:value="51.5850285033778" calcext:value-type="float">
            <text:p>51,59</text:p>
          </table:table-cell>
          <table:table-cell table:style-name="ce7" table:formula="of:=SUBSTITUTE([.C60];&quot;.&quot;;&quot;,&quot;)/1" office:value-type="float" office:value="-2119.56480905" calcext:value-type="float">
            <text:p>-2.119,56</text:p>
          </table:table-cell>
          <table:table-cell table:style-name="ce7" table:formula="of:=SUBSTITUTE([.D60];&quot;.&quot;;&quot;,&quot;)/1" office:value-type="float" office:value="0.5" calcext:value-type="float">
            <text:p>0,50</text:p>
          </table:table-cell>
          <table:table-cell table:style-name="ce7" table:formula="of:=SUBSTITUTE([.E6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83.26002392</text:p>
          </table:table-cell>
          <table:table-cell table:style-name="ce5" office:value-type="string" calcext:value-type="string">
            <text:p>54.44570072333909</text:p>
          </table:table-cell>
          <table:table-cell table:style-name="ce5" office:value-type="string" calcext:value-type="string">
            <text:p>-2012.11523861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1];&quot;.&quot;;&quot;,&quot;)/1" office:value-type="float" office:value="9283.26002392" calcext:value-type="float">
            <text:p>9.283,26</text:p>
          </table:table-cell>
          <table:table-cell table:style-name="ce7" table:formula="of:=SUBSTITUTE([.B61];&quot;.&quot;;&quot;,&quot;)/1" office:value-type="float" office:value="54.4457007233391" calcext:value-type="float">
            <text:p>54,45</text:p>
          </table:table-cell>
          <table:table-cell table:style-name="ce7" table:formula="of:=SUBSTITUTE([.C61];&quot;.&quot;;&quot;,&quot;)/1" office:value-type="float" office:value="-2012.11523861" calcext:value-type="float">
            <text:p>-2.012,12</text:p>
          </table:table-cell>
          <table:table-cell table:style-name="ce7" table:formula="of:=SUBSTITUTE([.D61];&quot;.&quot;;&quot;,&quot;)/1" office:value-type="float" office:value="0.5" calcext:value-type="float">
            <text:p>0,50</text:p>
          </table:table-cell>
          <table:table-cell table:style-name="ce7" table:formula="of:=SUBSTITUTE([.E6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68.84155168</text:p>
          </table:table-cell>
          <table:table-cell table:style-name="ce5" office:value-type="string" calcext:value-type="string">
            <text:p>56.94204636333534</text:p>
          </table:table-cell>
          <table:table-cell table:style-name="ce5" office:value-type="string" calcext:value-type="string">
            <text:p>-2246.12815204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2];&quot;.&quot;;&quot;,&quot;)/1" office:value-type="float" office:value="9268.84155168" calcext:value-type="float">
            <text:p>9.268,84</text:p>
          </table:table-cell>
          <table:table-cell table:style-name="ce7" table:formula="of:=SUBSTITUTE([.B62];&quot;.&quot;;&quot;,&quot;)/1" office:value-type="float" office:value="56.9420463633353" calcext:value-type="float">
            <text:p>56,94</text:p>
          </table:table-cell>
          <table:table-cell table:style-name="ce7" table:formula="of:=SUBSTITUTE([.C62];&quot;.&quot;;&quot;,&quot;)/1" office:value-type="float" office:value="-2246.12815204" calcext:value-type="float">
            <text:p>-2.246,13</text:p>
          </table:table-cell>
          <table:table-cell table:style-name="ce7" table:formula="of:=SUBSTITUTE([.D62];&quot;.&quot;;&quot;,&quot;)/1" office:value-type="float" office:value="0.5" calcext:value-type="float">
            <text:p>0,50</text:p>
          </table:table-cell>
          <table:table-cell table:style-name="ce7" table:formula="of:=SUBSTITUTE([.E6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371.95339593</text:p>
          </table:table-cell>
          <table:table-cell table:style-name="ce5" office:value-type="string" calcext:value-type="string">
            <text:p>61.94314736974774</text:p>
          </table:table-cell>
          <table:table-cell table:style-name="ce5" office:value-type="string" calcext:value-type="string">
            <text:p>-2099.3281303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3];&quot;.&quot;;&quot;,&quot;)/1" office:value-type="float" office:value="9371.95339593" calcext:value-type="float">
            <text:p>9.371,95</text:p>
          </table:table-cell>
          <table:table-cell table:style-name="ce7" table:formula="of:=SUBSTITUTE([.B63];&quot;.&quot;;&quot;,&quot;)/1" office:value-type="float" office:value="61.9431473697477" calcext:value-type="float">
            <text:p>61,94</text:p>
          </table:table-cell>
          <table:table-cell table:style-name="ce7" table:formula="of:=SUBSTITUTE([.C63];&quot;.&quot;;&quot;,&quot;)/1" office:value-type="float" office:value="-2099.32813032" calcext:value-type="float">
            <text:p>-2.099,33</text:p>
          </table:table-cell>
          <table:table-cell table:style-name="ce7" table:formula="of:=SUBSTITUTE([.D63];&quot;.&quot;;&quot;,&quot;)/1" office:value-type="float" office:value="1" calcext:value-type="float">
            <text:p>1,00</text:p>
          </table:table-cell>
          <table:table-cell table:style-name="ce7" table:formula="of:=SUBSTITUTE([.E6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9350" calcext:value-type="float">
            <text:p>9350</text:p>
          </table:table-cell>
          <table:table-cell table:style-name="ce5" office:value-type="string" calcext:value-type="string">
            <text:p>57.613424461897644</text:p>
          </table:table-cell>
          <table:table-cell table:style-name="ce5" office:value-type="string" calcext:value-type="string">
            <text:p>-2344.1519258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4];&quot;.&quot;;&quot;,&quot;)/1" office:value-type="float" office:value="9350" calcext:value-type="float">
            <text:p>9.350,00</text:p>
          </table:table-cell>
          <table:table-cell table:style-name="ce7" table:formula="of:=SUBSTITUTE([.B64];&quot;.&quot;;&quot;,&quot;)/1" office:value-type="float" office:value="57.6134244618976" calcext:value-type="float">
            <text:p>57,61</text:p>
          </table:table-cell>
          <table:table-cell table:style-name="ce7" table:formula="of:=SUBSTITUTE([.C64];&quot;.&quot;;&quot;,&quot;)/1" office:value-type="float" office:value="-2344.15192585" calcext:value-type="float">
            <text:p>-2.344,15</text:p>
          </table:table-cell>
          <table:table-cell table:style-name="ce7" table:formula="of:=SUBSTITUTE([.D64];&quot;.&quot;;&quot;,&quot;)/1" office:value-type="float" office:value="0.5" calcext:value-type="float">
            <text:p>0,50</text:p>
          </table:table-cell>
          <table:table-cell table:style-name="ce7" table:formula="of:=SUBSTITUTE([.E6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9412" calcext:value-type="float">
            <text:p>9412</text:p>
          </table:table-cell>
          <table:table-cell table:style-name="ce5" office:value-type="string" calcext:value-type="string">
            <text:p>62.93950354766552</text:p>
          </table:table-cell>
          <table:table-cell table:style-name="ce5" office:value-type="string" calcext:value-type="string">
            <text:p>-2192.129432500000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5];&quot;.&quot;;&quot;,&quot;)/1" office:value-type="float" office:value="9412" calcext:value-type="float">
            <text:p>9.412,00</text:p>
          </table:table-cell>
          <table:table-cell table:style-name="ce7" table:formula="of:=SUBSTITUTE([.B65];&quot;.&quot;;&quot;,&quot;)/1" office:value-type="float" office:value="62.9395035476655" calcext:value-type="float">
            <text:p>62,94</text:p>
          </table:table-cell>
          <table:table-cell table:style-name="ce7" table:formula="of:=SUBSTITUTE([.C65];&quot;.&quot;;&quot;,&quot;)/1" office:value-type="float" office:value="-2192.1294325" calcext:value-type="float">
            <text:p>-2.192,13</text:p>
          </table:table-cell>
          <table:table-cell table:style-name="ce7" table:formula="of:=SUBSTITUTE([.D65];&quot;.&quot;;&quot;,&quot;)/1" office:value-type="float" office:value="1" calcext:value-type="float">
            <text:p>1,00</text:p>
          </table:table-cell>
          <table:table-cell table:style-name="ce7" table:formula="of:=SUBSTITUTE([.E6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65.77676575943364</text:p>
          </table:table-cell>
          <table:table-cell table:style-name="ce5" office:value-type="string" calcext:value-type="string">
            <text:p>-2276.9156176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6];&quot;.&quot;;&quot;,&quot;)/1" office:value-type="float" office:value="9392.58569543" calcext:value-type="float">
            <text:p>9.392,59</text:p>
          </table:table-cell>
          <table:table-cell table:style-name="ce7" table:formula="of:=SUBSTITUTE([.B66];&quot;.&quot;;&quot;,&quot;)/1" office:value-type="float" office:value="65.7767657594336" calcext:value-type="float">
            <text:p>65,78</text:p>
          </table:table-cell>
          <table:table-cell table:style-name="ce7" table:formula="of:=SUBSTITUTE([.C66];&quot;.&quot;;&quot;,&quot;)/1" office:value-type="float" office:value="-2276.91561764" calcext:value-type="float">
            <text:p>-2.276,92</text:p>
          </table:table-cell>
          <table:table-cell table:style-name="ce7" table:formula="of:=SUBSTITUTE([.D66];&quot;.&quot;;&quot;,&quot;)/1" office:value-type="float" office:value="1" calcext:value-type="float">
            <text:p>1,00</text:p>
          </table:table-cell>
          <table:table-cell table:style-name="ce7" table:formula="of:=SUBSTITUTE([.E6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465.99999986</text:p>
          </table:table-cell>
          <table:table-cell table:style-name="ce5" office:value-type="string" calcext:value-type="string">
            <text:p>65.94587507126198</text:p>
          </table:table-cell>
          <table:table-cell table:style-name="ce5" office:value-type="string" calcext:value-type="string">
            <text:p>-2213.3949472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7];&quot;.&quot;;&quot;,&quot;)/1" office:value-type="float" office:value="9465.99999986" calcext:value-type="float">
            <text:p>9.466,00</text:p>
          </table:table-cell>
          <table:table-cell table:style-name="ce7" table:formula="of:=SUBSTITUTE([.B67];&quot;.&quot;;&quot;,&quot;)/1" office:value-type="float" office:value="65.945875071262" calcext:value-type="float">
            <text:p>65,95</text:p>
          </table:table-cell>
          <table:table-cell table:style-name="ce7" table:formula="of:=SUBSTITUTE([.C67];&quot;.&quot;;&quot;,&quot;)/1" office:value-type="float" office:value="-2213.39494727" calcext:value-type="float">
            <text:p>-2.213,39</text:p>
          </table:table-cell>
          <table:table-cell table:style-name="ce7" table:formula="of:=SUBSTITUTE([.D67];&quot;.&quot;;&quot;,&quot;)/1" office:value-type="float" office:value="1" calcext:value-type="float">
            <text:p>1,00</text:p>
          </table:table-cell>
          <table:table-cell table:style-name="ce7" table:formula="of:=SUBSTITUTE([.E6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80.00000018</text:p>
          </table:table-cell>
          <table:table-cell table:style-name="ce5" office:value-type="string" calcext:value-type="string">
            <text:p>51.2542329261041</text:p>
          </table:table-cell>
          <table:table-cell table:style-name="ce5" office:value-type="string" calcext:value-type="string">
            <text:p>-2314.460521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8];&quot;.&quot;;&quot;,&quot;)/1" office:value-type="float" office:value="9280.00000018" calcext:value-type="float">
            <text:p>9.280,00</text:p>
          </table:table-cell>
          <table:table-cell table:style-name="ce7" table:formula="of:=SUBSTITUTE([.B68];&quot;.&quot;;&quot;,&quot;)/1" office:value-type="float" office:value="51.2542329261041" calcext:value-type="float">
            <text:p>51,25</text:p>
          </table:table-cell>
          <table:table-cell table:style-name="ce7" table:formula="of:=SUBSTITUTE([.C68];&quot;.&quot;;&quot;,&quot;)/1" office:value-type="float" office:value="-2314.46052103" calcext:value-type="float">
            <text:p>-2.314,46</text:p>
          </table:table-cell>
          <table:table-cell table:style-name="ce7" table:formula="of:=SUBSTITUTE([.D68];&quot;.&quot;;&quot;,&quot;)/1" office:value-type="float" office:value="0.5" calcext:value-type="float">
            <text:p>0,50</text:p>
          </table:table-cell>
          <table:table-cell table:style-name="ce7" table:formula="of:=SUBSTITUTE([.E6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float" office:value="9314" calcext:value-type="float">
            <text:p>9314</text:p>
          </table:table-cell>
          <table:table-cell table:style-name="ce5" office:value-type="string" calcext:value-type="string">
            <text:p>53.83720347312256</text:p>
          </table:table-cell>
          <table:table-cell table:style-name="ce5" office:value-type="string" calcext:value-type="string">
            <text:p>-2254.7544307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69];&quot;.&quot;;&quot;,&quot;)/1" office:value-type="float" office:value="9314" calcext:value-type="float">
            <text:p>9.314,00</text:p>
          </table:table-cell>
          <table:table-cell table:style-name="ce7" table:formula="of:=SUBSTITUTE([.B69];&quot;.&quot;;&quot;,&quot;)/1" office:value-type="float" office:value="53.8372034731226" calcext:value-type="float">
            <text:p>53,84</text:p>
          </table:table-cell>
          <table:table-cell table:style-name="ce7" table:formula="of:=SUBSTITUTE([.C69];&quot;.&quot;;&quot;,&quot;)/1" office:value-type="float" office:value="-2254.75443076" calcext:value-type="float">
            <text:p>-2.254,75</text:p>
          </table:table-cell>
          <table:table-cell table:style-name="ce7" table:formula="of:=SUBSTITUTE([.D69];&quot;.&quot;;&quot;,&quot;)/1" office:value-type="float" office:value="0.5" calcext:value-type="float">
            <text:p>0,50</text:p>
          </table:table-cell>
          <table:table-cell table:style-name="ce7" table:formula="of:=SUBSTITUTE([.E69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26.00409454</text:p>
          </table:table-cell>
          <table:table-cell table:style-name="ce5" office:value-type="string" calcext:value-type="string">
            <text:p>48.72900772876759</text:p>
          </table:table-cell>
          <table:table-cell table:style-name="ce5" office:value-type="string" calcext:value-type="string">
            <text:p>-2355.3257392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0];&quot;.&quot;;&quot;,&quot;)/1" office:value-type="float" office:value="9226.00409454" calcext:value-type="float">
            <text:p>9.226,00</text:p>
          </table:table-cell>
          <table:table-cell table:style-name="ce7" table:formula="of:=SUBSTITUTE([.B70];&quot;.&quot;;&quot;,&quot;)/1" office:value-type="float" office:value="48.7290077287676" calcext:value-type="float">
            <text:p>48,73</text:p>
          </table:table-cell>
          <table:table-cell table:style-name="ce7" table:formula="of:=SUBSTITUTE([.C70];&quot;.&quot;;&quot;,&quot;)/1" office:value-type="float" office:value="-2355.32573927" calcext:value-type="float">
            <text:p>-2.355,33</text:p>
          </table:table-cell>
          <table:table-cell table:style-name="ce7" table:formula="of:=SUBSTITUTE([.D70];&quot;.&quot;;&quot;,&quot;)/1" office:value-type="float" office:value="0.5" calcext:value-type="float">
            <text:p>0,50</text:p>
          </table:table-cell>
          <table:table-cell table:style-name="ce7" table:formula="of:=SUBSTITUTE([.E70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140.72969861</text:p>
          </table:table-cell>
          <table:table-cell table:style-name="ce5" office:value-type="string" calcext:value-type="string">
            <text:p>46.065410170217724</text:p>
          </table:table-cell>
          <table:table-cell table:style-name="ce5" office:value-type="string" calcext:value-type="string">
            <text:p>-2449.0803235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1];&quot;.&quot;;&quot;,&quot;)/1" office:value-type="float" office:value="9140.72969861" calcext:value-type="float">
            <text:p>9.140,73</text:p>
          </table:table-cell>
          <table:table-cell table:style-name="ce7" table:formula="of:=SUBSTITUTE([.B71];&quot;.&quot;;&quot;,&quot;)/1" office:value-type="float" office:value="46.0654101702177" calcext:value-type="float">
            <text:p>46,07</text:p>
          </table:table-cell>
          <table:table-cell table:style-name="ce7" table:formula="of:=SUBSTITUTE([.C71];&quot;.&quot;;&quot;,&quot;)/1" office:value-type="float" office:value="-2449.08032351" calcext:value-type="float">
            <text:p>-2.449,08</text:p>
          </table:table-cell>
          <table:table-cell table:style-name="ce7" table:formula="of:=SUBSTITUTE([.D71];&quot;.&quot;;&quot;,&quot;)/1" office:value-type="float" office:value="0.5" calcext:value-type="float">
            <text:p>0,50</text:p>
          </table:table-cell>
          <table:table-cell table:style-name="ce7" table:formula="of:=SUBSTITUTE([.E71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190.00000075</text:p>
          </table:table-cell>
          <table:table-cell table:style-name="ce5" office:value-type="string" calcext:value-type="string">
            <text:p>47.06428313299596</text:p>
          </table:table-cell>
          <table:table-cell table:style-name="ce5" office:value-type="string" calcext:value-type="string">
            <text:p>-2333.1823688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2];&quot;.&quot;;&quot;,&quot;)/1" office:value-type="float" office:value="9190.00000075" calcext:value-type="float">
            <text:p>9.190,00</text:p>
          </table:table-cell>
          <table:table-cell table:style-name="ce7" table:formula="of:=SUBSTITUTE([.B72];&quot;.&quot;;&quot;,&quot;)/1" office:value-type="float" office:value="47.064283132996" calcext:value-type="float">
            <text:p>47,06</text:p>
          </table:table-cell>
          <table:table-cell table:style-name="ce7" table:formula="of:=SUBSTITUTE([.C72];&quot;.&quot;;&quot;,&quot;)/1" office:value-type="float" office:value="-2333.18236886" calcext:value-type="float">
            <text:p>-2.333,18</text:p>
          </table:table-cell>
          <table:table-cell table:style-name="ce7" table:formula="of:=SUBSTITUTE([.D72];&quot;.&quot;;&quot;,&quot;)/1" office:value-type="float" office:value="0.5" calcext:value-type="float">
            <text:p>0,50</text:p>
          </table:table-cell>
          <table:table-cell table:style-name="ce7" table:formula="of:=SUBSTITUTE([.E72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40.85017207</text:p>
          </table:table-cell>
          <table:table-cell table:style-name="ce5" office:value-type="string" calcext:value-type="string">
            <text:p>46.563092413161975</text:p>
          </table:table-cell>
          <table:table-cell table:style-name="ce5" office:value-type="string" calcext:value-type="string">
            <text:p>-2222.9306487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3];&quot;.&quot;;&quot;,&quot;)/1" office:value-type="float" office:value="9240.85017207" calcext:value-type="float">
            <text:p>9.240,85</text:p>
          </table:table-cell>
          <table:table-cell table:style-name="ce7" table:formula="of:=SUBSTITUTE([.B73];&quot;.&quot;;&quot;,&quot;)/1" office:value-type="float" office:value="46.563092413162" calcext:value-type="float">
            <text:p>46,56</text:p>
          </table:table-cell>
          <table:table-cell table:style-name="ce7" table:formula="of:=SUBSTITUTE([.C73];&quot;.&quot;;&quot;,&quot;)/1" office:value-type="float" office:value="-2222.93064872" calcext:value-type="float">
            <text:p>-2.222,93</text:p>
          </table:table-cell>
          <table:table-cell table:style-name="ce7" table:formula="of:=SUBSTITUTE([.D73];&quot;.&quot;;&quot;,&quot;)/1" office:value-type="float" office:value="0.5" calcext:value-type="float">
            <text:p>0,50</text:p>
          </table:table-cell>
          <table:table-cell table:style-name="ce7" table:formula="of:=SUBSTITUTE([.E73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94.59402677</text:p>
          </table:table-cell>
          <table:table-cell table:style-name="ce5" office:value-type="string" calcext:value-type="string">
            <text:p>44.95277451617892</text:p>
          </table:table-cell>
          <table:table-cell table:style-name="ce5" office:value-type="string" calcext:value-type="string">
            <text:p>-2175.9834411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4];&quot;.&quot;;&quot;,&quot;)/1" office:value-type="float" office:value="9294.59402677" calcext:value-type="float">
            <text:p>9.294,59</text:p>
          </table:table-cell>
          <table:table-cell table:style-name="ce7" table:formula="of:=SUBSTITUTE([.B74];&quot;.&quot;;&quot;,&quot;)/1" office:value-type="float" office:value="44.9527745161789" calcext:value-type="float">
            <text:p>44,95</text:p>
          </table:table-cell>
          <table:table-cell table:style-name="ce7" table:formula="of:=SUBSTITUTE([.C74];&quot;.&quot;;&quot;,&quot;)/1" office:value-type="float" office:value="-2175.98344119" calcext:value-type="float">
            <text:p>-2.175,98</text:p>
          </table:table-cell>
          <table:table-cell table:style-name="ce7" table:formula="of:=SUBSTITUTE([.D74];&quot;.&quot;;&quot;,&quot;)/1" office:value-type="float" office:value="0.5" calcext:value-type="float">
            <text:p>0,50</text:p>
          </table:table-cell>
          <table:table-cell table:style-name="ce7" table:formula="of:=SUBSTITUTE([.E74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99.99999999</text:p>
          </table:table-cell>
          <table:table-cell table:style-name="ce5" office:value-type="string" calcext:value-type="string">
            <text:p>45.93027355256876</text:p>
          </table:table-cell>
          <table:table-cell table:style-name="ce5" office:value-type="string" calcext:value-type="string">
            <text:p>-2062.27091081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5];&quot;.&quot;;&quot;,&quot;)/1" office:value-type="float" office:value="9299.99999999" calcext:value-type="float">
            <text:p>9.300,00</text:p>
          </table:table-cell>
          <table:table-cell table:style-name="ce7" table:formula="of:=SUBSTITUTE([.B75];&quot;.&quot;;&quot;,&quot;)/1" office:value-type="float" office:value="45.9302735525688" calcext:value-type="float">
            <text:p>45,93</text:p>
          </table:table-cell>
          <table:table-cell table:style-name="ce7" table:formula="of:=SUBSTITUTE([.C75];&quot;.&quot;;&quot;,&quot;)/1" office:value-type="float" office:value="-2062.27091081" calcext:value-type="float">
            <text:p>-2.062,27</text:p>
          </table:table-cell>
          <table:table-cell table:style-name="ce7" table:formula="of:=SUBSTITUTE([.D75];&quot;.&quot;;&quot;,&quot;)/1" office:value-type="float" office:value="0.5" calcext:value-type="float">
            <text:p>0,50</text:p>
          </table:table-cell>
          <table:table-cell table:style-name="ce7" table:formula="of:=SUBSTITUTE([.E75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340.00000017</text:p>
          </table:table-cell>
          <table:table-cell table:style-name="ce5" office:value-type="string" calcext:value-type="string">
            <text:p>49.0347095135398</text:p>
          </table:table-cell>
          <table:table-cell table:style-name="ce5" office:value-type="string" calcext:value-type="string">
            <text:p>-2021.12984262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6];&quot;.&quot;;&quot;,&quot;)/1" office:value-type="float" office:value="9340.00000017" calcext:value-type="float">
            <text:p>9.340,00</text:p>
          </table:table-cell>
          <table:table-cell table:style-name="ce7" table:formula="of:=SUBSTITUTE([.B76];&quot;.&quot;;&quot;,&quot;)/1" office:value-type="float" office:value="49.0347095135398" calcext:value-type="float">
            <text:p>49,03</text:p>
          </table:table-cell>
          <table:table-cell table:style-name="ce7" table:formula="of:=SUBSTITUTE([.C76];&quot;.&quot;;&quot;,&quot;)/1" office:value-type="float" office:value="-2021.12984262" calcext:value-type="float">
            <text:p>-2.021,13</text:p>
          </table:table-cell>
          <table:table-cell table:style-name="ce7" table:formula="of:=SUBSTITUTE([.D76];&quot;.&quot;;&quot;,&quot;)/1" office:value-type="float" office:value="0.5" calcext:value-type="float">
            <text:p>0,50</text:p>
          </table:table-cell>
          <table:table-cell table:style-name="ce7" table:formula="of:=SUBSTITUTE([.E76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59.99999982</text:p>
          </table:table-cell>
          <table:table-cell table:style-name="ce5" office:value-type="string" calcext:value-type="string">
            <text:p>45.28186134181247</text:p>
          </table:table-cell>
          <table:table-cell table:style-name="ce5" office:value-type="string" calcext:value-type="string">
            <text:p>-2063.2276552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7];&quot;.&quot;;&quot;,&quot;)/1" office:value-type="float" office:value="9259.99999982" calcext:value-type="float">
            <text:p>9.260,00</text:p>
          </table:table-cell>
          <table:table-cell table:style-name="ce7" table:formula="of:=SUBSTITUTE([.B77];&quot;.&quot;;&quot;,&quot;)/1" office:value-type="float" office:value="45.2818613418125" calcext:value-type="float">
            <text:p>45,28</text:p>
          </table:table-cell>
          <table:table-cell table:style-name="ce7" table:formula="of:=SUBSTITUTE([.C77];&quot;.&quot;;&quot;,&quot;)/1" office:value-type="float" office:value="-2063.22765526" calcext:value-type="float">
            <text:p>-2.063,23</text:p>
          </table:table-cell>
          <table:table-cell table:style-name="ce7" table:formula="of:=SUBSTITUTE([.D77];&quot;.&quot;;&quot;,&quot;)/1" office:value-type="float" office:value="0.5" calcext:value-type="float">
            <text:p>0,50</text:p>
          </table:table-cell>
          <table:table-cell table:style-name="ce7" table:formula="of:=SUBSTITUTE([.E77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48.930409731263445</text:p>
          </table:table-cell>
          <table:table-cell table:style-name="ce5" office:value-type="string" calcext:value-type="string">
            <text:p>-2165.2062393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formula="of:=SUBSTITUTE([.A78];&quot;.&quot;;&quot;,&quot;)/1" office:value-type="float" office:value="9208.17367857" calcext:value-type="float">
            <text:p>9.208,17</text:p>
          </table:table-cell>
          <table:table-cell table:style-name="ce7" table:formula="of:=SUBSTITUTE([.B78];&quot;.&quot;;&quot;,&quot;)/1" office:value-type="float" office:value="48.9304097312635" calcext:value-type="float">
            <text:p>48,93</text:p>
          </table:table-cell>
          <table:table-cell table:style-name="ce7" table:formula="of:=SUBSTITUTE([.C78];&quot;.&quot;;&quot;,&quot;)/1" office:value-type="float" office:value="-2165.20623936" calcext:value-type="float">
            <text:p>-2.165,21</text:p>
          </table:table-cell>
          <table:table-cell table:style-name="ce7" table:formula="of:=SUBSTITUTE([.D78];&quot;.&quot;;&quot;,&quot;)/1" office:value-type="float" office:value="0.5" calcext:value-type="float">
            <text:p>0,50</text:p>
          </table:table-cell>
          <table:table-cell table:style-name="ce7" table:formula="of:=SUBSTITUTE([.E78];&quot;.&quot;;&quot;,&quot;)/1" office:value-type="float" office:value="1" calcext:value-type="float">
            <text:p>1,00</text:p>
          </table:table-cell>
        </table:table-row>
        <table:table-row table:style-name="ro1">
          <table:table-cell table:style-name="ce5" office:value-type="string" calcext:value-type="string">
            <text:p>9257.02706085</text:p>
          </table:table-cell>
          <table:table-cell table:style-name="ce5" office:value-type="string" calcext:value-type="string">
            <text:p>50.74842694856999</text:p>
          </table:table-cell>
          <table:table-cell table:style-name="ce5" office:value-type="string" calcext:value-type="string">
            <text:p>-2059.866607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09.05290205</text:p>
          </table:table-cell>
          <table:table-cell table:style-name="ce5" office:value-type="string" calcext:value-type="string">
            <text:p>50.13511040980397</text:p>
          </table:table-cell>
          <table:table-cell table:style-name="ce5" office:value-type="string" calcext:value-type="string">
            <text:p>-2103.3394793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73.99999999</text:p>
          </table:table-cell>
          <table:table-cell table:style-name="ce5" office:value-type="string" calcext:value-type="string">
            <text:p>50.09104419322131</text:p>
          </table:table-cell>
          <table:table-cell table:style-name="ce5" office:value-type="string" calcext:value-type="string">
            <text:p>-2072.990409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99.1329332</text:p>
          </table:table-cell>
          <table:table-cell table:style-name="ce5" office:value-type="string" calcext:value-type="string">
            <text:p>58.961735479648624</text:p>
          </table:table-cell>
          <table:table-cell table:style-name="ce5" office:value-type="string" calcext:value-type="string">
            <text:p>-2021.5298414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94.12721499</text:p>
          </table:table-cell>
          <table:table-cell table:style-name="ce5" office:value-type="string" calcext:value-type="string">
            <text:p>57.16784215325902</text:p>
          </table:table-cell>
          <table:table-cell table:style-name="ce5" office:value-type="string" calcext:value-type="string">
            <text:p>-2062.9719364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62.99508395</text:p>
          </table:table-cell>
          <table:table-cell table:style-name="ce5" office:value-type="string" calcext:value-type="string">
            <text:p>60.766747655872614</text:p>
          </table:table-cell>
          <table:table-cell table:style-name="ce5" office:value-type="string" calcext:value-type="string">
            <text:p>-2117.723214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style-name="ce5" office:value-type="string" calcext:value-type="string">
            <text:p>57.41567002443606</text:p>
          </table:table-cell>
          <table:table-cell table:style-name="ce5" office:value-type="string" calcext:value-type="string">
            <text:p>-2174.6049237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56.720441721324214</text:p>
          </table:table-cell>
          <table:table-cell table:style-name="ce5" office:value-type="string" calcext:value-type="string">
            <text:p>-2113.259523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409.42524721</text:p>
          </table:table-cell>
          <table:table-cell table:style-name="ce5" office:value-type="string" calcext:value-type="string">
            <text:p>60.67675444120887</text:p>
          </table:table-cell>
          <table:table-cell table:style-name="ce5" office:value-type="string" calcext:value-type="string">
            <text:p>-2069.42123248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43.86884641</text:p>
          </table:table-cell>
          <table:table-cell table:style-name="ce5" office:value-type="string" calcext:value-type="string">
            <text:p>51.67543652915947</text:p>
          </table:table-cell>
          <table:table-cell table:style-name="ce5" office:value-type="string" calcext:value-type="string">
            <text:p>-2178.068223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81.59499646</text:p>
          </table:table-cell>
          <table:table-cell table:style-name="ce5" office:value-type="string" calcext:value-type="string">
            <text:p>49.784212131360015</text:p>
          </table:table-cell>
          <table:table-cell table:style-name="ce5" office:value-type="string" calcext:value-type="string">
            <text:p>-2140.8124573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46.02504108192998</text:p>
          </table:table-cell>
          <table:table-cell table:style-name="ce5" office:value-type="string" calcext:value-type="string">
            <text:p>-2227.39525883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00.91107998</text:p>
          </table:table-cell>
          <table:table-cell table:style-name="ce5" office:value-type="string" calcext:value-type="string">
            <text:p>44.7053937799376</text:p>
          </table:table-cell>
          <table:table-cell table:style-name="ce5" office:value-type="string" calcext:value-type="string">
            <text:p>-2262.8777846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50.77455902</text:p>
          </table:table-cell>
          <table:table-cell table:style-name="ce5" office:value-type="string" calcext:value-type="string">
            <text:p>50.94981498695727</text:p>
          </table:table-cell>
          <table:table-cell table:style-name="ce5" office:value-type="string" calcext:value-type="string">
            <text:p>-2235.81059302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77.79696027</text:p>
          </table:table-cell>
          <table:table-cell table:style-name="ce5" office:value-type="string" calcext:value-type="string">
            <text:p>43.19254878384978</text:p>
          </table:table-cell>
          <table:table-cell table:style-name="ce5" office:value-type="string" calcext:value-type="string">
            <text:p>-2284.48057489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9.99999929</text:p>
          </table:table-cell>
          <table:table-cell table:style-name="ce5" office:value-type="string" calcext:value-type="string">
            <text:p>41.26030394087179</text:p>
          </table:table-cell>
          <table:table-cell table:style-name="ce5" office:value-type="string" calcext:value-type="string">
            <text:p>-2333.90730498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79.99999133</text:p>
          </table:table-cell>
          <table:table-cell table:style-name="ce5" office:value-type="string" calcext:value-type="string">
            <text:p>41.21346986921189</text:p>
          </table:table-cell>
          <table:table-cell table:style-name="ce5" office:value-type="string" calcext:value-type="string">
            <text:p>-2371.84449712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1.45596117</text:p>
          </table:table-cell>
          <table:table-cell table:style-name="ce5" office:value-type="string" calcext:value-type="string">
            <text:p>40.2100894135683</text:p>
          </table:table-cell>
          <table:table-cell table:style-name="ce5" office:value-type="string" calcext:value-type="string">
            <text:p>-2312.33942620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59.99999795</text:p>
          </table:table-cell>
          <table:table-cell table:style-name="ce5" office:value-type="string" calcext:value-type="string">
            <text:p>42.55481267972003</text:p>
          </table:table-cell>
          <table:table-cell table:style-name="ce5" office:value-type="string" calcext:value-type="string">
            <text:p>-2294.54909524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40.586874580718266</text:p>
          </table:table-cell>
          <table:table-cell table:style-name="ce5" office:value-type="string" calcext:value-type="string">
            <text:p>-2315.38814844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69.99999866</text:p>
          </table:table-cell>
          <table:table-cell table:style-name="ce5" office:value-type="string" calcext:value-type="string">
            <text:p>39.4226353745965</text:p>
          </table:table-cell>
          <table:table-cell table:style-name="ce5" office:value-type="string" calcext:value-type="string">
            <text:p>-2349.6311906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79.99999997</text:p>
          </table:table-cell>
          <table:table-cell table:style-name="ce5" office:value-type="string" calcext:value-type="string">
            <text:p>40.35188708327335</text:p>
          </table:table-cell>
          <table:table-cell table:style-name="ce5" office:value-type="string" calcext:value-type="string">
            <text:p>-2307.092777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21.70311258</text:p>
          </table:table-cell>
          <table:table-cell table:style-name="ce5" office:value-type="string" calcext:value-type="string">
            <text:p>43.82927176979187</text:p>
          </table:table-cell>
          <table:table-cell table:style-name="ce5" office:value-type="string" calcext:value-type="string">
            <text:p>-2272.0692969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54.74647489456147</text:p>
          </table:table-cell>
          <table:table-cell table:style-name="ce5" office:value-type="string" calcext:value-type="string">
            <text:p>-2199.7103765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16.78377343</text:p>
          </table:table-cell>
          <table:table-cell table:style-name="ce5" office:value-type="string" calcext:value-type="string">
            <text:p>57.02614631154579</text:p>
          </table:table-cell>
          <table:table-cell table:style-name="ce5" office:value-type="string" calcext:value-type="string">
            <text:p>-2158.636445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3.99999557</text:p>
          </table:table-cell>
          <table:table-cell table:style-name="ce5" office:value-type="string" calcext:value-type="string">
            <text:p>51.42360448036974</text:p>
          </table:table-cell>
          <table:table-cell table:style-name="ce5" office:value-type="string" calcext:value-type="string">
            <text:p>-2176.3505826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3.5310412</text:p>
          </table:table-cell>
          <table:table-cell table:style-name="ce5" office:value-type="string" calcext:value-type="string">
            <text:p>54.45605327091364</text:p>
          </table:table-cell>
          <table:table-cell table:style-name="ce5" office:value-type="string" calcext:value-type="string">
            <text:p>-2241.252128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48.91758973594114</text:p>
          </table:table-cell>
          <table:table-cell table:style-name="ce5" office:value-type="string" calcext:value-type="string">
            <text:p>-2277.3275246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22.70710605</text:p>
          </table:table-cell>
          <table:table-cell table:style-name="ce5" office:value-type="string" calcext:value-type="string">
            <text:p>57.10237523171764</text:p>
          </table:table-cell>
          <table:table-cell table:style-name="ce5" office:value-type="string" calcext:value-type="string">
            <text:p>-2248.8917387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3.47809196</text:p>
          </table:table-cell>
          <table:table-cell table:style-name="ce5" office:value-type="string" calcext:value-type="string">
            <text:p>52.97252899367873</text:p>
          </table:table-cell>
          <table:table-cell table:style-name="ce5" office:value-type="string" calcext:value-type="string">
            <text:p>-2263.720617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9120" calcext:value-type="float">
            <text:p>9120</text:p>
          </table:table-cell>
          <table:table-cell table:style-name="ce5" office:value-type="string" calcext:value-type="string">
            <text:p>52.913808298026815</text:p>
          </table:table-cell>
          <table:table-cell table:style-name="ce5" office:value-type="string" calcext:value-type="string">
            <text:p>-2213.605187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8960" calcext:value-type="float">
            <text:p>8960</text:p>
          </table:table-cell>
          <table:table-cell table:style-name="ce5" office:value-type="string" calcext:value-type="string">
            <text:p>41.23697876297927</text:p>
          </table:table-cell>
          <table:table-cell table:style-name="ce5" office:value-type="string" calcext:value-type="string">
            <text:p>-2296.7544734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9008" calcext:value-type="float">
            <text:p>9008</text:p>
          </table:table-cell>
          <table:table-cell table:style-name="ce5" office:value-type="string" calcext:value-type="string">
            <text:p>47.417189342575185</text:p>
          </table:table-cell>
          <table:table-cell table:style-name="ce5" office:value-type="string" calcext:value-type="string">
            <text:p>-2271.0326908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69.86024412</text:p>
          </table:table-cell>
          <table:table-cell table:style-name="ce5" office:value-type="string" calcext:value-type="string">
            <text:p>43.34688531004291</text:p>
          </table:table-cell>
          <table:table-cell table:style-name="ce5" office:value-type="string" calcext:value-type="string">
            <text:p>-2297.8943625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9.99999999</text:p>
          </table:table-cell>
          <table:table-cell table:style-name="ce5" office:value-type="string" calcext:value-type="string">
            <text:p>53.00252494773854</text:p>
          </table:table-cell>
          <table:table-cell table:style-name="ce5" office:value-type="string" calcext:value-type="string">
            <text:p>-2264.3833987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48.67459473246042</text:p>
          </table:table-cell>
          <table:table-cell table:style-name="ce5" office:value-type="string" calcext:value-type="string">
            <text:p>-2278.58584768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28.12226966</text:p>
          </table:table-cell>
          <table:table-cell table:style-name="ce5" office:value-type="string" calcext:value-type="string">
            <text:p>49.86555254907058</text:p>
          </table:table-cell>
          <table:table-cell table:style-name="ce5" office:value-type="string" calcext:value-type="string">
            <text:p>-2242.41624833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21.36069611</text:p>
          </table:table-cell>
          <table:table-cell table:style-name="ce5" office:value-type="string" calcext:value-type="string">
            <text:p>54.78749645435399</text:p>
          </table:table-cell>
          <table:table-cell table:style-name="ce5" office:value-type="string" calcext:value-type="string">
            <text:p>-2225.62001540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23.66491036</text:p>
          </table:table-cell>
          <table:table-cell table:style-name="ce5" office:value-type="string" calcext:value-type="string">
            <text:p>62.698254002363555</text:p>
          </table:table-cell>
          <table:table-cell table:style-name="ce5" office:value-type="string" calcext:value-type="string">
            <text:p>-2201.281859690000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98.64404366</text:p>
          </table:table-cell>
          <table:table-cell table:style-name="ce5" office:value-type="string" calcext:value-type="string">
            <text:p>61.43185577211246</text:p>
          </table:table-cell>
          <table:table-cell table:style-name="ce5" office:value-type="string" calcext:value-type="string">
            <text:p>-2223.9854855100007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42.26494938</text:p>
          </table:table-cell>
          <table:table-cell table:style-name="ce5" office:value-type="string" calcext:value-type="string">
            <text:p>62.400828371190286</text:p>
          </table:table-cell>
          <table:table-cell table:style-name="ce5" office:value-type="string" calcext:value-type="string">
            <text:p>-2260.7552772600006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63.28861739</text:p>
          </table:table-cell>
          <table:table-cell table:style-name="ce5" office:value-type="string" calcext:value-type="string">
            <text:p>53.13851862493438</text:p>
          </table:table-cell>
          <table:table-cell table:style-name="ce5" office:value-type="string" calcext:value-type="string">
            <text:p>-2275.98598611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05.58865084</text:p>
          </table:table-cell>
          <table:table-cell table:style-name="ce5" office:value-type="string" calcext:value-type="string">
            <text:p>54.4899189862622</text:p>
          </table:table-cell>
          <table:table-cell table:style-name="ce5" office:value-type="string" calcext:value-type="string">
            <text:p>-2265.58565866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78.5414656</text:p>
          </table:table-cell>
          <table:table-cell table:style-name="ce5" office:value-type="string" calcext:value-type="string">
            <text:p>51.65266834449251</text:p>
          </table:table-cell>
          <table:table-cell table:style-name="ce5" office:value-type="string" calcext:value-type="string">
            <text:p>-2269.92756321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50.81637264</text:p>
          </table:table-cell>
          <table:table-cell table:style-name="ce5" office:value-type="string" calcext:value-type="string">
            <text:p>49.237968399827864</text:p>
          </table:table-cell>
          <table:table-cell table:style-name="ce5" office:value-type="string" calcext:value-type="string">
            <text:p>-2247.04465655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78.31282047</text:p>
          </table:table-cell>
          <table:table-cell table:style-name="ce5" office:value-type="string" calcext:value-type="string">
            <text:p>46.99996838360371</text:p>
          </table:table-cell>
          <table:table-cell table:style-name="ce5" office:value-type="string" calcext:value-type="string">
            <text:p>-2222.97492535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05.656779</text:p>
          </table:table-cell>
          <table:table-cell table:style-name="ce5" office:value-type="string" calcext:value-type="string">
            <text:p>49.869244205772</text:p>
          </table:table-cell>
          <table:table-cell table:style-name="ce5" office:value-type="string" calcext:value-type="string">
            <text:p>-2203.59193477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57.60280532828723</text:p>
          </table:table-cell>
          <table:table-cell table:style-name="ce5" office:value-type="string" calcext:value-type="string">
            <text:p>-2171.31446149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07.58957041</text:p>
          </table:table-cell>
          <table:table-cell table:style-name="ce5" office:value-type="string" calcext:value-type="string">
            <text:p>58.25963526782227</text:p>
          </table:table-cell>
          <table:table-cell table:style-name="ce5" office:value-type="string" calcext:value-type="string">
            <text:p>-2106.98984915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21.232519</text:p>
          </table:table-cell>
          <table:table-cell table:style-name="ce5" office:value-type="string" calcext:value-type="string">
            <text:p>55.62632799738898</text:p>
          </table:table-cell>
          <table:table-cell table:style-name="ce5" office:value-type="string" calcext:value-type="string">
            <text:p>-2045.98348088000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03.0000001</text:p>
          </table:table-cell>
          <table:table-cell table:style-name="ce5" office:value-type="string" calcext:value-type="string">
            <text:p>56.517012520213825</text:p>
          </table:table-cell>
          <table:table-cell table:style-name="ce5" office:value-type="string" calcext:value-type="string">
            <text:p>-2066.36314176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48.730381289660684</text:p>
          </table:table-cell>
          <table:table-cell table:style-name="ce5" office:value-type="string" calcext:value-type="string">
            <text:p>-2085.0901883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309.99999999</text:p>
          </table:table-cell>
          <table:table-cell table:style-name="ce5" office:value-type="string" calcext:value-type="string">
            <text:p>52.21991908008433</text:p>
          </table:table-cell>
          <table:table-cell table:style-name="ce5" office:value-type="string" calcext:value-type="string">
            <text:p>-2075.07889574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26.56138928</text:p>
          </table:table-cell>
          <table:table-cell table:style-name="ce5" office:value-type="string" calcext:value-type="string">
            <text:p>46.41387330870821</text:p>
          </table:table-cell>
          <table:table-cell table:style-name="ce5" office:value-type="string" calcext:value-type="string">
            <text:p>-2099.292288410000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9195" calcext:value-type="float">
            <text:p>9195</text:p>
          </table:table-cell>
          <table:table-cell table:style-name="ce5" office:value-type="string" calcext:value-type="string">
            <text:p>44.15105310684033</text:p>
          </table:table-cell>
          <table:table-cell table:style-name="ce5" office:value-type="string" calcext:value-type="string">
            <text:p>-2125.34922315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213.3002186</text:p>
          </table:table-cell>
          <table:table-cell table:style-name="ce5" office:value-type="string" calcext:value-type="string">
            <text:p>50.10979373269999</text:p>
          </table:table-cell>
          <table:table-cell table:style-name="ce5" office:value-type="string" calcext:value-type="string">
            <text:p>-2110.9982769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137.21204161</text:p>
          </table:table-cell>
          <table:table-cell table:style-name="ce5" office:value-type="string" calcext:value-type="string">
            <text:p>46.99344107210795</text:p>
          </table:table-cell>
          <table:table-cell table:style-name="ce5" office:value-type="string" calcext:value-type="string">
            <text:p>-2130.5744649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72.93420007</text:p>
          </table:table-cell>
          <table:table-cell table:style-name="ce5" office:value-type="string" calcext:value-type="string">
            <text:p>43.27903636351793</text:p>
          </table:table-cell>
          <table:table-cell table:style-name="ce5" office:value-type="string" calcext:value-type="string">
            <text:p>-2166.8403127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95.24999788</text:p>
          </table:table-cell>
          <table:table-cell table:style-name="ce5" office:value-type="string" calcext:value-type="string">
            <text:p>46.89195251023148</text:p>
          </table:table-cell>
          <table:table-cell table:style-name="ce5" office:value-type="string" calcext:value-type="string">
            <text:p>-2128.72831305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42.48935327268923</text:p>
          </table:table-cell>
          <table:table-cell table:style-name="ce5" office:value-type="string" calcext:value-type="string">
            <text:p>-2153.1858191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90.00000001</text:p>
          </table:table-cell>
          <table:table-cell table:style-name="ce5" office:value-type="string" calcext:value-type="string">
            <text:p>43.39173908662517</text:p>
          </table:table-cell>
          <table:table-cell table:style-name="ce5" office:value-type="string" calcext:value-type="string">
            <text:p>-2220.96669030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92.00000003</text:p>
          </table:table-cell>
          <table:table-cell table:style-name="ce5" office:value-type="string" calcext:value-type="string">
            <text:p>38.82668546903973</text:p>
          </table:table-cell>
          <table:table-cell table:style-name="ce5" office:value-type="string" calcext:value-type="string">
            <text:p>-2296.50916882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89.99999997</text:p>
          </table:table-cell>
          <table:table-cell table:style-name="ce5" office:value-type="string" calcext:value-type="string">
            <text:p>33.3589448106943</text:p>
          </table:table-cell>
          <table:table-cell table:style-name="ce5" office:value-type="string" calcext:value-type="string">
            <text:p>-2406.48190110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38.86698208</text:p>
          </table:table-cell>
          <table:table-cell table:style-name="ce5" office:value-type="string" calcext:value-type="string">
            <text:p>40.736646356720435</text:p>
          </table:table-cell>
          <table:table-cell table:style-name="ce5" office:value-type="string" calcext:value-type="string">
            <text:p>-2336.22282242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8790" calcext:value-type="float">
            <text:p>8790</text:p>
          </table:table-cell>
          <table:table-cell table:style-name="ce5" office:value-type="string" calcext:value-type="string">
            <text:p>42.42474907491428</text:p>
          </table:table-cell>
          <table:table-cell table:style-name="ce5" office:value-type="string" calcext:value-type="string">
            <text:p>-2386.889776620000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73.47698136</text:p>
          </table:table-cell>
          <table:table-cell table:style-name="ce5" office:value-type="string" calcext:value-type="string">
            <text:p>44.69988179637255</text:p>
          </table:table-cell>
          <table:table-cell table:style-name="ce5" office:value-type="string" calcext:value-type="string">
            <text:p>-2540.5082104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62.70006557</text:p>
          </table:table-cell>
          <table:table-cell table:style-name="ce5" office:value-type="string" calcext:value-type="string">
            <text:p>39.83808331502885</text:p>
          </table:table-cell>
          <table:table-cell table:style-name="ce5" office:value-type="string" calcext:value-type="string">
            <text:p>-2647.47787988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10.99999999</text:p>
          </table:table-cell>
          <table:table-cell table:style-name="ce5" office:value-type="string" calcext:value-type="string">
            <text:p>44.824347617550856</text:p>
          </table:table-cell>
          <table:table-cell table:style-name="ce5" office:value-type="string" calcext:value-type="string">
            <text:p>-2592.221394980000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26.80199088</text:p>
          </table:table-cell>
          <table:table-cell table:style-name="ce5" office:value-type="string" calcext:value-type="string">
            <text:p>52.773787419397664</text:p>
          </table:table-cell>
          <table:table-cell table:style-name="ce5" office:value-type="string" calcext:value-type="string">
            <text:p>-2507.7570834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926.5640479</text:p>
          </table:table-cell>
          <table:table-cell table:style-name="ce5" office:value-type="string" calcext:value-type="string">
            <text:p>57.199317906252084</text:p>
          </table:table-cell>
          <table:table-cell table:style-name="ce5" office:value-type="string" calcext:value-type="string">
            <text:p>-2551.9999754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69.99999912</text:p>
          </table:table-cell>
          <table:table-cell table:style-name="ce5" office:value-type="string" calcext:value-type="string">
            <text:p>52.95995179568748</text:p>
          </table:table-cell>
          <table:table-cell table:style-name="ce5" office:value-type="string" calcext:value-type="string">
            <text:p>-2572.661941650000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45.429080365334</text:p>
          </table:table-cell>
          <table:table-cell table:style-name="ce5" office:value-type="string" calcext:value-type="string">
            <text:p>-2637.265112110000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85.00000042</text:p>
          </table:table-cell>
          <table:table-cell table:style-name="ce5" office:value-type="string" calcext:value-type="string">
            <text:p>43.901840084187754</text:p>
          </table:table-cell>
          <table:table-cell table:style-name="ce5" office:value-type="string" calcext:value-type="string">
            <text:p>-2880.85960864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8500" calcext:value-type="float">
            <text:p>8500</text:p>
          </table:table-cell>
          <table:table-cell table:style-name="ce5" office:value-type="string" calcext:value-type="string">
            <text:p>44.895498035007336</text:p>
          </table:table-cell>
          <table:table-cell table:style-name="ce5" office:value-type="string" calcext:value-type="string">
            <text:p>-2989.23046802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00.00000018</text:p>
          </table:table-cell>
          <table:table-cell table:style-name="ce5" office:value-type="string" calcext:value-type="string">
            <text:p>47.62446312423121</text:p>
          </table:table-cell>
          <table:table-cell table:style-name="ce5" office:value-type="string" calcext:value-type="string">
            <text:p>-2938.45199414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8699" calcext:value-type="float">
            <text:p>8699</text:p>
          </table:table-cell>
          <table:table-cell table:style-name="ce5" office:value-type="string" calcext:value-type="string">
            <text:p>47.27110326102589</text:p>
          </table:table-cell>
          <table:table-cell table:style-name="ce5" office:value-type="string" calcext:value-type="string">
            <text:p>-2887.289526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30.01055984</text:p>
          </table:table-cell>
          <table:table-cell table:style-name="ce5" office:value-type="string" calcext:value-type="string">
            <text:p>42.81691913297532</text:p>
          </table:table-cell>
          <table:table-cell table:style-name="ce5" office:value-type="string" calcext:value-type="string">
            <text:p>-2946.02005354000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47.25703758264088</text:p>
          </table:table-cell>
          <table:table-cell table:style-name="ce5" office:value-type="string" calcext:value-type="string">
            <text:p>-2913.05965775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26.33329995</text:p>
          </table:table-cell>
          <table:table-cell table:style-name="ce5" office:value-type="string" calcext:value-type="string">
            <text:p>50.08906877033922</text:p>
          </table:table-cell>
          <table:table-cell table:style-name="ce5" office:value-type="string" calcext:value-type="string">
            <text:p>-2954.04725574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03.8430299</text:p>
          </table:table-cell>
          <table:table-cell table:style-name="ce5" office:value-type="string" calcext:value-type="string">
            <text:p>51.29683970172126</text:p>
          </table:table-cell>
          <table:table-cell table:style-name="ce5" office:value-type="string" calcext:value-type="string">
            <text:p>-2931.27059480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49.99999999</text:p>
          </table:table-cell>
          <table:table-cell table:style-name="ce5" office:value-type="string" calcext:value-type="string">
            <text:p>58.496646535554575</text:p>
          </table:table-cell>
          <table:table-cell table:style-name="ce5" office:value-type="string" calcext:value-type="string">
            <text:p>-2808.5326559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67.54095489</text:p>
          </table:table-cell>
          <table:table-cell table:style-name="ce5" office:value-type="string" calcext:value-type="string">
            <text:p>50.20038335205523</text:p>
          </table:table-cell>
          <table:table-cell table:style-name="ce5" office:value-type="string" calcext:value-type="string">
            <text:p>-2852.9027795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736.52189788</text:p>
          </table:table-cell>
          <table:table-cell table:style-name="ce5" office:value-type="string" calcext:value-type="string">
            <text:p>43.36809787070332</text:p>
          </table:table-cell>
          <table:table-cell table:style-name="ce5" office:value-type="string" calcext:value-type="string">
            <text:p>-2879.0256192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style-name="ce5" office:value-type="string" calcext:value-type="string">
            <text:p>42.17487883124601</text:p>
          </table:table-cell>
          <table:table-cell table:style-name="ce5" office:value-type="string" calcext:value-type="string">
            <text:p>-2942.330881139999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76.46806071</text:p>
          </table:table-cell>
          <table:table-cell table:style-name="ce5" office:value-type="string" calcext:value-type="string">
            <text:p>40.33517836027078</text:p>
          </table:table-cell>
          <table:table-cell table:style-name="ce5" office:value-type="string" calcext:value-type="string">
            <text:p>-2923.99267228999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24.91129838</text:p>
          </table:table-cell>
          <table:table-cell table:style-name="ce5" office:value-type="string" calcext:value-type="string">
            <text:p>41.057942638141164</text:p>
          </table:table-cell>
          <table:table-cell table:style-name="ce5" office:value-type="string" calcext:value-type="string">
            <text:p>-3076.52909778999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01.04532074</text:p>
          </table:table-cell>
          <table:table-cell table:style-name="ce5" office:value-type="string" calcext:value-type="string">
            <text:p>38.20254846788648</text:p>
          </table:table-cell>
          <table:table-cell table:style-name="ce5" office:value-type="string" calcext:value-type="string">
            <text:p>-3225.724568859999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04.0097973</text:p>
          </table:table-cell>
          <table:table-cell table:style-name="ce5" office:value-type="string" calcext:value-type="string">
            <text:p>35.98153375000535</text:p>
          </table:table-cell>
          <table:table-cell table:style-name="ce5" office:value-type="string" calcext:value-type="string">
            <text:p>-3138.061012769999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99.99999972</text:p>
          </table:table-cell>
          <table:table-cell table:style-name="ce5" office:value-type="string" calcext:value-type="string">
            <text:p>37.442377694028934</text:p>
          </table:table-cell>
          <table:table-cell table:style-name="ce5" office:value-type="string" calcext:value-type="string">
            <text:p>-3273.6411997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38.95627082</text:p>
          </table:table-cell>
          <table:table-cell table:style-name="ce5" office:value-type="string" calcext:value-type="string">
            <text:p>48.00722301740696</text:p>
          </table:table-cell>
          <table:table-cell table:style-name="ce5" office:value-type="string" calcext:value-type="string">
            <text:p>-3011.276803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style-name="ce5" office:value-type="string" calcext:value-type="string">
            <text:p>48.88078346786116</text:p>
          </table:table-cell>
          <table:table-cell table:style-name="ce5" office:value-type="string" calcext:value-type="string">
            <text:p>-3096.909802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87.12129022</text:p>
          </table:table-cell>
          <table:table-cell table:style-name="ce5" office:value-type="string" calcext:value-type="string">
            <text:p>52.09343141251425</text:p>
          </table:table-cell>
          <table:table-cell table:style-name="ce5" office:value-type="string" calcext:value-type="string">
            <text:p>-3026.9275107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34.00000011</text:p>
          </table:table-cell>
          <table:table-cell table:style-name="ce5" office:value-type="string" calcext:value-type="string">
            <text:p>56.92569185138621</text:p>
          </table:table-cell>
          <table:table-cell table:style-name="ce5" office:value-type="string" calcext:value-type="string">
            <text:p>-2941.28558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style-name="ce5" office:value-type="string" calcext:value-type="string">
            <text:p>55.952807188067894</text:p>
          </table:table-cell>
          <table:table-cell table:style-name="ce5" office:value-type="string" calcext:value-type="string">
            <text:p>-2977.0921097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33.99999999</text:p>
          </table:table-cell>
          <table:table-cell table:style-name="ce5" office:value-type="string" calcext:value-type="string">
            <text:p>59.446364504520474</text:p>
          </table:table-cell>
          <table:table-cell table:style-name="ce5" office:value-type="string" calcext:value-type="string">
            <text:p>-2920.275239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60.642686291096645</text:p>
          </table:table-cell>
          <table:table-cell table:style-name="ce5" office:value-type="string" calcext:value-type="string">
            <text:p>-2948.847301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53.2117335</text:p>
          </table:table-cell>
          <table:table-cell table:style-name="ce5" office:value-type="string" calcext:value-type="string">
            <text:p>56.93151893560467</text:p>
          </table:table-cell>
          <table:table-cell table:style-name="ce5" office:value-type="string" calcext:value-type="string">
            <text:p>-2907.0450664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style-name="ce5" office:value-type="string" calcext:value-type="string">
            <text:p>53.55801068098124</text:p>
          </table:table-cell>
          <table:table-cell table:style-name="ce5" office:value-type="string" calcext:value-type="string">
            <text:p>-2978.8636581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69.14672631</text:p>
          </table:table-cell>
          <table:table-cell table:style-name="ce5" office:value-type="string" calcext:value-type="string">
            <text:p>51.12976192735426</text:p>
          </table:table-cell>
          <table:table-cell table:style-name="ce5" office:value-type="string" calcext:value-type="string">
            <text:p>-3081.15307904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39.84645517</text:p>
          </table:table-cell>
          <table:table-cell table:style-name="ce5" office:value-type="string" calcext:value-type="string">
            <text:p>50.600721243997775</text:p>
          </table:table-cell>
          <table:table-cell table:style-name="ce5" office:value-type="string" calcext:value-type="string">
            <text:p>-3110.2400558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74.63989952</text:p>
          </table:table-cell>
          <table:table-cell table:style-name="ce5" office:value-type="string" calcext:value-type="string">
            <text:p>52.41432564027092</text:p>
          </table:table-cell>
          <table:table-cell table:style-name="ce5" office:value-type="string" calcext:value-type="string">
            <text:p>-3158.8869454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52.84466088</text:p>
          </table:table-cell>
          <table:table-cell table:style-name="ce5" office:value-type="string" calcext:value-type="string">
            <text:p>50.14425115133627</text:p>
          </table:table-cell>
          <table:table-cell table:style-name="ce5" office:value-type="string" calcext:value-type="string">
            <text:p>-3263.31558994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00.00000003</text:p>
          </table:table-cell>
          <table:table-cell table:style-name="ce5" office:value-type="string" calcext:value-type="string">
            <text:p>52.82114590891326</text:p>
          </table:table-cell>
          <table:table-cell table:style-name="ce5" office:value-type="string" calcext:value-type="string">
            <text:p>-3181.2228911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40.16286874</text:p>
          </table:table-cell>
          <table:table-cell table:style-name="ce5" office:value-type="string" calcext:value-type="string">
            <text:p>45.88959361769322</text:p>
          </table:table-cell>
          <table:table-cell table:style-name="ce5" office:value-type="string" calcext:value-type="string">
            <text:p>-3215.030114290000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83.46106793</text:p>
          </table:table-cell>
          <table:table-cell table:style-name="ce5" office:value-type="string" calcext:value-type="string">
            <text:p>42.89484810829026</text:p>
          </table:table-cell>
          <table:table-cell table:style-name="ce5" office:value-type="string" calcext:value-type="string">
            <text:p>-3571.31046457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11.05517202</text:p>
          </table:table-cell>
          <table:table-cell table:style-name="ce5" office:value-type="string" calcext:value-type="string">
            <text:p>39.31218625450872</text:p>
          </table:table-cell>
          <table:table-cell table:style-name="ce5" office:value-type="string" calcext:value-type="string">
            <text:p>-3397.06294259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74.15000055</text:p>
          </table:table-cell>
          <table:table-cell table:style-name="ce5" office:value-type="string" calcext:value-type="string">
            <text:p>45.9135081753932</text:p>
          </table:table-cell>
          <table:table-cell table:style-name="ce5" office:value-type="string" calcext:value-type="string">
            <text:p>-3097.62034936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50.85146483926197</text:p>
          </table:table-cell>
          <table:table-cell table:style-name="ce5" office:value-type="string" calcext:value-type="string">
            <text:p>-3011.08931560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35.1973974</text:p>
          </table:table-cell>
          <table:table-cell table:style-name="ce5" office:value-type="string" calcext:value-type="string">
            <text:p>55.22062154847135</text:p>
          </table:table-cell>
          <table:table-cell table:style-name="ce5" office:value-type="string" calcext:value-type="string">
            <text:p>-2888.09731149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26.22660657</text:p>
          </table:table-cell>
          <table:table-cell table:style-name="ce5" office:value-type="string" calcext:value-type="string">
            <text:p>54.63433571831173</text:p>
          </table:table-cell>
          <table:table-cell table:style-name="ce5" office:value-type="string" calcext:value-type="string">
            <text:p>-2948.81075132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85.28216651</text:p>
          </table:table-cell>
          <table:table-cell table:style-name="ce5" office:value-type="string" calcext:value-type="string">
            <text:p>54.56982121873602</text:p>
          </table:table-cell>
          <table:table-cell table:style-name="ce5" office:value-type="string" calcext:value-type="string">
            <text:p>-2990.32013211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95.11079791</text:p>
          </table:table-cell>
          <table:table-cell table:style-name="ce5" office:value-type="string" calcext:value-type="string">
            <text:p>60.305198519874544</text:p>
          </table:table-cell>
          <table:table-cell table:style-name="ce5" office:value-type="string" calcext:value-type="string">
            <text:p>-3079.1775694700004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92.99546927</text:p>
          </table:table-cell>
          <table:table-cell table:style-name="ce5" office:value-type="string" calcext:value-type="string">
            <text:p>64.36214967176167</text:p>
          </table:table-cell>
          <table:table-cell table:style-name="ce5" office:value-type="string" calcext:value-type="string">
            <text:p>-3022.7088760800007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29.99999998</text:p>
          </table:table-cell>
          <table:table-cell table:style-name="ce5" office:value-type="string" calcext:value-type="string">
            <text:p>65.10249394451054</text:p>
          </table:table-cell>
          <table:table-cell table:style-name="ce5" office:value-type="string" calcext:value-type="string">
            <text:p>-2959.89531829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style-name="ce5" office:value-type="string" calcext:value-type="string">
            <text:p>58.79304751000721</text:p>
          </table:table-cell>
          <table:table-cell table:style-name="ce5" office:value-type="string" calcext:value-type="string">
            <text:p>-2833.1882729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440.01465798</text:p>
          </table:table-cell>
          <table:table-cell table:style-name="ce5" office:value-type="string" calcext:value-type="string">
            <text:p>57.44958313880351</text:p>
          </table:table-cell>
          <table:table-cell table:style-name="ce5" office:value-type="string" calcext:value-type="string">
            <text:p>-2779.8331081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52.13478751</text:p>
          </table:table-cell>
          <table:table-cell table:style-name="ce5" office:value-type="string" calcext:value-type="string">
            <text:p>54.709506513077436</text:p>
          </table:table-cell>
          <table:table-cell table:style-name="ce5" office:value-type="string" calcext:value-type="string">
            <text:p>-2850.14851100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52.82810037</text:p>
          </table:table-cell>
          <table:table-cell table:style-name="ce5" office:value-type="string" calcext:value-type="string">
            <text:p>59.289278520014726</text:p>
          </table:table-cell>
          <table:table-cell table:style-name="ce5" office:value-type="string" calcext:value-type="string">
            <text:p>-2778.80158369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30.28567387</text:p>
          </table:table-cell>
          <table:table-cell table:style-name="ce5" office:value-type="string" calcext:value-type="string">
            <text:p>64.12583859657833</text:p>
          </table:table-cell>
          <table:table-cell table:style-name="ce5" office:value-type="string" calcext:value-type="string">
            <text:p>-2808.44511173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style-name="ce5" office:value-type="string" calcext:value-type="string">
            <text:p>56.415506258603905</text:p>
          </table:table-cell>
          <table:table-cell table:style-name="ce5" office:value-type="string" calcext:value-type="string">
            <text:p>-2875.12495334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8309855" calcext:value-type="float">
            <text:p>8309855</text:p>
          </table:table-cell>
          <table:table-cell table:style-name="ce5" office:value-type="string" calcext:value-type="string">
            <text:p>54.73308488655238</text:p>
          </table:table-cell>
          <table:table-cell table:style-name="ce5" office:value-type="string" calcext:value-type="string">
            <text:p>-2847.98900850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95.22542694</text:p>
          </table:table-cell>
          <table:table-cell table:style-name="ce5" office:value-type="string" calcext:value-type="string">
            <text:p>58.97343103178459</text:p>
          </table:table-cell>
          <table:table-cell table:style-name="ce5" office:value-type="string" calcext:value-type="string">
            <text:p>-2881.57142217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48.97150361</text:p>
          </table:table-cell>
          <table:table-cell table:style-name="ce5" office:value-type="string" calcext:value-type="string">
            <text:p>50.83895760837063</text:p>
          </table:table-cell>
          <table:table-cell table:style-name="ce5" office:value-type="string" calcext:value-type="string">
            <text:p>-2936.6109505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20.54540126</text:p>
          </table:table-cell>
          <table:table-cell table:style-name="ce5" office:value-type="string" calcext:value-type="string">
            <text:p>50.23562301034686</text:p>
          </table:table-cell>
          <table:table-cell table:style-name="ce5" office:value-type="string" calcext:value-type="string">
            <text:p>-2964.75226221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19.44291917</text:p>
          </table:table-cell>
          <table:table-cell table:style-name="ce5" office:value-type="string" calcext:value-type="string">
            <text:p>42.75091512881017</text:p>
          </table:table-cell>
          <table:table-cell table:style-name="ce5" office:value-type="string" calcext:value-type="string">
            <text:p>-3057.52356885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33.99999959</text:p>
          </table:table-cell>
          <table:table-cell table:style-name="ce5" office:value-type="string" calcext:value-type="string">
            <text:p>44.70495097548524</text:p>
          </table:table-cell>
          <table:table-cell table:style-name="ce5" office:value-type="string" calcext:value-type="string">
            <text:p>-3357.30562588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99.1547775</text:p>
          </table:table-cell>
          <table:table-cell table:style-name="ce5" office:value-type="string" calcext:value-type="string">
            <text:p>45.55338021968349</text:p>
          </table:table-cell>
          <table:table-cell table:style-name="ce5" office:value-type="string" calcext:value-type="string">
            <text:p>-3475.03139877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08.90956338</text:p>
          </table:table-cell>
          <table:table-cell table:style-name="ce5" office:value-type="string" calcext:value-type="string">
            <text:p>46.85154839198958</text:p>
          </table:table-cell>
          <table:table-cell table:style-name="ce5" office:value-type="string" calcext:value-type="string">
            <text:p>-3424.860934640001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20.57856856</text:p>
          </table:table-cell>
          <table:table-cell table:style-name="ce5" office:value-type="string" calcext:value-type="string">
            <text:p>42.81384667698274</text:p>
          </table:table-cell>
          <table:table-cell table:style-name="ce5" office:value-type="string" calcext:value-type="string">
            <text:p>-3453.438005290001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45.41186772</text:p>
          </table:table-cell>
          <table:table-cell table:style-name="ce5" office:value-type="string" calcext:value-type="string">
            <text:p>40.67255920906293</text:p>
          </table:table-cell>
          <table:table-cell table:style-name="ce5" office:value-type="string" calcext:value-type="string">
            <text:p>-3550.250042820001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68.98974</text:p>
          </table:table-cell>
          <table:table-cell table:style-name="ce5" office:value-type="string" calcext:value-type="string">
            <text:p>48.021170007525996</text:p>
          </table:table-cell>
          <table:table-cell table:style-name="ce5" office:value-type="string" calcext:value-type="string">
            <text:p>-3264.770875420001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54.99504731186449</text:p>
          </table:table-cell>
          <table:table-cell table:style-name="ce5" office:value-type="string" calcext:value-type="string">
            <text:p>-3216.388108190001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84.06987823</text:p>
          </table:table-cell>
          <table:table-cell table:style-name="ce5" office:value-type="string" calcext:value-type="string">
            <text:p>58.26921460472118</text:p>
          </table:table-cell>
          <table:table-cell table:style-name="ce5" office:value-type="string" calcext:value-type="string">
            <text:p>-3119.635922180001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74.73233355</text:p>
          </table:table-cell>
          <table:table-cell table:style-name="ce5" office:value-type="string" calcext:value-type="string">
            <text:p>58.450478342323386</text:p>
          </table:table-cell>
          <table:table-cell table:style-name="ce5" office:value-type="string" calcext:value-type="string">
            <text:p>-3146.716202980001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50.45746724</text:p>
          </table:table-cell>
          <table:table-cell table:style-name="ce5" office:value-type="string" calcext:value-type="string">
            <text:p>52.79455724083041</text:p>
          </table:table-cell>
          <table:table-cell table:style-name="ce5" office:value-type="string" calcext:value-type="string">
            <text:p>-3159.702245900001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20.02872349</text:p>
          </table:table-cell>
          <table:table-cell table:style-name="ce5" office:value-type="string" calcext:value-type="string">
            <text:p>56.24037078285655</text:p>
          </table:table-cell>
          <table:table-cell table:style-name="ce5" office:value-type="string" calcext:value-type="string">
            <text:p>-3179.606411970001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99.99999949</text:p>
          </table:table-cell>
          <table:table-cell table:style-name="ce5" office:value-type="string" calcext:value-type="string">
            <text:p>60.95915666427406</text:p>
          </table:table-cell>
          <table:table-cell table:style-name="ce5" office:value-type="string" calcext:value-type="string">
            <text:p>-3216.68955450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155.9999999</text:p>
          </table:table-cell>
          <table:table-cell table:style-name="ce5" office:value-type="string" calcext:value-type="string">
            <text:p>60.73764581827656</text:p>
          </table:table-cell>
          <table:table-cell table:style-name="ce5" office:value-type="string" calcext:value-type="string">
            <text:p>-3154.75671005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54.99720289</text:p>
          </table:table-cell>
          <table:table-cell table:style-name="ce5" office:value-type="string" calcext:value-type="string">
            <text:p>61.155621984363734</text:p>
          </table:table-cell>
          <table:table-cell table:style-name="ce5" office:value-type="string" calcext:value-type="string">
            <text:p>-3123.40107820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94.99101929</text:p>
          </table:table-cell>
          <table:table-cell table:style-name="ce5" office:value-type="string" calcext:value-type="string">
            <text:p>63.387642354852495</text:p>
          </table:table-cell>
          <table:table-cell table:style-name="ce5" office:value-type="string" calcext:value-type="string">
            <text:p>-3092.48524382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353.67787154</text:p>
          </table:table-cell>
          <table:table-cell table:style-name="ce5" office:value-type="string" calcext:value-type="string">
            <text:p>68.96138422998708</text:p>
          </table:table-cell>
          <table:table-cell table:style-name="ce5" office:value-type="string" calcext:value-type="string">
            <text:p>-3063.60666482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79.65167286</text:p>
          </table:table-cell>
          <table:table-cell table:style-name="ce5" office:value-type="string" calcext:value-type="string">
            <text:p>65.23387266371518</text:p>
          </table:table-cell>
          <table:table-cell table:style-name="ce5" office:value-type="string" calcext:value-type="string">
            <text:p>-3081.899397830001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99.65108208</text:p>
          </table:table-cell>
          <table:table-cell table:style-name="ce5" office:value-type="string" calcext:value-type="string">
            <text:p>67.46871134588181</text:p>
          </table:table-cell>
          <table:table-cell table:style-name="ce5" office:value-type="string" calcext:value-type="string">
            <text:p>-3064.1603239300007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63.51557623009631</text:p>
          </table:table-cell>
          <table:table-cell table:style-name="ce5" office:value-type="string" calcext:value-type="string">
            <text:p>-3087.9704301500005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90.81566876</text:p>
          </table:table-cell>
          <table:table-cell table:style-name="ce5" office:value-type="string" calcext:value-type="string">
            <text:p>63.39929280290812</text:p>
          </table:table-cell>
          <table:table-cell table:style-name="ce5" office:value-type="string" calcext:value-type="string">
            <text:p>-3065.6127535700007</text:p>
          </table:table-cell>
          <table:table-cell table:number-columns-repeated="2"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265.88996449</text:p>
          </table:table-cell>
          <table:table-cell table:style-name="ce5" office:value-type="string" calcext:value-type="string">
            <text:p>57.33634973138179</text:p>
          </table:table-cell>
          <table:table-cell table:style-name="ce5" office:value-type="string" calcext:value-type="string">
            <text:p>-3079.66858514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style-name="ce5" office:value-type="string" calcext:value-type="string">
            <text:p>55.73265411030929</text:p>
          </table:table-cell>
          <table:table-cell table:style-name="ce5" office:value-type="string" calcext:value-type="string">
            <text:p>-3066.25343205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8089.66686369</text:p>
          </table:table-cell>
          <table:table-cell table:style-name="ce5" office:value-type="string" calcext:value-type="string">
            <text:p>43.68266709100152</text:p>
          </table:table-cell>
          <table:table-cell table:style-name="ce5" office:value-type="string" calcext:value-type="string">
            <text:p>-3112.18792756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60.0000002</text:p>
          </table:table-cell>
          <table:table-cell table:style-name="ce5" office:value-type="string" calcext:value-type="string">
            <text:p>40.62347804540189</text:p>
          </table:table-cell>
          <table:table-cell table:style-name="ce5" office:value-type="string" calcext:value-type="string">
            <text:p>-3184.3540205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74.2518096</text:p>
          </table:table-cell>
          <table:table-cell table:style-name="ce5" office:value-type="string" calcext:value-type="string">
            <text:p>37.316857815253776</text:p>
          </table:table-cell>
          <table:table-cell table:style-name="ce5" office:value-type="string" calcext:value-type="string">
            <text:p>-3117.15758871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62.42099996</text:p>
          </table:table-cell>
          <table:table-cell table:style-name="ce5" office:value-type="string" calcext:value-type="string">
            <text:p>36.674093051968576</text:p>
          </table:table-cell>
          <table:table-cell table:style-name="ce5" office:value-type="string" calcext:value-type="string">
            <text:p>-3155.8817886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style-name="ce5" office:value-type="string" calcext:value-type="string">
            <text:p>36.44616791835794</text:p>
          </table:table-cell>
          <table:table-cell table:style-name="ce5" office:value-type="string" calcext:value-type="string">
            <text:p>-3075.44077138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31.96957167</text:p>
          </table:table-cell>
          <table:table-cell table:style-name="ce5" office:value-type="string" calcext:value-type="string">
            <text:p>33.03056638419752</text:p>
          </table:table-cell>
          <table:table-cell table:style-name="ce5" office:value-type="string" calcext:value-type="string">
            <text:p>-3131.91358672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52.15179769</text:p>
          </table:table-cell>
          <table:table-cell table:style-name="ce5" office:value-type="string" calcext:value-type="string">
            <text:p>35.89053206388395</text:p>
          </table:table-cell>
          <table:table-cell table:style-name="ce5" office:value-type="string" calcext:value-type="string">
            <text:p>-3052.1703168400013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50.77801451</text:p>
          </table:table-cell>
          <table:table-cell table:style-name="ce5" office:value-type="string" calcext:value-type="string">
            <text:p>33.788901477756866</text:p>
          </table:table-cell>
          <table:table-cell table:style-name="ce5" office:value-type="string" calcext:value-type="string">
            <text:p>-3146.45894629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35.64550748418383</text:p>
          </table:table-cell>
          <table:table-cell table:style-name="ce5" office:value-type="string" calcext:value-type="string">
            <text:p>-3496.03703300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style-name="ce5" office:value-type="string" calcext:value-type="string">
            <text:p>46.0466063287429</text:p>
          </table:table-cell>
          <table:table-cell table:style-name="ce5" office:value-type="string" calcext:value-type="string">
            <text:p>-3109.9601254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50.51522778</text:p>
          </table:table-cell>
          <table:table-cell table:style-name="ce5" office:value-type="string" calcext:value-type="string">
            <text:p>44.706992930933936</text:p>
          </table:table-cell>
          <table:table-cell table:style-name="ce5" office:value-type="string" calcext:value-type="string">
            <text:p>-3165.96457449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916.05794918</text:p>
          </table:table-cell>
          <table:table-cell table:style-name="ce5" office:value-type="string" calcext:value-type="string">
            <text:p>41.063898954951746</text:p>
          </table:table-cell>
          <table:table-cell table:style-name="ce5" office:value-type="string" calcext:value-type="string">
            <text:p>-3317.3974998500007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style-name="ce5" office:value-type="string" calcext:value-type="string">
            <text:p>41.250112404170636</text:p>
          </table:table-cell>
          <table:table-cell table:style-name="ce5" office:value-type="string" calcext:value-type="string">
            <text:p>-3464.42395369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28.0000003</text:p>
          </table:table-cell>
          <table:table-cell table:style-name="ce5" office:value-type="string" calcext:value-type="string">
            <text:p>36.38097747873083</text:p>
          </table:table-cell>
          <table:table-cell table:style-name="ce5" office:value-type="string" calcext:value-type="string">
            <text:p>-3818.95217060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44.99999995</text:p>
          </table:table-cell>
          <table:table-cell table:style-name="ce5" office:value-type="string" calcext:value-type="string">
            <text:p>38.346870247495545</text:p>
          </table:table-cell>
          <table:table-cell table:style-name="ce5" office:value-type="string" calcext:value-type="string">
            <text:p>-3652.02344837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811.00000027</text:p>
          </table:table-cell>
          <table:table-cell table:style-name="ce5" office:value-type="string" calcext:value-type="string">
            <text:p>42.05051241557867</text:p>
          </table:table-cell>
          <table:table-cell table:style-name="ce5" office:value-type="string" calcext:value-type="string">
            <text:p>-3800.35501621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705.96697916</text:p>
          </table:table-cell>
          <table:table-cell table:style-name="ce5" office:value-type="string" calcext:value-type="string">
            <text:p>27.49919651486002</text:p>
          </table:table-cell>
          <table:table-cell table:style-name="ce5" office:value-type="string" calcext:value-type="string">
            <text:p>-3950.928134880001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62.4765</text:p>
          </table:table-cell>
          <table:table-cell table:style-name="ce5" office:value-type="string" calcext:value-type="string">
            <text:p>28.30938989789235</text:p>
          </table:table-cell>
          <table:table-cell table:style-name="ce5" office:value-type="string" calcext:value-type="string">
            <text:p>-4114.229972550001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94.98927317</text:p>
          </table:table-cell>
          <table:table-cell table:style-name="ce5" office:value-type="string" calcext:value-type="string">
            <text:p>32.12488237215564</text:p>
          </table:table-cell>
          <table:table-cell table:style-name="ce5" office:value-type="string" calcext:value-type="string">
            <text:p>-4004.6906741100006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03.45216412</text:p>
          </table:table-cell>
          <table:table-cell table:style-name="ce5" office:value-type="string" calcext:value-type="string">
            <text:p>31.12682821567441</text:p>
          </table:table-cell>
          <table:table-cell table:style-name="ce5" office:value-type="string" calcext:value-type="string">
            <text:p>-4169.43528388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style-name="ce5" office:value-type="string" calcext:value-type="string">
            <text:p>33.29003659930441</text:p>
          </table:table-cell>
          <table:table-cell table:style-name="ce5" office:value-type="string" calcext:value-type="string">
            <text:p>-4575.32883763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27.03974413</text:p>
          </table:table-cell>
          <table:table-cell table:style-name="ce5" office:value-type="string" calcext:value-type="string">
            <text:p>33.935380808386626</text:p>
          </table:table-cell>
          <table:table-cell table:style-name="ce5" office:value-type="string" calcext:value-type="string">
            <text:p>-4436.72034208000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style-name="ce5" office:value-type="string" calcext:value-type="string">
            <text:p>34.44992797235166</text:p>
          </table:table-cell>
          <table:table-cell table:style-name="ce5" office:value-type="string" calcext:value-type="string">
            <text:p>-4390.484189880000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584.33208759</text:p>
          </table:table-cell>
          <table:table-cell table:style-name="ce5" office:value-type="string" calcext:value-type="string">
            <text:p>35.07971125799044</text:p>
          </table:table-cell>
          <table:table-cell table:style-name="ce5" office:value-type="string" calcext:value-type="string">
            <text:p>-4449.64665279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720.77200084</text:p>
          </table:table-cell>
          <table:table-cell table:style-name="ce5" office:value-type="string" calcext:value-type="string">
            <text:p>43.05072245643599</text:p>
          </table:table-cell>
          <table:table-cell table:style-name="ce5" office:value-type="string" calcext:value-type="string">
            <text:p>-4101.998753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55.79999996</text:p>
          </table:table-cell>
          <table:table-cell table:style-name="ce5" office:value-type="string" calcext:value-type="string">
            <text:p>38.69211555735377</text:p>
          </table:table-cell>
          <table:table-cell table:style-name="ce5" office:value-type="string" calcext:value-type="string">
            <text:p>-4176.57985381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80.00000033</text:p>
          </table:table-cell>
          <table:table-cell table:style-name="ce5" office:value-type="string" calcext:value-type="string">
            <text:p>44.61247886153499</text:p>
          </table:table-cell>
          <table:table-cell table:style-name="ce5" office:value-type="string" calcext:value-type="string">
            <text:p>-4147.042294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70.00000244</text:p>
          </table:table-cell>
          <table:table-cell table:style-name="ce5" office:value-type="string" calcext:value-type="string">
            <text:p>39.961254874644666</text:p>
          </table:table-cell>
          <table:table-cell table:style-name="ce5" office:value-type="string" calcext:value-type="string">
            <text:p>-4259.29225988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42.05196696564916</text:p>
          </table:table-cell>
          <table:table-cell table:style-name="ce5" office:value-type="string" calcext:value-type="string">
            <text:p>-4315.97195873999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472.38287996</text:p>
          </table:table-cell>
          <table:table-cell table:style-name="ce5" office:value-type="string" calcext:value-type="string">
            <text:p>35.26205332370952</text:p>
          </table:table-cell>
          <table:table-cell table:style-name="ce5" office:value-type="string" calcext:value-type="string">
            <text:p>-4631.83233382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style-name="ce5" office:value-type="string" calcext:value-type="string">
            <text:p>34.361310709949976</text:p>
          </table:table-cell>
          <table:table-cell table:style-name="ce5" office:value-type="string" calcext:value-type="string">
            <text:p>-5062.43214595</text:p>
          </table:table-cell>
          <table:table-cell table:style-name="ce6" office:value-type="string" calcext:value-type="string">
            <text:p>0.5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7400.0001221</text:p>
          </table:table-cell>
          <table:table-cell table:style-name="ce5" office:value-type="string" calcext:value-type="string">
            <text:p>29.192150825939333</text:p>
          </table:table-cell>
          <table:table-cell table:style-name="ce5" office:value-type="string" calcext:value-type="string">
            <text:p>-4829.69433741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7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10480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 style:data-style-name="N2" text:time-value="20:34:39.1447737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17T22:06:46.114889629</dc:date>
    <meta:editing-duration>PT1H43M56S</meta:editing-duration>
    <meta:editing-cycles>15</meta:editing-cycles>
    <meta:generator>LibreOffice/5.1.6.2$Linux_X86_64 LibreOffice_project/10m0$Build-2</meta:generator>
    <meta:document-statistic meta:table-count="2" meta:cell-count="2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2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Foglio1.F1:Foglio1.G78 Foglio1.D1:Foglio1.D78" chart:data-source-has-labels="row" svg:x="0.32cm" svg:y="0.18cm" svg:width="15.36cm" svg:height="8.64cm">
          <chartooo:coordinate-region svg:x="1.794cm" svg:y="0.382cm" svg:width="13.886cm" svg:height="7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78" chart:label-cell-address="Foglio1.F1:Foglio1.F1" chart:class="chart:line">
            <chart:data-point chart:repeated="77"/>
          </chart:series>
          <chart:series chart:style-name="ch8" chart:values-cell-range-address="Foglio1.G2:Foglio1.G78" chart:label-cell-address="Foglio1.G1:Foglio1.G1" chart:class="chart:line">
            <chart:data-point chart:repeated="77"/>
          </chart:series>
          <chart:series chart:style-name="ch9" chart:values-cell-range-address="Foglio1.D2:Foglio1.D78" chart:label-cell-address="Foglio1.D1:Foglio1.D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 true</text:p>
                <draw:g>
                  <svg:desc>Foglio1.F1:Foglio1.F1</svg:desc>
                </draw:g>
              </table:table-cell>
              <table:table-cell office:value-type="string">
                <text:p>ultimate slow</text:p>
                <draw:g>
                  <svg:desc>Foglio1.G1:Foglio1.G1</svg:desc>
                </draw:g>
              </table:table-cell>
              <table:table-cell office:value-type="string">
                <text:p>ultosc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0915598516163">
                <text:p>0.480915598516163</text:p>
                <draw:g>
                  <svg:desc>Foglio1.F2:Foglio1.F78</svg:desc>
                </draw:g>
              </table:table-cell>
              <table:table-cell office:value-type="float" office:value="0.516792155146438">
                <text:p>0.516792155146438</text:p>
                <draw:g>
                  <svg:desc>Foglio1.G2:Foglio1.G78</svg:desc>
                </draw:g>
              </table:table-cell>
              <table:table-cell office:value-type="float" office:value="0.5">
                <text:p>0.5</text:p>
                <draw:g>
                  <svg:desc>Foglio1.D2:Foglio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224268810896">
                <text:p>0.51224268810896</text:p>
              </table:table-cell>
              <table:table-cell office:value-type="float" office:value="0.411566909141417">
                <text:p>0.4115669091414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251619860527">
                <text:p>0.548251619860527</text:p>
              </table:table-cell>
              <table:table-cell office:value-type="float" office:value="0.376123186900544">
                <text:p>0.3761231869005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464584934074">
                <text:p>0.468464584934074</text:p>
              </table:table-cell>
              <table:table-cell office:value-type="float" office:value="0.274862584615853">
                <text:p>0.2748625846158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8190965796537">
                <text:p>0.538190965796537</text:p>
              </table:table-cell>
              <table:table-cell office:value-type="float" office:value="0.331793920245021">
                <text:p>0.3317939202450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487043887037">
                <text:p>0.445487043887037</text:p>
              </table:table-cell>
              <table:table-cell office:value-type="float" office:value="0.153065403982109">
                <text:p>0.15306540398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2970294451219">
                <text:p>0.482970294451219</text:p>
              </table:table-cell>
              <table:table-cell office:value-type="float" office:value="0.356574614159202">
                <text:p>0.356574614159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0039744968486">
                <text:p>0.470039744968486</text:p>
              </table:table-cell>
              <table:table-cell office:value-type="float" office:value="0.200958055139837">
                <text:p>0.200958055139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1402642113614">
                <text:p>0.431402642113614</text:p>
              </table:table-cell>
              <table:table-cell office:value-type="float" office:value="0.214624512674045">
                <text:p>0.21462451267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6950519303833">
                <text:p>0.346950519303833</text:p>
              </table:table-cell>
              <table:table-cell office:value-type="float" office:value="0.145338511516523">
                <text:p>0.145338511516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333318207229">
                <text:p>0.306333318207229</text:p>
              </table:table-cell>
              <table:table-cell office:value-type="float" office:value="0.252774771567429">
                <text:p>0.252774771567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239223020758">
                <text:p>0.31239223020758</text:p>
              </table:table-cell>
              <table:table-cell office:value-type="float" office:value="0.0764159686291511">
                <text:p>0.076415968629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6490979319534">
                <text:p>0.316490979319534</text:p>
              </table:table-cell>
              <table:table-cell office:value-type="float" office:value="0.24024224872013">
                <text:p>0.2402422487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8082959844241">
                <text:p>0.358082959844241</text:p>
              </table:table-cell>
              <table:table-cell office:value-type="float" office:value="0.232441660214221">
                <text:p>0.2324416602142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117280301088">
                <text:p>0.373117280301088</text:p>
              </table:table-cell>
              <table:table-cell office:value-type="float" office:value="0.461763299221792">
                <text:p>0.4617632992217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8567786289438">
                <text:p>0.348567786289438</text:p>
              </table:table-cell>
              <table:table-cell office:value-type="float" office:value="0.443961631880824">
                <text:p>0.4439616318808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9720565771586">
                <text:p>0.239720565771586</text:p>
              </table:table-cell>
              <table:table-cell office:value-type="float" office:value="0.294604297010534">
                <text:p>0.2946042970105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8967950126044">
                <text:p>0.0848967950126044</text:p>
              </table:table-cell>
              <table:table-cell office:value-type="float" office:value="0.126069559958006">
                <text:p>0.126069559958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8153134779396">
                <text:p>0.128153134779396</text:p>
              </table:table-cell>
              <table:table-cell office:value-type="float" office:value="0.167694072374125">
                <text:p>0.16769407237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07961185554573">
                <text:p>0.0807961185554573</text:p>
              </table:table-cell>
              <table:table-cell office:value-type="float" office:value="0.0654874742538993">
                <text:p>0.0654874742538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0413831925123">
                <text:p>0.0670413831925123</text:p>
              </table:table-cell>
              <table:table-cell office:value-type="float" office:value="0.101707868602853">
                <text:p>0.10170786860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2323004281694">
                <text:p>0.162323004281694</text:p>
              </table:table-cell>
              <table:table-cell office:value-type="float" office:value="0.246802452500129">
                <text:p>0.246802452500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5125474101931">
                <text:p>0.165125474101931</text:p>
              </table:table-cell>
              <table:table-cell office:value-type="float" office:value="0.318844058640751">
                <text:p>0.3188440586407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52834975031">
                <text:p>0.1652834975031</text:p>
              </table:table-cell>
              <table:table-cell office:value-type="float" office:value="0.481554780472863">
                <text:p>0.4815547804728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4090788651478">
                <text:p>0.0834090788651478</text:p>
              </table:table-cell>
              <table:table-cell office:value-type="float" office:value="0.31489132347894">
                <text:p>0.314891323478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6604091360234">
                <text:p>0.136604091360234</text:p>
              </table:table-cell>
              <table:table-cell office:value-type="float" office:value="0.546842775113334">
                <text:p>0.546842775113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941800726952">
                <text:p>0.11941800726952</text:p>
              </table:table-cell>
              <table:table-cell office:value-type="float" office:value="0.468910354224671">
                <text:p>0.4689103542246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9370328645357">
                <text:p>0.189370328645357</text:p>
              </table:table-cell>
              <table:table-cell office:value-type="float" office:value="0.395103769196357">
                <text:p>0.395103769196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1041818615446">
                <text:p>0.161041818615446</text:p>
              </table:table-cell>
              <table:table-cell office:value-type="float" office:value="0.191803566046962">
                <text:p>0.191803566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3075026193678">
                <text:p>0.273075026193678</text:p>
              </table:table-cell>
              <table:table-cell office:value-type="float" office:value="0.47379495135405">
                <text:p>0.473794951354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5830429511348">
                <text:p>0.315830429511348</text:p>
              </table:table-cell>
              <table:table-cell office:value-type="float" office:value="0.653995363091915">
                <text:p>0.653995363091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9419505070827">
                <text:p>0.389419505070827</text:p>
              </table:table-cell>
              <table:table-cell office:value-type="float" office:value="0.793993181315185">
                <text:p>0.79399318131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0742913733344">
                <text:p>0.380742913733344</text:p>
              </table:table-cell>
              <table:table-cell office:value-type="float" office:value="0.729745043506966">
                <text:p>0.729745043506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751817535655">
                <text:p>0.365751817535655</text:p>
              </table:table-cell>
              <table:table-cell office:value-type="float" office:value="0.664049004354649">
                <text:p>0.664049004354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1193762642212">
                <text:p>0.361193762642212</text:p>
              </table:table-cell>
              <table:table-cell office:value-type="float" office:value="0.651100071138538">
                <text:p>0.651100071138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0086960774058">
                <text:p>0.370086960774058</text:p>
              </table:table-cell>
              <table:table-cell office:value-type="float" office:value="0.660603506420835">
                <text:p>0.660603506420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2556808674197">
                <text:p>0.312556808674197</text:p>
              </table:table-cell>
              <table:table-cell office:value-type="float" office:value="0.405348266877059">
                <text:p>0.4053482668770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7234414927586">
                <text:p>0.387234414927586</text:p>
              </table:table-cell>
              <table:table-cell office:value-type="float" office:value="0.34209541547979">
                <text:p>0.342095415479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5981940976435">
                <text:p>0.535981940976435</text:p>
              </table:table-cell>
              <table:table-cell office:value-type="float" office:value="0.504998062516716">
                <text:p>0.5049980625167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6995936451203">
                <text:p>0.616995936451203</text:p>
              </table:table-cell>
              <table:table-cell office:value-type="float" office:value="0.706235614328134">
                <text:p>0.706235614328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8097548297661">
                <text:p>0.578097548297661</text:p>
              </table:table-cell>
              <table:table-cell office:value-type="float" office:value="0.548147839007722">
                <text:p>0.548147839007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9363297622232">
                <text:p>0.529363297622232</text:p>
              </table:table-cell>
              <table:table-cell office:value-type="float" office:value="0.404614507367621">
                <text:p>0.4046145073676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8531851483842">
                <text:p>0.578531851483842</text:p>
              </table:table-cell>
              <table:table-cell office:value-type="float" office:value="0.500140165914347">
                <text:p>0.5001401659143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9421245697038">
                <text:p>0.539421245697038</text:p>
              </table:table-cell>
              <table:table-cell office:value-type="float" office:value="0.482100539865925">
                <text:p>0.482100539865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6054376037721">
                <text:p>0.486054376037721</text:p>
              </table:table-cell>
              <table:table-cell office:value-type="float" office:value="0.291248202011334">
                <text:p>0.291248202011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439529126081">
                <text:p>0.48439529126081</text:p>
              </table:table-cell>
              <table:table-cell office:value-type="float" office:value="0.111874818674439">
                <text:p>0.11187481867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9681318254507">
                <text:p>0.49681318254507</text:p>
              </table:table-cell>
              <table:table-cell office:value-type="float" office:value="0.0482985919116574">
                <text:p>0.048298591911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4955569343553">
                <text:p>0.434955569343553</text:p>
              </table:table-cell>
              <table:table-cell office:value-type="float" office:value="0.0337093213658733">
                <text:p>0.0337093213658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8805281390037">
                <text:p>0.528805281390037</text:p>
              </table:table-cell>
              <table:table-cell office:value-type="float" office:value="0.405642963933319">
                <text:p>0.405642963933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2778051787338">
                <text:p>0.602778051787338</text:p>
              </table:table-cell>
              <table:table-cell office:value-type="float" office:value="0.489714809708872">
                <text:p>0.4897148097088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7686687604141">
                <text:p>0.667686687604141</text:p>
              </table:table-cell>
              <table:table-cell office:value-type="float" office:value="0.724626032266893">
                <text:p>0.724626032266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0930613839069">
                <text:p>0.7009306138390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6637170394152">
                <text:p>0.636637170394152</text:p>
              </table:table-cell>
              <table:table-cell office:value-type="float" office:value="0.700282228211499">
                <text:p>0.700282228211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4040308592617">
                <text:p>0.614040308592617</text:p>
              </table:table-cell>
              <table:table-cell office:value-type="float" office:value="0.503704523968409">
                <text:p>0.5037045239684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1508020673093">
                <text:p>0.691508020673093</text:p>
              </table:table-cell>
              <table:table-cell office:value-type="float" office:value="0.799381092145476">
                <text:p>0.799381092145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5709678950619">
                <text:p>0.65709678950619</text:p>
              </table:table-cell>
              <table:table-cell office:value-type="float" office:value="0.537785896843154">
                <text:p>0.537785896843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8632705815508">
                <text:p>0.618632705815508</text:p>
              </table:table-cell>
              <table:table-cell office:value-type="float" office:value="0.364069257519357">
                <text:p>0.364069257519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2705821560798">
                <text:p>0.702705821560798</text:p>
              </table:table-cell>
              <table:table-cell office:value-type="float" office:value="0.422357639291905">
                <text:p>0.422357639291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0448390161987">
                <text:p>0.850448390161987</text:p>
              </table:table-cell>
              <table:table-cell office:value-type="float" office:value="0.51223333522765">
                <text:p>0.512233335227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38648532337748">
                <text:p>0.838648532337748</text:p>
              </table:table-cell>
              <table:table-cell office:value-type="float" office:value="0.590662733788337">
                <text:p>0.590662733788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23033693393134">
                <text:p>0.923033693393134</text:p>
              </table:table-cell>
              <table:table-cell office:value-type="float" office:value="0.747785745037195">
                <text:p>0.747785745037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5067368915665">
                <text:p>0.905067368915665</text:p>
              </table:table-cell>
              <table:table-cell office:value-type="float" office:value="0.611755878757292">
                <text:p>0.611755878757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5807223521978">
                <text:p>0.955807223521978</text:p>
              </table:table-cell>
              <table:table-cell office:value-type="float" office:value="0.779088948621788">
                <text:p>0.779088948621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918852696744">
                <text:p>0.939918852696744</text:p>
              </table:table-cell>
              <table:table-cell office:value-type="float" office:value="0.868229156316854">
                <text:p>0.868229156316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873542179243329">
                <text:p>0.873542179243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7780436442943">
                <text:p>0.847780436442943</text:p>
              </table:table-cell>
              <table:table-cell office:value-type="float" office:value="0.411964808364794">
                <text:p>0.4119648083647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5605517853935">
                <text:p>0.875605517853935</text:p>
              </table:table-cell>
              <table:table-cell office:value-type="float" office:value="0.493115760883905">
                <text:p>0.493115760883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03591010612139">
                <text:p>0.803591010612139</text:p>
              </table:table-cell>
              <table:table-cell office:value-type="float" office:value="0.332628080996508">
                <text:p>0.3326280809965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3803745271342">
                <text:p>0.733803745271342</text:p>
              </table:table-cell>
              <table:table-cell office:value-type="float" office:value="0.24894401450438">
                <text:p>0.248944014504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4125809255096">
                <text:p>0.774125809255096</text:p>
              </table:table-cell>
              <table:table-cell office:value-type="float" office:value="0.280326289640505">
                <text:p>0.2803262896405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5740814085466">
                <text:p>0.815740814085466</text:p>
              </table:table-cell>
              <table:table-cell office:value-type="float" office:value="0.264580037963259">
                <text:p>0.264580037963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9723965270319">
                <text:p>0.859723965270319</text:p>
              </table:table-cell>
              <table:table-cell office:value-type="float" office:value="0.213987579079208">
                <text:p>0.21398757907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148131321744">
                <text:p>0.864148131321744</text:p>
              </table:table-cell>
              <table:table-cell office:value-type="float" office:value="0.244698334949465">
                <text:p>0.2446983349494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6883521537642">
                <text:p>0.896883521537642</text:p>
              </table:table-cell>
              <table:table-cell office:value-type="float" office:value="0.342232523079556">
                <text:p>0.342232523079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141274111403">
                <text:p>0.83141274111403</text:p>
              </table:table-cell>
              <table:table-cell office:value-type="float" office:value="0.224326724987194">
                <text:p>0.224326724987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899887006556">
                <text:p>0.78899887006556</text:p>
              </table:table-cell>
              <table:table-cell office:value-type="float" office:value="0.33895566547503">
                <text:p>0.3389556654750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